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oSansIntel" svg:font-family="NeoSansInte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1283in"/>
    </style:style>
    <style:style style:name="co13" style:family="table-column">
      <style:table-column-properties fo:break-before="auto" style:column-width="0.4965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0.2673in"/>
    </style:style>
    <style:style style:name="co16" style:family="table-column">
      <style:table-column-properties fo:break-before="auto" style:column-width="3.8382in"/>
    </style:style>
    <style:style style:name="co19" style:family="table-column">
      <style:table-column-properties fo:break-before="auto" style:column-width="5.6283in"/>
    </style:style>
    <style:style style:name="co20" style:family="table-column">
      <style:table-column-properties fo:break-before="auto" style:column-width="4.6209in"/>
    </style:style>
    <style:style style:name="co17" style:family="table-column">
      <style:table-column-properties fo:break-before="auto" style:column-width="1.9508in"/>
    </style:style>
    <style:style style:name="co18" style:family="table-column">
      <style:table-column-properties fo:break-before="auto" style:column-width="3.1091in"/>
    </style:style>
    <style:style style:name="co21" style:family="table-column">
      <style:table-column-properties fo:break-before="auto" style:column-width="0.511in"/>
    </style:style>
    <style:style style:name="co22" style:family="table-column">
      <style:table-column-properties fo:break-before="auto" style:column-width="0.4898in"/>
    </style:style>
    <style:style style:name="co23" style:family="table-column">
      <style:table-column-properties fo:break-before="auto" style:column-width="0.5437in"/>
    </style:style>
    <style:style style:name="co24" style:family="table-column">
      <style:table-column-properties fo:break-before="auto" style:column-width="0.5in"/>
    </style:style>
    <style:style style:name="co25" style:family="table-column">
      <style:table-column-properties fo:break-before="auto" style:column-width="1.4902in"/>
    </style:style>
    <style:style style:name="co26" style:family="table-column">
      <style:table-column-properties fo:break-before="auto" style:column-width="4.0374in"/>
    </style:style>
    <style:style style:name="co27" style:family="table-column">
      <style:table-column-properties fo:break-before="auto" style:column-width="5.2965in"/>
    </style:style>
    <style:style style:name="co28" style:family="table-column">
      <style:table-column-properties fo:break-before="auto" style:column-width="2.7445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2181in" fo:break-before="auto" style:use-optimal-row-height="true"/>
    </style:style>
    <style:style style:name="ro8" style:family="table-row">
      <style:table-row-properties style:row-height="0.48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dc2300"/>
      <style:text-properties style:text-position=""/>
    </style:style>
    <style:style style:name="ce13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use-window-font-color="true" style:text-outline="false" style:text-line-through-style="none" style:text-position="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position="" style:font-name="Arial"/>
    </style:style>
    <style:style style:name="ce16" style:family="table-cell" style:parent-style-name="Default">
      <style:text-properties style:use-window-font-color="true" style:text-outline="false" style:text-line-through-style="none" style:text-position="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eoSansIntel" style:font-size-asian="9pt" style:language-asian="en" style:country-asian="US" style:font-style-asian="normal" style:font-weight-asian="normal" style:font-name-complex="NeoSansInte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ext-properties style:font-name="Arial" fo:font-size="9pt" style:font-size-asian="9pt" style:font-size-complex="9pt"/>
    </style:style>
    <style:style style:name="ce8" style:family="table-cell" style:parent-style-name="Default">
      <style:text-properties style:font-name="Arial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ext-properties style:font-name="Arial" fo:font-weight="bold" style:font-weight-asian="bold" style:font-weight-complex="bold"/>
    </style:style>
    <style:style style:name="ce10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Arial" fo:font-size="9pt" style:font-name-asian="Microsoft YaHei" style:font-size-asian="9pt" style:font-name-complex="Mangal" style:font-size-complex="9pt"/>
    </style:style>
    <style:style style:name="ce18" style:family="table-cell" style:parent-style-name="Default">
      <style:text-properties style:font-name="Arial" fo:font-size="12pt" style:font-size-asian="12pt" style:font-size-complex="12pt"/>
    </style:style>
    <style:style style:name="ce19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eoSansIntel" style:font-size-asian="9pt" style:language-asian="en" style:country-asian="US" style:font-style-asian="normal" style:font-weight-asian="normal" style:font-name-complex="NeoSansInte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Original" table:style-name="ta1"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9" table:number-columns-repeated="1015" table:default-cell-style-name="ce6"/>
        <table:table-row table:style-name="ro1" table:number-rows-repeated="2">
          <table:table-cell table:number-columns-repeated="1023"/>
        </table:table-row>
        <table:table-row table:style-name="ro5">
          <table:table-cell table:number-columns-repeated="5"/>
          <table:table-cell table:style-name="ce18" office:value-type="string">
            <text:p>Software Events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9" office:value-type="string">
            <text:p>Perf</text:p>
            <text:p>Event</text:p>
          </table:table-cell>
          <table:table-cell table:style-name="ce9" office:value-type="string">
            <text:p>Perf</text:p>
            <text:p>Mnemonic</text:p>
          </table:table-cell>
          <table:table-cell table:style-name="ce9" office:value-type="string">
            <text:p>Event Mask Mnemonic</text:p>
          </table:table-cell>
          <table:table-cell table:style-name="ce9" office:value-type="string">
            <text:p>Description</text:p>
          </table:table-cell>
          <table:table-cell table:number-columns-repeated="1016"/>
        </table:table-row>
        <table:table-row table:style-name="ro1">
          <table:table-cell/>
          <table:table-cell table:style-name="ce7" table:number-columns-repeated="3"/>
          <table:table-cell table:style-name="ce7" office:value-type="string">
            <text:p>cpu-clock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/>
          <table:table-cell table:style-name="ce7" table:number-columns-repeated="3"/>
          <table:table-cell table:style-name="ce7" office:value-type="string">
            <text:p>task-clock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/>
          <table:table-cell table:style-name="ce7" table:number-columns-repeated="3"/>
          <table:table-cell table:style-name="ce7" office:value-type="string">
            <text:p>page-faults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/>
          <table:table-cell table:style-name="ce7" table:number-columns-repeated="3"/>
          <table:table-cell table:style-name="ce7" office:value-type="string">
            <text:p>minor-faults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/>
          <table:table-cell table:style-name="ce7" table:number-columns-repeated="3"/>
          <table:table-cell table:style-name="ce7" office:value-type="string">
            <text:p>context-switches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/>
          <table:table-cell table:style-name="ce7" table:number-columns-repeated="3"/>
          <table:table-cell table:style-name="ce7" office:value-type="string">
            <text:p>cpu-migrations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/>
          <table:table-cell table:style-name="ce7" table:number-columns-repeated="3"/>
          <table:table-cell table:style-name="ce7" office:value-type="string">
            <text:p>alignment-faults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/>
          <table:table-cell table:style-name="ce7" table:number-columns-repeated="3"/>
          <table:table-cell table:style-name="ce7" office:value-type="string">
            <text:p>emulation-faults</text:p>
          </table:table-cell>
          <table:table-cell table:style-name="ce7" table:number-columns-repeated="3"/>
          <table:table-cell table:number-columns-repeated="1015"/>
        </table:table-row>
        <table:table-row table:style-name="ro1" table:number-rows-repeated="3">
          <table:table-cell table:number-columns-repeated="1023"/>
        </table:table-row>
        <table:table-row table:style-name="ro7">
          <table:table-cell/>
          <table:table-cell table:style-name="ce8" office:value-type="string">
            <text:p>Table 19-1</text:p>
          </table:table-cell>
          <table:table-cell table:number-columns-repeated="3"/>
          <table:table-cell table:style-name="ce18" office:value-type="string">
            <text:p>Architectural Performance Monitoring Events</text:p>
          </table:table-cell>
          <table:table-cell table:number-columns-repeated="1017"/>
        </table:table-row>
        <table:table-row table:style-name="ro3">
          <table:table-cell/>
          <table:table-cell table:style-name="ce9" office:value-type="string">
            <text:p>Event</text:p>
            <text:p>Num.</text:p>
          </table:table-cell>
          <table:table-cell table:style-name="ce9" office:value-type="string">
            <text:p>Umask</text:p>
            <text:p>Value</text:p>
          </table:table-cell>
          <table:table-cell table:style-name="ce9" office:value-type="string">
            <text:p>Perf</text:p>
            <text:p>Event</text:p>
          </table:table-cell>
          <table:table-cell table:style-name="ce9" office:value-type="string">
            <text:p>Perf</text:p>
            <text:p>Mnemonic</text:p>
          </table:table-cell>
          <table:table-cell table:style-name="ce9" office:value-type="string">
            <text:p>Event Mask Mnemon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Comment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>
            <text:p>3CH </text:p>
          </table:table-cell>
          <table:table-cell table:style-name="ce7" office:value-type="string">
            <text:p>00H </text:p>
          </table:table-cell>
          <table:table-cell table:style-name="ce17" table:formula="of:=CONCATENATE(MID([.C18];1;2);MID([.B18];1;2))" office:value-type="string" office:string-value="003C">
            <text:p>003C</text:p>
          </table:table-cell>
          <table:table-cell table:style-name="ce17" office:value-type="string">
            <text:p>cycles</text:p>
          </table:table-cell>
          <table:table-cell table:style-name="ce7" office:value-type="string">
            <text:p>UnHalted Core Cycles </text:p>
          </table:table-cell>
          <table:table-cell table:style-name="ce7" office:value-type="string">
            <text:p>Unhalted core cycles</text:p>
          </table:table-cell>
          <table:table-cell table:style-name="ce7"/>
          <table:table-cell table:number-columns-repeated="1015"/>
        </table:table-row>
        <table:table-row table:style-name="ro1">
          <table:table-cell/>
          <table:table-cell table:style-name="ce7" office:value-type="string">
            <text:p>3CH </text:p>
          </table:table-cell>
          <table:table-cell table:style-name="ce7" office:value-type="string">
            <text:p>01H </text:p>
          </table:table-cell>
          <table:table-cell table:style-name="ce17" table:formula="of:=CONCATENATE(MID([.C19];1;2);MID([.B19];1;2))" office:value-type="string" office:string-value="013C">
            <text:p>013C</text:p>
          </table:table-cell>
          <table:table-cell table:style-name="ce17" office:value-type="string">
            <text:p>bus-cycles</text:p>
          </table:table-cell>
          <table:table-cell table:style-name="ce7" office:value-type="string">
            <text:p>UnHalted Reference Cycles </text:p>
          </table:table-cell>
          <table:table-cell table:style-name="ce7" office:value-type="string">
            <text:p>Unhalted reference cycles</text:p>
          </table:table-cell>
          <table:table-cell table:style-name="ce7" office:value-type="string">
            <text:p>Measures bus cycle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>
            <text:p>C0H </text:p>
          </table:table-cell>
          <table:table-cell table:style-name="ce7" office:value-type="string">
            <text:p>00H </text:p>
          </table:table-cell>
          <table:table-cell table:style-name="ce17" table:formula="of:=CONCATENATE(MID([.C20];1;2);MID([.B20];1;2))" office:value-type="string" office:string-value="00C0">
            <text:p>00C0</text:p>
          </table:table-cell>
          <table:table-cell table:style-name="ce17" office:value-type="string">
            <text:p>instructions</text:p>
          </table:table-cell>
          <table:table-cell table:style-name="ce7" office:value-type="string">
            <text:p>Instruction Retired </text:p>
          </table:table-cell>
          <table:table-cell table:style-name="ce7" office:value-type="string">
            <text:p>Instruction retired</text:p>
          </table:table-cell>
          <table:table-cell table:style-name="ce7"/>
          <table:table-cell table:number-columns-repeated="1015"/>
        </table:table-row>
        <table:table-row table:style-name="ro1">
          <table:table-cell/>
          <table:table-cell table:style-name="ce7" office:value-type="string">
            <text:p>2EH </text:p>
          </table:table-cell>
          <table:table-cell table:style-name="ce7" office:value-type="string">
            <text:p>4FH </text:p>
          </table:table-cell>
          <table:table-cell table:style-name="ce17" table:formula="of:=CONCATENATE(MID([.C21];1;2);MID([.B21];1;2))" office:value-type="string" office:string-value="4F2E">
            <text:p>4F2E</text:p>
          </table:table-cell>
          <table:table-cell table:style-name="ce17" office:value-type="string">
            <text:p>cache-references</text:p>
          </table:table-cell>
          <table:table-cell table:style-name="ce7" office:value-type="string">
            <text:p>LLC Reference </text:p>
          </table:table-cell>
          <table:table-cell table:style-name="ce7" office:value-type="string">
            <text:p>Last level cache references</text:p>
          </table:table-cell>
          <table:table-cell table:style-name="ce7"/>
          <table:table-cell table:number-columns-repeated="1015"/>
        </table:table-row>
        <table:table-row table:style-name="ro1">
          <table:table-cell/>
          <table:table-cell table:style-name="ce7" office:value-type="string">
            <text:p>2EH </text:p>
          </table:table-cell>
          <table:table-cell table:style-name="ce7" office:value-type="string">
            <text:p>41H </text:p>
          </table:table-cell>
          <table:table-cell table:style-name="ce17" table:formula="of:=CONCATENATE(MID([.C22];1;2);MID([.B22];1;2))" office:value-type="string" office:string-value="412E">
            <text:p>412E</text:p>
          </table:table-cell>
          <table:table-cell table:style-name="ce17" office:value-type="string">
            <text:p>cache-misses</text:p>
          </table:table-cell>
          <table:table-cell table:style-name="ce7" office:value-type="string">
            <text:p>LLC Misses </text:p>
          </table:table-cell>
          <table:table-cell table:style-name="ce7" office:value-type="string">
            <text:p>Last level cache misses</text:p>
          </table:table-cell>
          <table:table-cell table:style-name="ce7"/>
          <table:table-cell table:number-columns-repeated="1015"/>
        </table:table-row>
        <table:table-row table:style-name="ro1">
          <table:table-cell/>
          <table:table-cell table:style-name="ce7" office:value-type="string">
            <text:p>C4H </text:p>
          </table:table-cell>
          <table:table-cell table:style-name="ce7" office:value-type="string">
            <text:p>00H </text:p>
          </table:table-cell>
          <table:table-cell table:style-name="ce17" table:formula="of:=CONCATENATE(MID([.C23];1;2);MID([.B23];1;2))" office:value-type="string" office:string-value="00C4">
            <text:p>00C4</text:p>
          </table:table-cell>
          <table:table-cell table:style-name="ce17" office:value-type="string">
            <text:p>branch-instructions</text:p>
          </table:table-cell>
          <table:table-cell table:style-name="ce7" office:value-type="string">
            <text:p>Branch Instruction Retired </text:p>
          </table:table-cell>
          <table:table-cell table:style-name="ce7" office:value-type="string">
            <text:p>Branch instruction at retirement</text:p>
          </table:table-cell>
          <table:table-cell table:style-name="ce7"/>
          <table:table-cell table:number-columns-repeated="1015"/>
        </table:table-row>
        <table:table-row table:style-name="ro1">
          <table:table-cell/>
          <table:table-cell table:style-name="ce7" office:value-type="string">
            <text:p>C5H </text:p>
          </table:table-cell>
          <table:table-cell table:style-name="ce7" office:value-type="string">
            <text:p>00H </text:p>
          </table:table-cell>
          <table:table-cell table:style-name="ce17" table:formula="of:=CONCATENATE(MID([.C24];1;2);MID([.B24];1;2))" office:value-type="string" office:string-value="00C5">
            <text:p>00C5</text:p>
          </table:table-cell>
          <table:table-cell table:style-name="ce17" office:value-type="string">
            <text:p>branch-misses</text:p>
          </table:table-cell>
          <table:table-cell table:style-name="ce7" office:value-type="string">
            <text:p>Branch Misses Retired </text:p>
          </table:table-cell>
          <table:table-cell table:style-name="ce7" office:value-type="string">
            <text:p>Mispredicted Branch Instruction at retirement</text:p>
          </table:table-cell>
          <table:table-cell table:style-name="ce7"/>
          <table:table-cell table:number-columns-repeated="1015"/>
        </table:table-row>
        <table:table-row table:style-name="ro1">
          <table:table-cell/>
          <table:table-cell table:style-name="ce7" table:number-columns-repeated="7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7">
          <table:table-cell/>
          <table:table-cell table:style-name="ce8" office:value-type="string">
            <text:p>Table 19-5</text:p>
          </table:table-cell>
          <table:table-cell table:number-columns-repeated="3"/>
          <table:table-cell table:style-name="ce19" office:value-type="string">
            <text:p>Non-Architectural Performance Events In the Processor Core of 3rd Generation Intel® Core™ i7, i5, i3 Processors</text:p>
          </table:table-cell>
          <table:table-cell table:number-columns-repeated="1017"/>
        </table:table-row>
        <table:table-row table:style-name="ro8">
          <table:table-cell/>
          <table:table-cell table:style-name="ce10" office:value-type="string">
            <text:p>Event</text:p>
            <text:p>Num.</text:p>
          </table:table-cell>
          <table:table-cell table:style-name="ce10" office:value-type="string">
            <text:p>Umask</text:p>
            <text:p>Value</text:p>
          </table:table-cell>
          <table:table-cell table:style-name="ce10" office:value-type="string">
            <text:p>Perf</text:p>
            <text:p>Event</text:p>
          </table:table-cell>
          <table:table-cell table:style-name="ce10"/>
          <table:table-cell table:style-name="ce10" office:value-type="string">
            <text:p>Event Mask Mnemonic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Comment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03H</text:p>
          </table:table-cell>
          <table:table-cell table:style-name="ce11" office:value-type="string">
            <text:p>02H</text:p>
          </table:table-cell>
          <table:table-cell table:formula="of:=CONCATENATE(MID([.C29];1;2);MID([.B29];1;2))" office:value-type="string" office:string-value="0203">
            <text:p>0203</text:p>
          </table:table-cell>
          <table:table-cell/>
          <table:table-cell table:style-name="ce11" office:value-type="string">
            <text:p>LD_BLOCKS.STORE_FORWARD</text:p>
          </table:table-cell>
          <table:table-cell table:style-name="ce11" office:value-type="string">
            <text:p>loads blocked by overlapping with store buffer that cannot be forwarded 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05H</text:p>
          </table:table-cell>
          <table:table-cell table:style-name="ce11" office:value-type="string">
            <text:p>01H</text:p>
          </table:table-cell>
          <table:table-cell table:formula="of:=CONCATENATE(MID([.C30];1;2);MID([.B30];1;2))" office:value-type="string" office:string-value="0105">
            <text:p>0105</text:p>
          </table:table-cell>
          <table:table-cell/>
          <table:table-cell table:style-name="ce11" office:value-type="string">
            <text:p>MISALIGN_MEM_REF.LOADS</text:p>
          </table:table-cell>
          <table:table-cell table:style-name="ce11" office:value-type="string">
            <text:p>Speculative cache-line split load uops dispatched to L1D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05H</text:p>
          </table:table-cell>
          <table:table-cell table:style-name="ce11" office:value-type="string">
            <text:p>02H</text:p>
          </table:table-cell>
          <table:table-cell table:formula="of:=CONCATENATE(MID([.C31];1;2);MID([.B31];1;2))" office:value-type="string" office:string-value="0205">
            <text:p>0205</text:p>
          </table:table-cell>
          <table:table-cell/>
          <table:table-cell table:style-name="ce11" office:value-type="string">
            <text:p>MISALIGN_MEM_REF.STORES</text:p>
          </table:table-cell>
          <table:table-cell table:style-name="ce11" office:value-type="string">
            <text:p>Speculative cache-line split Store-address uops dispatched to L1D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07H</text:p>
          </table:table-cell>
          <table:table-cell table:style-name="ce11" office:value-type="string">
            <text:p>01H</text:p>
          </table:table-cell>
          <table:table-cell table:formula="of:=CONCATENATE(MID([.C32];1;2);MID([.B32];1;2))" office:value-type="string" office:string-value="0107">
            <text:p>0107</text:p>
          </table:table-cell>
          <table:table-cell/>
          <table:table-cell table:style-name="ce11" office:value-type="string">
            <text:p>LD_BLOCKS_PARTIAL.ADDRESS_ALIAS</text:p>
          </table:table-cell>
          <table:table-cell table:style-name="ce11" office:value-type="string">
            <text:p>False dependencies in MOB due to partial compare on address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08H</text:p>
          </table:table-cell>
          <table:table-cell table:style-name="ce11" office:value-type="string">
            <text:p>81H</text:p>
          </table:table-cell>
          <table:table-cell table:formula="of:=CONCATENATE(MID([.C33];1;2);MID([.B33];1;2))" office:value-type="string" office:string-value="8108">
            <text:p>8108</text:p>
          </table:table-cell>
          <table:table-cell/>
          <table:table-cell table:style-name="ce11" office:value-type="string">
            <text:p>DTLB_LOAD_MISSES.MISS_CAUSES_A_WALK</text:p>
          </table:table-cell>
          <table:table-cell table:style-name="ce11" office:value-type="string">
            <text:p>Misses in all TLB levels that cause a page walk of any page size from demand loads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08H</text:p>
          </table:table-cell>
          <table:table-cell table:style-name="ce11" office:value-type="string">
            <text:p>82H</text:p>
          </table:table-cell>
          <table:table-cell table:formula="of:=CONCATENATE(MID([.C34];1;2);MID([.B34];1;2))" office:value-type="string" office:string-value="8208">
            <text:p>8208</text:p>
          </table:table-cell>
          <table:table-cell/>
          <table:table-cell table:style-name="ce11" office:value-type="string">
            <text:p>DTLB_LOAD_MISSES.WALK_COMPLETED</text:p>
          </table:table-cell>
          <table:table-cell table:style-name="ce11"/>
          <table:table-cell table:number-columns-repeated="1016"/>
        </table:table-row>
        <table:table-row table:style-name="ro1">
          <table:table-cell/>
          <table:table-cell table:style-name="ce11" office:value-type="string">
            <text:p>08H</text:p>
          </table:table-cell>
          <table:table-cell table:style-name="ce11" office:value-type="string">
            <text:p>84H</text:p>
          </table:table-cell>
          <table:table-cell table:formula="of:=CONCATENATE(MID([.C35];1;2);MID([.B35];1;2))" office:value-type="string" office:string-value="8408">
            <text:p>8408</text:p>
          </table:table-cell>
          <table:table-cell/>
          <table:table-cell table:style-name="ce11" office:value-type="string">
            <text:p>DTLB_LOAD_MISSES.WALK_DURATION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0EH</text:p>
          </table:table-cell>
          <table:table-cell table:style-name="ce11" office:value-type="string">
            <text:p>01H</text:p>
          </table:table-cell>
          <table:table-cell table:formula="of:=CONCATENATE(MID([.C36];1;2);MID([.B36];1;2))" office:value-type="string" office:string-value="010E">
            <text:p>010E</text:p>
          </table:table-cell>
          <table:table-cell/>
          <table:table-cell table:style-name="ce11" office:value-type="string">
            <text:p>UOPS_ISSUED.ANY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0EH</text:p>
          </table:table-cell>
          <table:table-cell table:style-name="ce11" office:value-type="string">
            <text:p>10H</text:p>
          </table:table-cell>
          <table:table-cell table:formula="of:=CONCATENATE(MID([.C37];1;2);MID([.B37];1;2))" office:value-type="string" office:string-value="100E">
            <text:p>100E</text:p>
          </table:table-cell>
          <table:table-cell/>
          <table:table-cell table:style-name="ce11" office:value-type="string">
            <text:p>UOPS_ISSUED.FLAGS_MERGE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0EH</text:p>
          </table:table-cell>
          <table:table-cell table:style-name="ce11" office:value-type="string">
            <text:p>20H</text:p>
          </table:table-cell>
          <table:table-cell table:formula="of:=CONCATENATE(MID([.C38];1;2);MID([.B38];1;2))" office:value-type="string" office:string-value="200E">
            <text:p>200E</text:p>
          </table:table-cell>
          <table:table-cell/>
          <table:table-cell table:style-name="ce11" office:value-type="string">
            <text:p>UOPS_ISSUED.SLOW_LEA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0EH</text:p>
          </table:table-cell>
          <table:table-cell table:style-name="ce11" office:value-type="string">
            <text:p>40H</text:p>
          </table:table-cell>
          <table:table-cell table:formula="of:=CONCATENATE(MID([.C39];1;2);MID([.B39];1;2))" office:value-type="string" office:string-value="400E">
            <text:p>400E</text:p>
          </table:table-cell>
          <table:table-cell/>
          <table:table-cell table:style-name="ce11" office:value-type="string">
            <text:p>UOPS_ISSUED.SiNGLE_MUL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14H</text:p>
          </table:table-cell>
          <table:table-cell table:style-name="ce11" office:value-type="string">
            <text:p>01H</text:p>
          </table:table-cell>
          <table:table-cell table:formula="of:=CONCATENATE(MID([.C40];1;2);MID([.B40];1;2))" office:value-type="string" office:string-value="0114">
            <text:p>0114</text:p>
          </table:table-cell>
          <table:table-cell/>
          <table:table-cell table:style-name="ce11" office:value-type="string">
            <text:p>ARITH.FPU_DIV_ACTIVE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24H</text:p>
          </table:table-cell>
          <table:table-cell table:style-name="ce11" office:value-type="string">
            <text:p>01H</text:p>
          </table:table-cell>
          <table:table-cell table:formula="of:=CONCATENATE(MID([.C41];1;2);MID([.B41];1;2))" office:value-type="string" office:string-value="0124">
            <text:p>0124</text:p>
          </table:table-cell>
          <table:table-cell/>
          <table:table-cell table:style-name="ce11" office:value-type="string">
            <text:p>L2_RQSTS.DEMAND_DATA_RD_HIT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24H</text:p>
          </table:table-cell>
          <table:table-cell table:style-name="ce11" office:value-type="string">
            <text:p>03H</text:p>
          </table:table-cell>
          <table:table-cell table:formula="of:=CONCATENATE(MID([.C42];1;2);MID([.B42];1;2))" office:value-type="string" office:string-value="0324">
            <text:p>0324</text:p>
          </table:table-cell>
          <table:table-cell/>
          <table:table-cell table:style-name="ce11" office:value-type="string">
            <text:p>L2_RQSTS.ALL_DEMAND_DATA_RD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24H</text:p>
          </table:table-cell>
          <table:table-cell table:style-name="ce11" office:value-type="string">
            <text:p>04H</text:p>
          </table:table-cell>
          <table:table-cell table:formula="of:=CONCATENATE(MID([.C43];1;2);MID([.B43];1;2))" office:value-type="string" office:string-value="0424">
            <text:p>0424</text:p>
          </table:table-cell>
          <table:table-cell/>
          <table:table-cell table:style-name="ce11" office:value-type="string">
            <text:p>L2_RQSTS.RFO_HITS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24H</text:p>
          </table:table-cell>
          <table:table-cell table:style-name="ce11" office:value-type="string">
            <text:p>08H</text:p>
          </table:table-cell>
          <table:table-cell table:formula="of:=CONCATENATE(MID([.C44];1;2);MID([.B44];1;2))" office:value-type="string" office:string-value="0824">
            <text:p>0824</text:p>
          </table:table-cell>
          <table:table-cell/>
          <table:table-cell table:style-name="ce11" office:value-type="string">
            <text:p>L2_RQSTS.RFO_MISS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24H</text:p>
          </table:table-cell>
          <table:table-cell table:style-name="ce11" office:value-type="string">
            <text:p>0CH</text:p>
          </table:table-cell>
          <table:table-cell table:formula="of:=CONCATENATE(MID([.C45];1;2);MID([.B45];1;2))" office:value-type="string" office:string-value="0C24">
            <text:p>0C24</text:p>
          </table:table-cell>
          <table:table-cell/>
          <table:table-cell table:style-name="ce11" office:value-type="string">
            <text:p>L2_RQSTS.ALL_RFO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24H</text:p>
          </table:table-cell>
          <table:table-cell table:style-name="ce11" office:value-type="string">
            <text:p>10H</text:p>
          </table:table-cell>
          <table:table-cell table:formula="of:=CONCATENATE(MID([.C46];1;2);MID([.B46];1;2))" office:value-type="string" office:string-value="1024">
            <text:p>1024</text:p>
          </table:table-cell>
          <table:table-cell/>
          <table:table-cell table:style-name="ce11" office:value-type="string">
            <text:p>L2_RQSTS.CODE_RD_HIT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24H</text:p>
          </table:table-cell>
          <table:table-cell table:style-name="ce11" office:value-type="string">
            <text:p>20H</text:p>
          </table:table-cell>
          <table:table-cell table:formula="of:=CONCATENATE(MID([.C47];1;2);MID([.B47];1;2))" office:value-type="string" office:string-value="2024">
            <text:p>2024</text:p>
          </table:table-cell>
          <table:table-cell/>
          <table:table-cell table:style-name="ce11" office:value-type="string">
            <text:p>L2_RQSTS.CODE_RD_MISS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24H</text:p>
          </table:table-cell>
          <table:table-cell table:style-name="ce11" office:value-type="string">
            <text:p>30H</text:p>
          </table:table-cell>
          <table:table-cell table:formula="of:=CONCATENATE(MID([.C48];1;2);MID([.B48];1;2))" office:value-type="string" office:string-value="3024">
            <text:p>3024</text:p>
          </table:table-cell>
          <table:table-cell/>
          <table:table-cell table:style-name="ce11" office:value-type="string">
            <text:p>L2_RQSTS.ALL_CODE_RD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24H</text:p>
          </table:table-cell>
          <table:table-cell table:style-name="ce11" office:value-type="string">
            <text:p>40H</text:p>
          </table:table-cell>
          <table:table-cell table:formula="of:=CONCATENATE(MID([.C49];1;2);MID([.B49];1;2))" office:value-type="string" office:string-value="4024">
            <text:p>4024</text:p>
          </table:table-cell>
          <table:table-cell/>
          <table:table-cell table:style-name="ce11" office:value-type="string">
            <text:p>L2_RQSTS.PF_HIT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24H</text:p>
          </table:table-cell>
          <table:table-cell table:style-name="ce11" office:value-type="string">
            <text:p>80H</text:p>
          </table:table-cell>
          <table:table-cell table:formula="of:=CONCATENATE(MID([.C50];1;2);MID([.B50];1;2))" office:value-type="string" office:string-value="8024">
            <text:p>8024</text:p>
          </table:table-cell>
          <table:table-cell/>
          <table:table-cell table:style-name="ce11" office:value-type="string">
            <text:p>L2_RQSTS.PF_MISS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24H</text:p>
          </table:table-cell>
          <table:table-cell table:style-name="ce11" office:value-type="string">
            <text:p>C0H</text:p>
          </table:table-cell>
          <table:table-cell table:formula="of:=CONCATENATE(MID([.C51];1;2);MID([.B51];1;2))" office:value-type="string" office:string-value="C024">
            <text:p>C024</text:p>
          </table:table-cell>
          <table:table-cell/>
          <table:table-cell table:style-name="ce11" office:value-type="string">
            <text:p>L2_RQSTS.ALL_PF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27H</text:p>
          </table:table-cell>
          <table:table-cell table:style-name="ce11" office:value-type="string">
            <text:p>01H</text:p>
          </table:table-cell>
          <table:table-cell table:formula="of:=CONCATENATE(MID([.C52];1;2);MID([.B52];1;2))" office:value-type="string" office:string-value="0127">
            <text:p>0127</text:p>
          </table:table-cell>
          <table:table-cell/>
          <table:table-cell table:style-name="ce11" office:value-type="string">
            <text:p>L2_STORE_LOCK_RQSTS.MISS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27H</text:p>
          </table:table-cell>
          <table:table-cell table:style-name="ce11" office:value-type="string">
            <text:p>08H</text:p>
          </table:table-cell>
          <table:table-cell table:formula="of:=CONCATENATE(MID([.C53];1;2);MID([.B53];1;2))" office:value-type="string" office:string-value="0827">
            <text:p>0827</text:p>
          </table:table-cell>
          <table:table-cell/>
          <table:table-cell table:style-name="ce11" office:value-type="string">
            <text:p>L2_STORE_LOCK_RQSTS.HIT_M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27H</text:p>
          </table:table-cell>
          <table:table-cell table:style-name="ce11" office:value-type="string">
            <text:p>0FH</text:p>
          </table:table-cell>
          <table:table-cell table:formula="of:=CONCATENATE(MID([.C54];1;2);MID([.B54];1;2))" office:value-type="string" office:string-value="0F27">
            <text:p>0F27</text:p>
          </table:table-cell>
          <table:table-cell/>
          <table:table-cell table:style-name="ce11" office:value-type="string">
            <text:p>L2_STORE_LOCK_RQSTS.ALL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28H</text:p>
          </table:table-cell>
          <table:table-cell table:style-name="ce11" office:value-type="string">
            <text:p>01H</text:p>
          </table:table-cell>
          <table:table-cell table:formula="of:=CONCATENATE(MID([.C55];1;2);MID([.B55];1;2))" office:value-type="string" office:string-value="0128">
            <text:p>0128</text:p>
          </table:table-cell>
          <table:table-cell/>
          <table:table-cell table:style-name="ce11" office:value-type="string">
            <text:p>L2_L1D_WB_RQSTS.MISS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28H</text:p>
          </table:table-cell>
          <table:table-cell table:style-name="ce11" office:value-type="string">
            <text:p>04H</text:p>
          </table:table-cell>
          <table:table-cell table:formula="of:=CONCATENATE(MID([.C56];1;2);MID([.B56];1;2))" office:value-type="string" office:string-value="0428">
            <text:p>0428</text:p>
          </table:table-cell>
          <table:table-cell/>
          <table:table-cell table:style-name="ce11" office:value-type="string">
            <text:p>L2_L1D_WB_RQSTS.HIT_E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28H</text:p>
          </table:table-cell>
          <table:table-cell table:style-name="ce11" office:value-type="string">
            <text:p>08H</text:p>
          </table:table-cell>
          <table:table-cell table:formula="of:=CONCATENATE(MID([.C57];1;2);MID([.B57];1;2))" office:value-type="string" office:string-value="0828">
            <text:p>0828</text:p>
          </table:table-cell>
          <table:table-cell/>
          <table:table-cell table:style-name="ce11" office:value-type="string">
            <text:p>L2_L1D_WB_RQSTS.HIT_M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28H</text:p>
          </table:table-cell>
          <table:table-cell table:style-name="ce11" office:value-type="string">
            <text:p>0FH</text:p>
          </table:table-cell>
          <table:table-cell table:formula="of:=CONCATENATE(MID([.C58];1;2);MID([.B58];1;2))" office:value-type="string" office:string-value="0F28">
            <text:p>0F28</text:p>
          </table:table-cell>
          <table:table-cell/>
          <table:table-cell table:style-name="ce11" office:value-type="string">
            <text:p>L2_L1D_WB_RQSTS.ALL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2EH</text:p>
          </table:table-cell>
          <table:table-cell table:style-name="ce11" office:value-type="string">
            <text:p>4FH</text:p>
          </table:table-cell>
          <table:table-cell table:formula="of:=CONCATENATE(MID([.C59];1;2);MID([.B59];1;2))" office:value-type="string" office:string-value="4F2E">
            <text:p>4F2E</text:p>
          </table:table-cell>
          <table:table-cell/>
          <table:table-cell table:style-name="ce11" office:value-type="string">
            <text:p>LONGEST_LAT_CACHE.REFERENCE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2EH</text:p>
          </table:table-cell>
          <table:table-cell table:style-name="ce11" office:value-type="string">
            <text:p>41H</text:p>
          </table:table-cell>
          <table:table-cell table:formula="of:=CONCATENATE(MID([.C60];1;2);MID([.B60];1;2))" office:value-type="string" office:string-value="412E">
            <text:p>412E</text:p>
          </table:table-cell>
          <table:table-cell/>
          <table:table-cell table:style-name="ce11" office:value-type="string">
            <text:p>LONGEST_LAT_CACHE.MISS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3CH</text:p>
          </table:table-cell>
          <table:table-cell table:style-name="ce11" office:value-type="string">
            <text:p>00H</text:p>
          </table:table-cell>
          <table:table-cell table:formula="of:=CONCATENATE(MID([.C61];1;2);MID([.B61];1;2))" office:value-type="string" office:string-value="003C">
            <text:p>003C</text:p>
          </table:table-cell>
          <table:table-cell/>
          <table:table-cell table:style-name="ce11" office:value-type="string">
            <text:p>CPU_CLK_UNHALTED.THREAD_P</text:p>
          </table:table-cell>
          <table:table-cell/>
          <table:table-cell office:value-type="string">
            <text:p>Cycles ???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3CH</text:p>
          </table:table-cell>
          <table:table-cell table:style-name="ce11" office:value-type="string">
            <text:p>01H</text:p>
          </table:table-cell>
          <table:table-cell table:formula="of:=CONCATENATE(MID([.C62];1;2);MID([.B62];1;2))" office:value-type="string" office:string-value="013C">
            <text:p>013C</text:p>
          </table:table-cell>
          <table:table-cell/>
          <table:table-cell table:style-name="ce11" office:value-type="string">
            <text:p>CPU_CLK_THREAD_UNHALTED.REF_XCLK</text:p>
          </table:table-cell>
          <table:table-cell/>
          <table:table-cell office:value-type="string">
            <text:p>Bus-cucles ???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48H</text:p>
          </table:table-cell>
          <table:table-cell table:style-name="ce11" office:value-type="string">
            <text:p>01H</text:p>
          </table:table-cell>
          <table:table-cell table:formula="of:=CONCATENATE(MID([.C63];1;2);MID([.B63];1;2))" office:value-type="string" office:string-value="0148">
            <text:p>0148</text:p>
          </table:table-cell>
          <table:table-cell/>
          <table:table-cell table:style-name="ce11" office:value-type="string">
            <text:p>L1D_PEND_MISS.PENDING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49H</text:p>
          </table:table-cell>
          <table:table-cell table:style-name="ce11" office:value-type="string">
            <text:p>01H</text:p>
          </table:table-cell>
          <table:table-cell table:formula="of:=CONCATENATE(MID([.C64];1;2);MID([.B64];1;2))" office:value-type="string" office:string-value="0149">
            <text:p>0149</text:p>
          </table:table-cell>
          <table:table-cell/>
          <table:table-cell table:style-name="ce11" office:value-type="string">
            <text:p>DTLB_STORE_MISSES.MISS_CAUSES_A_WALK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49H</text:p>
          </table:table-cell>
          <table:table-cell table:style-name="ce11" office:value-type="string">
            <text:p>02H</text:p>
          </table:table-cell>
          <table:table-cell table:formula="of:=CONCATENATE(MID([.C65];1;2);MID([.B65];1;2))" office:value-type="string" office:string-value="0249">
            <text:p>0249</text:p>
          </table:table-cell>
          <table:table-cell/>
          <table:table-cell table:style-name="ce11" office:value-type="string">
            <text:p>DTLB_STORE_MISSES.WALK_COMPLETED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49H</text:p>
          </table:table-cell>
          <table:table-cell table:style-name="ce11" office:value-type="string">
            <text:p>04H</text:p>
          </table:table-cell>
          <table:table-cell table:formula="of:=CONCATENATE(MID([.C66];1;2);MID([.B66];1;2))" office:value-type="string" office:string-value="0449">
            <text:p>0449</text:p>
          </table:table-cell>
          <table:table-cell/>
          <table:table-cell table:style-name="ce11" office:value-type="string">
            <text:p>DTLB_STORE_MISSES.WALK_DURATION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49H</text:p>
          </table:table-cell>
          <table:table-cell table:style-name="ce11" office:value-type="string">
            <text:p>10H</text:p>
          </table:table-cell>
          <table:table-cell table:formula="of:=CONCATENATE(MID([.C67];1;2);MID([.B67];1;2))" office:value-type="string" office:string-value="1049">
            <text:p>1049</text:p>
          </table:table-cell>
          <table:table-cell/>
          <table:table-cell table:style-name="ce11" office:value-type="string">
            <text:p>DTLB_STORE_MISSES.STLB_HIT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4CH</text:p>
          </table:table-cell>
          <table:table-cell table:style-name="ce11" office:value-type="string">
            <text:p>01H</text:p>
          </table:table-cell>
          <table:table-cell table:formula="of:=CONCATENATE(MID([.C68];1;2);MID([.B68];1;2))" office:value-type="string" office:string-value="014C">
            <text:p>014C</text:p>
          </table:table-cell>
          <table:table-cell/>
          <table:table-cell table:style-name="ce11" office:value-type="string">
            <text:p>LOAD_HIT_PRE.SW_PF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4CH</text:p>
          </table:table-cell>
          <table:table-cell table:style-name="ce11" office:value-type="string">
            <text:p>02H</text:p>
          </table:table-cell>
          <table:table-cell table:formula="of:=CONCATENATE(MID([.C69];1;2);MID([.B69];1;2))" office:value-type="string" office:string-value="024C">
            <text:p>024C</text:p>
          </table:table-cell>
          <table:table-cell/>
          <table:table-cell table:style-name="ce11" office:value-type="string">
            <text:p>LOAD_HIT_PRE.HW_PF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51H</text:p>
          </table:table-cell>
          <table:table-cell table:style-name="ce11" office:value-type="string">
            <text:p>01H</text:p>
          </table:table-cell>
          <table:table-cell table:formula="of:=CONCATENATE(MID([.C70];1;2);MID([.B70];1;2))" office:value-type="string" office:string-value="0151">
            <text:p>0151</text:p>
          </table:table-cell>
          <table:table-cell/>
          <table:table-cell table:style-name="ce11" office:value-type="string">
            <text:p>L1D.REPLACEMENT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58H</text:p>
          </table:table-cell>
          <table:table-cell table:style-name="ce11" office:value-type="string">
            <text:p>04H</text:p>
          </table:table-cell>
          <table:table-cell table:formula="of:=CONCATENATE(MID([.C71];1;2);MID([.B71];1;2))" office:value-type="string" office:string-value="0458">
            <text:p>0458</text:p>
          </table:table-cell>
          <table:table-cell/>
          <table:table-cell table:style-name="ce11" office:value-type="string">
            <text:p>MOVE_ELIMINATION.INT_NOT_ELIMINATED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58H</text:p>
          </table:table-cell>
          <table:table-cell table:style-name="ce11" office:value-type="string">
            <text:p>08H</text:p>
          </table:table-cell>
          <table:table-cell table:formula="of:=CONCATENATE(MID([.C72];1;2);MID([.B72];1;2))" office:value-type="string" office:string-value="0858">
            <text:p>0858</text:p>
          </table:table-cell>
          <table:table-cell/>
          <table:table-cell table:style-name="ce11" office:value-type="string">
            <text:p>MOVE_ELIMINATION.SIMD_NOT_ELIMINATED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58H</text:p>
          </table:table-cell>
          <table:table-cell table:style-name="ce11" office:value-type="string">
            <text:p>01H</text:p>
          </table:table-cell>
          <table:table-cell table:formula="of:=CONCATENATE(MID([.C73];1;2);MID([.B73];1;2))" office:value-type="string" office:string-value="0158">
            <text:p>0158</text:p>
          </table:table-cell>
          <table:table-cell/>
          <table:table-cell table:style-name="ce11" office:value-type="string">
            <text:p>MOVE_ELIMINATION.INT_ELIMINATED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58H</text:p>
          </table:table-cell>
          <table:table-cell table:style-name="ce11" office:value-type="string">
            <text:p>02H</text:p>
          </table:table-cell>
          <table:table-cell table:formula="of:=CONCATENATE(MID([.C74];1;2);MID([.B74];1;2))" office:value-type="string" office:string-value="0258">
            <text:p>0258</text:p>
          </table:table-cell>
          <table:table-cell/>
          <table:table-cell table:style-name="ce11" office:value-type="string">
            <text:p>MOVE_ELIMINATION.SIMD_ELIMINATED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5CH</text:p>
          </table:table-cell>
          <table:table-cell table:style-name="ce11" office:value-type="string">
            <text:p>01H</text:p>
          </table:table-cell>
          <table:table-cell table:formula="of:=CONCATENATE(MID([.C75];1;2);MID([.B75];1;2))" office:value-type="string" office:string-value="015C">
            <text:p>015C</text:p>
          </table:table-cell>
          <table:table-cell/>
          <table:table-cell table:style-name="ce11" office:value-type="string">
            <text:p>CPL_CYCLES.RING0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5CH</text:p>
          </table:table-cell>
          <table:table-cell table:style-name="ce11" office:value-type="string">
            <text:p>02H</text:p>
          </table:table-cell>
          <table:table-cell table:formula="of:=CONCATENATE(MID([.C76];1;2);MID([.B76];1;2))" office:value-type="string" office:string-value="025C">
            <text:p>025C</text:p>
          </table:table-cell>
          <table:table-cell/>
          <table:table-cell table:style-name="ce11" office:value-type="string">
            <text:p>CPL_CYCLES.RING123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5EH</text:p>
          </table:table-cell>
          <table:table-cell table:style-name="ce11" office:value-type="string">
            <text:p>01H</text:p>
          </table:table-cell>
          <table:table-cell table:formula="of:=CONCATENATE(MID([.C77];1;2);MID([.B77];1;2))" office:value-type="string" office:string-value="015E">
            <text:p>015E</text:p>
          </table:table-cell>
          <table:table-cell/>
          <table:table-cell table:style-name="ce11" office:value-type="string">
            <text:p>RS_EVENTS.EMPTY_CYCLES</text:p>
          </table:table-cell>
          <table:table-cell table:style-name="ce11" office:value-type="string">
            <text:p>Cycles the RS is empty for the thread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5FH</text:p>
          </table:table-cell>
          <table:table-cell table:style-name="ce11" office:value-type="string">
            <text:p>04H</text:p>
          </table:table-cell>
          <table:table-cell table:formula="of:=CONCATENATE(MID([.C78];1;2);MID([.B78];1;2))" office:value-type="string" office:string-value="045F">
            <text:p>045F</text:p>
          </table:table-cell>
          <table:table-cell/>
          <table:table-cell table:style-name="ce11" office:value-type="string">
            <text:p>DTLB_LOAD_MISSES.STLB_HIT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60H</text:p>
          </table:table-cell>
          <table:table-cell table:style-name="ce11" office:value-type="string">
            <text:p>01H</text:p>
          </table:table-cell>
          <table:table-cell table:formula="of:=CONCATENATE(MID([.C79];1;2);MID([.B79];1;2))" office:value-type="string" office:string-value="0160">
            <text:p>0160</text:p>
          </table:table-cell>
          <table:table-cell/>
          <table:table-cell table:style-name="ce11" office:value-type="string">
            <text:p>OFFCORE_REQUESTS_OUTSTANDING.DEMAND_DATA_RD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60H</text:p>
          </table:table-cell>
          <table:table-cell table:style-name="ce11" office:value-type="string">
            <text:p>02H</text:p>
          </table:table-cell>
          <table:table-cell table:formula="of:=CONCATENATE(MID([.C80];1;2);MID([.B80];1;2))" office:value-type="string" office:string-value="0260">
            <text:p>0260</text:p>
          </table:table-cell>
          <table:table-cell/>
          <table:table-cell table:style-name="ce11" office:value-type="string">
            <text:p>OFFCORE_REQUESTS_OUTSTANDING.DEMAND_CODE_RD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60H</text:p>
          </table:table-cell>
          <table:table-cell table:style-name="ce11" office:value-type="string">
            <text:p>04H</text:p>
          </table:table-cell>
          <table:table-cell table:formula="of:=CONCATENATE(MID([.C81];1;2);MID([.B81];1;2))" office:value-type="string" office:string-value="0460">
            <text:p>0460</text:p>
          </table:table-cell>
          <table:table-cell/>
          <table:table-cell table:style-name="ce11" office:value-type="string">
            <text:p>OFFCORE_REQUESTS_OUTSTANDING.DEMAND_RFO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60H</text:p>
          </table:table-cell>
          <table:table-cell table:style-name="ce11" office:value-type="string">
            <text:p>08H</text:p>
          </table:table-cell>
          <table:table-cell table:formula="of:=CONCATENATE(MID([.C82];1;2);MID([.B82];1;2))" office:value-type="string" office:string-value="0860">
            <text:p>0860</text:p>
          </table:table-cell>
          <table:table-cell/>
          <table:table-cell table:style-name="ce11" office:value-type="string">
            <text:p>OFFCORE_REQUESTS_OUTSTANDING.ALL_DATA_RD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63H</text:p>
          </table:table-cell>
          <table:table-cell table:style-name="ce11" office:value-type="string">
            <text:p>01H</text:p>
          </table:table-cell>
          <table:table-cell table:formula="of:=CONCATENATE(MID([.C83];1;2);MID([.B83];1;2))" office:value-type="string" office:string-value="0163">
            <text:p>0163</text:p>
          </table:table-cell>
          <table:table-cell/>
          <table:table-cell table:style-name="ce11" office:value-type="string">
            <text:p>LOCK_CYCLES.SPLIT_LOCK_UC_LOCK_DURATION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63H</text:p>
          </table:table-cell>
          <table:table-cell table:style-name="ce11" office:value-type="string">
            <text:p>02H</text:p>
          </table:table-cell>
          <table:table-cell table:formula="of:=CONCATENATE(MID([.C84];1;2);MID([.B84];1;2))" office:value-type="string" office:string-value="0263">
            <text:p>0263</text:p>
          </table:table-cell>
          <table:table-cell/>
          <table:table-cell table:style-name="ce11" office:value-type="string">
            <text:p>LOCK_CYCLES.CACHE_LOCK_DURATION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79H</text:p>
          </table:table-cell>
          <table:table-cell table:style-name="ce11" office:value-type="string">
            <text:p>02H</text:p>
          </table:table-cell>
          <table:table-cell table:formula="of:=CONCATENATE(MID([.C85];1;2);MID([.B85];1;2))" office:value-type="string" office:string-value="0279">
            <text:p>0279</text:p>
          </table:table-cell>
          <table:table-cell/>
          <table:table-cell table:style-name="ce11" office:value-type="string">
            <text:p>IDQ.EMPTY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79H</text:p>
          </table:table-cell>
          <table:table-cell table:style-name="ce11" office:value-type="string">
            <text:p>04H</text:p>
          </table:table-cell>
          <table:table-cell table:formula="of:=CONCATENATE(MID([.C86];1;2);MID([.B86];1;2))" office:value-type="string" office:string-value="0479">
            <text:p>0479</text:p>
          </table:table-cell>
          <table:table-cell/>
          <table:table-cell table:style-name="ce11" office:value-type="string">
            <text:p>IDQ.MITE_UOPS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79H</text:p>
          </table:table-cell>
          <table:table-cell table:style-name="ce11" office:value-type="string">
            <text:p>08H</text:p>
          </table:table-cell>
          <table:table-cell table:formula="of:=CONCATENATE(MID([.C87];1;2);MID([.B87];1;2))" office:value-type="string" office:string-value="0879">
            <text:p>0879</text:p>
          </table:table-cell>
          <table:table-cell/>
          <table:table-cell table:style-name="ce11" office:value-type="string">
            <text:p>IDQ.DSB_UOPS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79H</text:p>
          </table:table-cell>
          <table:table-cell table:style-name="ce11" office:value-type="string">
            <text:p>10H</text:p>
          </table:table-cell>
          <table:table-cell table:formula="of:=CONCATENATE(MID([.C88];1;2);MID([.B88];1;2))" office:value-type="string" office:string-value="1079">
            <text:p>1079</text:p>
          </table:table-cell>
          <table:table-cell/>
          <table:table-cell table:style-name="ce11" office:value-type="string">
            <text:p>IDQ.MS_DSB_UOPS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79H</text:p>
          </table:table-cell>
          <table:table-cell table:style-name="ce11" office:value-type="string">
            <text:p>20H</text:p>
          </table:table-cell>
          <table:table-cell table:formula="of:=CONCATENATE(MID([.C89];1;2);MID([.B89];1;2))" office:value-type="string" office:string-value="2079">
            <text:p>2079</text:p>
          </table:table-cell>
          <table:table-cell/>
          <table:table-cell table:style-name="ce11" office:value-type="string">
            <text:p>IDQ.MS_MITE_UOPS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79H</text:p>
          </table:table-cell>
          <table:table-cell table:style-name="ce11" office:value-type="string">
            <text:p>30H</text:p>
          </table:table-cell>
          <table:table-cell table:formula="of:=CONCATENATE(MID([.C90];1;2);MID([.B90];1;2))" office:value-type="string" office:string-value="3079">
            <text:p>3079</text:p>
          </table:table-cell>
          <table:table-cell/>
          <table:table-cell table:style-name="ce11" office:value-type="string">
            <text:p>IDQ.MS_UOPS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79H</text:p>
          </table:table-cell>
          <table:table-cell table:style-name="ce11" office:value-type="string">
            <text:p>18H</text:p>
          </table:table-cell>
          <table:table-cell table:formula="of:=CONCATENATE(MID([.C91];1;2);MID([.B91];1;2))" office:value-type="string" office:string-value="1879">
            <text:p>1879</text:p>
          </table:table-cell>
          <table:table-cell/>
          <table:table-cell table:style-name="ce11" office:value-type="string">
            <text:p>IDQ.ALL_DSB_CYCLES_ANY_UOPS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79H</text:p>
          </table:table-cell>
          <table:table-cell table:style-name="ce11" office:value-type="string">
            <text:p>18H</text:p>
          </table:table-cell>
          <table:table-cell table:formula="of:=CONCATENATE(MID([.C92];1;2);MID([.B92];1;2))" office:value-type="string" office:string-value="1879">
            <text:p>1879</text:p>
          </table:table-cell>
          <table:table-cell/>
          <table:table-cell table:style-name="ce11" office:value-type="string">
            <text:p>IDQ.ALL_DSB_CYCLES_4_UOPS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79H</text:p>
          </table:table-cell>
          <table:table-cell table:style-name="ce11" office:value-type="string">
            <text:p>24H</text:p>
          </table:table-cell>
          <table:table-cell table:formula="of:=CONCATENATE(MID([.C93];1;2);MID([.B93];1;2))" office:value-type="string" office:string-value="2479">
            <text:p>2479</text:p>
          </table:table-cell>
          <table:table-cell/>
          <table:table-cell table:style-name="ce11" office:value-type="string">
            <text:p>IDQ.ALL_MITE_CYCLES_ANY_UOPS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79H</text:p>
          </table:table-cell>
          <table:table-cell table:style-name="ce11" office:value-type="string">
            <text:p>24H</text:p>
          </table:table-cell>
          <table:table-cell table:formula="of:=CONCATENATE(MID([.C94];1;2);MID([.B94];1;2))" office:value-type="string" office:string-value="2479">
            <text:p>2479</text:p>
          </table:table-cell>
          <table:table-cell/>
          <table:table-cell table:style-name="ce11" office:value-type="string">
            <text:p>IDQ.ALL_MITE_CYCLES_4_UOPS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79H</text:p>
          </table:table-cell>
          <table:table-cell table:style-name="ce11" office:value-type="string">
            <text:p>3CH</text:p>
          </table:table-cell>
          <table:table-cell table:formula="of:=CONCATENATE(MID([.C95];1;2);MID([.B95];1;2))" office:value-type="string" office:string-value="3C79">
            <text:p>3C79</text:p>
          </table:table-cell>
          <table:table-cell/>
          <table:table-cell table:style-name="ce11" office:value-type="string">
            <text:p>IDQ.MITE_ALL_UOPS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80H</text:p>
          </table:table-cell>
          <table:table-cell table:style-name="ce11" office:value-type="string">
            <text:p>02H</text:p>
          </table:table-cell>
          <table:table-cell table:formula="of:=CONCATENATE(MID([.C96];1;2);MID([.B96];1;2))" office:value-type="string" office:string-value="0280">
            <text:p>0280</text:p>
          </table:table-cell>
          <table:table-cell/>
          <table:table-cell table:style-name="ce11" office:value-type="string">
            <text:p>ICACHE.MISSES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85H</text:p>
          </table:table-cell>
          <table:table-cell table:style-name="ce11" office:value-type="string">
            <text:p>01H</text:p>
          </table:table-cell>
          <table:table-cell table:formula="of:=CONCATENATE(MID([.C97];1;2);MID([.B97];1;2))" office:value-type="string" office:string-value="0185">
            <text:p>0185</text:p>
          </table:table-cell>
          <table:table-cell/>
          <table:table-cell table:style-name="ce11" office:value-type="string">
            <text:p>ITLB_MISSES.MISS_CAUSES_A_WALK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85H</text:p>
          </table:table-cell>
          <table:table-cell table:style-name="ce11" office:value-type="string">
            <text:p>02H</text:p>
          </table:table-cell>
          <table:table-cell table:formula="of:=CONCATENATE(MID([.C98];1;2);MID([.B98];1;2))" office:value-type="string" office:string-value="0285">
            <text:p>0285</text:p>
          </table:table-cell>
          <table:table-cell/>
          <table:table-cell table:style-name="ce11" office:value-type="string">
            <text:p>ITLB_MISSES.WALK_COMPLETED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85H</text:p>
          </table:table-cell>
          <table:table-cell table:style-name="ce11" office:value-type="string">
            <text:p>04H</text:p>
          </table:table-cell>
          <table:table-cell table:formula="of:=CONCATENATE(MID([.C99];1;2);MID([.B99];1;2))" office:value-type="string" office:string-value="0485">
            <text:p>0485</text:p>
          </table:table-cell>
          <table:table-cell/>
          <table:table-cell table:style-name="ce11" office:value-type="string">
            <text:p>ITLB_MISSES.WALK_DURATION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85H</text:p>
          </table:table-cell>
          <table:table-cell table:style-name="ce11" office:value-type="string">
            <text:p>10H</text:p>
          </table:table-cell>
          <table:table-cell table:formula="of:=CONCATENATE(MID([.C100];1;2);MID([.B100];1;2))" office:value-type="string" office:string-value="1085">
            <text:p>1085</text:p>
          </table:table-cell>
          <table:table-cell/>
          <table:table-cell table:style-name="ce11" office:value-type="string">
            <text:p>ITLB_MISSES.STLB_HIT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87H</text:p>
          </table:table-cell>
          <table:table-cell table:style-name="ce11" office:value-type="string">
            <text:p>01H</text:p>
          </table:table-cell>
          <table:table-cell table:formula="of:=CONCATENATE(MID([.C101];1;2);MID([.B101];1;2))" office:value-type="string" office:string-value="0187">
            <text:p>0187</text:p>
          </table:table-cell>
          <table:table-cell/>
          <table:table-cell table:style-name="ce11" office:value-type="string">
            <text:p>ILD_STALL.LCP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87H</text:p>
          </table:table-cell>
          <table:table-cell table:style-name="ce11" office:value-type="string">
            <text:p>04H</text:p>
          </table:table-cell>
          <table:table-cell table:formula="of:=CONCATENATE(MID([.C102];1;2);MID([.B102];1;2))" office:value-type="string" office:string-value="0487">
            <text:p>0487</text:p>
          </table:table-cell>
          <table:table-cell/>
          <table:table-cell table:style-name="ce11" office:value-type="string">
            <text:p>ILD_STALL.IQ_FULL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88H</text:p>
          </table:table-cell>
          <table:table-cell table:style-name="ce11" office:value-type="string">
            <text:p>01H</text:p>
          </table:table-cell>
          <table:table-cell table:formula="of:=CONCATENATE(MID([.C103];1;2);MID([.B103];1;2))" office:value-type="string" office:string-value="0188">
            <text:p>0188</text:p>
          </table:table-cell>
          <table:table-cell/>
          <table:table-cell table:style-name="ce11" office:value-type="string">
            <text:p>BR_INST_EXEC.COND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88H</text:p>
          </table:table-cell>
          <table:table-cell table:style-name="ce11" office:value-type="string">
            <text:p>02H</text:p>
          </table:table-cell>
          <table:table-cell table:formula="of:=CONCATENATE(MID([.C104];1;2);MID([.B104];1;2))" office:value-type="string" office:string-value="0288">
            <text:p>0288</text:p>
          </table:table-cell>
          <table:table-cell/>
          <table:table-cell table:style-name="ce11" office:value-type="string">
            <text:p>BR_INST_EXEC.DIRECT_JMP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88H</text:p>
          </table:table-cell>
          <table:table-cell table:style-name="ce11" office:value-type="string">
            <text:p>04H</text:p>
          </table:table-cell>
          <table:table-cell table:formula="of:=CONCATENATE(MID([.C105];1;2);MID([.B105];1;2))" office:value-type="string" office:string-value="0488">
            <text:p>0488</text:p>
          </table:table-cell>
          <table:table-cell/>
          <table:table-cell table:style-name="ce11" office:value-type="string">
            <text:p>BR_INST_EXEC.INDIRECT_JMP_NON_CALL_RET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88H</text:p>
          </table:table-cell>
          <table:table-cell table:style-name="ce11" office:value-type="string">
            <text:p>08H</text:p>
          </table:table-cell>
          <table:table-cell table:formula="of:=CONCATENATE(MID([.C106];1;2);MID([.B106];1;2))" office:value-type="string" office:string-value="0888">
            <text:p>0888</text:p>
          </table:table-cell>
          <table:table-cell/>
          <table:table-cell table:style-name="ce11" office:value-type="string">
            <text:p>BR_INST_EXEC.RETURN_NEAR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88H</text:p>
          </table:table-cell>
          <table:table-cell table:style-name="ce11" office:value-type="string">
            <text:p>10H</text:p>
          </table:table-cell>
          <table:table-cell table:formula="of:=CONCATENATE(MID([.C107];1;2);MID([.B107];1;2))" office:value-type="string" office:string-value="1088">
            <text:p>1088</text:p>
          </table:table-cell>
          <table:table-cell/>
          <table:table-cell table:style-name="ce11" office:value-type="string">
            <text:p>BR_INST_EXEC.DIRECT_NEAR_CALL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88H</text:p>
          </table:table-cell>
          <table:table-cell table:style-name="ce11" office:value-type="string">
            <text:p>20H</text:p>
          </table:table-cell>
          <table:table-cell table:formula="of:=CONCATENATE(MID([.C108];1;2);MID([.B108];1;2))" office:value-type="string" office:string-value="2088">
            <text:p>2088</text:p>
          </table:table-cell>
          <table:table-cell/>
          <table:table-cell table:style-name="ce11" office:value-type="string">
            <text:p>BR_INST_EXEC.INDIRECT_NEAR_CALL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88H</text:p>
          </table:table-cell>
          <table:table-cell table:style-name="ce11" office:value-type="string">
            <text:p>40H</text:p>
          </table:table-cell>
          <table:table-cell table:formula="of:=CONCATENATE(MID([.C109];1;2);MID([.B109];1;2))" office:value-type="string" office:string-value="4088">
            <text:p>4088</text:p>
          </table:table-cell>
          <table:table-cell/>
          <table:table-cell table:style-name="ce11" office:value-type="string">
            <text:p>BR_INST_EXEC.NONTAKEN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88H</text:p>
          </table:table-cell>
          <table:table-cell table:style-name="ce11" office:value-type="string">
            <text:p>80H</text:p>
          </table:table-cell>
          <table:table-cell table:formula="of:=CONCATENATE(MID([.C110];1;2);MID([.B110];1;2))" office:value-type="string" office:string-value="8088">
            <text:p>8088</text:p>
          </table:table-cell>
          <table:table-cell/>
          <table:table-cell table:style-name="ce11" office:value-type="string">
            <text:p>BR_INST_EXEC.TAKEN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88H</text:p>
          </table:table-cell>
          <table:table-cell table:style-name="ce11" office:value-type="string">
            <text:p>FFH</text:p>
          </table:table-cell>
          <table:table-cell table:formula="of:=CONCATENATE(MID([.C111];1;2);MID([.B111];1;2))" office:value-type="string" office:string-value="FF88">
            <text:p>FF88</text:p>
          </table:table-cell>
          <table:table-cell/>
          <table:table-cell table:style-name="ce11" office:value-type="string">
            <text:p>BR_INST_EXEC.ALL_BRANCHES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89H</text:p>
          </table:table-cell>
          <table:table-cell table:style-name="ce11" office:value-type="string">
            <text:p>01H</text:p>
          </table:table-cell>
          <table:table-cell table:formula="of:=CONCATENATE(MID([.C112];1;2);MID([.B112];1;2))" office:value-type="string" office:string-value="0189">
            <text:p>0189</text:p>
          </table:table-cell>
          <table:table-cell/>
          <table:table-cell table:style-name="ce11" office:value-type="string">
            <text:p>BR_MISP_EXEC.COND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89H</text:p>
          </table:table-cell>
          <table:table-cell table:style-name="ce11" office:value-type="string">
            <text:p>04H</text:p>
          </table:table-cell>
          <table:table-cell table:formula="of:=CONCATENATE(MID([.C113];1;2);MID([.B113];1;2))" office:value-type="string" office:string-value="0489">
            <text:p>0489</text:p>
          </table:table-cell>
          <table:table-cell/>
          <table:table-cell table:style-name="ce11" office:value-type="string">
            <text:p>BR_MISP_EXEC.INDIRECT_JMP_NON_CALL_RET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89H</text:p>
          </table:table-cell>
          <table:table-cell table:style-name="ce11" office:value-type="string">
            <text:p>08H</text:p>
          </table:table-cell>
          <table:table-cell table:formula="of:=CONCATENATE(MID([.C114];1;2);MID([.B114];1;2))" office:value-type="string" office:string-value="0889">
            <text:p>0889</text:p>
          </table:table-cell>
          <table:table-cell/>
          <table:table-cell table:style-name="ce11" office:value-type="string">
            <text:p>BR_MISP_EXEC.RETURN_NEAR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89H</text:p>
          </table:table-cell>
          <table:table-cell table:style-name="ce11" office:value-type="string">
            <text:p>10H</text:p>
          </table:table-cell>
          <table:table-cell table:formula="of:=CONCATENATE(MID([.C115];1;2);MID([.B115];1;2))" office:value-type="string" office:string-value="1089">
            <text:p>1089</text:p>
          </table:table-cell>
          <table:table-cell/>
          <table:table-cell table:style-name="ce11" office:value-type="string">
            <text:p>BR_MISP_EXEC.DIRECT_NEAR_CALL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89H</text:p>
          </table:table-cell>
          <table:table-cell table:style-name="ce11" office:value-type="string">
            <text:p>20H</text:p>
          </table:table-cell>
          <table:table-cell table:formula="of:=CONCATENATE(MID([.C116];1;2);MID([.B116];1;2))" office:value-type="string" office:string-value="2089">
            <text:p>2089</text:p>
          </table:table-cell>
          <table:table-cell/>
          <table:table-cell table:style-name="ce11" office:value-type="string">
            <text:p>BR_MISP_EXEC.INDIRECT_NEAR_CALL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89H</text:p>
          </table:table-cell>
          <table:table-cell table:style-name="ce11" office:value-type="string">
            <text:p>40H</text:p>
          </table:table-cell>
          <table:table-cell table:formula="of:=CONCATENATE(MID([.C117];1;2);MID([.B117];1;2))" office:value-type="string" office:string-value="4089">
            <text:p>4089</text:p>
          </table:table-cell>
          <table:table-cell/>
          <table:table-cell table:style-name="ce11" office:value-type="string">
            <text:p>BR_MISP_EXEC.NONTAKEN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89H</text:p>
          </table:table-cell>
          <table:table-cell table:style-name="ce11" office:value-type="string">
            <text:p>80H</text:p>
          </table:table-cell>
          <table:table-cell table:formula="of:=CONCATENATE(MID([.C118];1;2);MID([.B118];1;2))" office:value-type="string" office:string-value="8089">
            <text:p>8089</text:p>
          </table:table-cell>
          <table:table-cell/>
          <table:table-cell table:style-name="ce11" office:value-type="string">
            <text:p>BR_MISP_EXEC.TAKEN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89H</text:p>
          </table:table-cell>
          <table:table-cell table:style-name="ce11" office:value-type="string">
            <text:p>FFH</text:p>
          </table:table-cell>
          <table:table-cell table:formula="of:=CONCATENATE(MID([.C119];1;2);MID([.B119];1;2))" office:value-type="string" office:string-value="FF89">
            <text:p>FF89</text:p>
          </table:table-cell>
          <table:table-cell/>
          <table:table-cell table:style-name="ce11" office:value-type="string">
            <text:p>BR_MISP_EXEC.ALL_BRANCHES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9CH</text:p>
          </table:table-cell>
          <table:table-cell table:style-name="ce11" office:value-type="string">
            <text:p>01H</text:p>
          </table:table-cell>
          <table:table-cell table:formula="of:=CONCATENATE(MID([.C120];1;2);MID([.B120];1;2))" office:value-type="string" office:string-value="019C">
            <text:p>019C</text:p>
          </table:table-cell>
          <table:table-cell/>
          <table:table-cell table:style-name="ce11" office:value-type="string">
            <text:p>IDQ_UOPS_NOT_DELIVERED.CORE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A1H</text:p>
          </table:table-cell>
          <table:table-cell table:style-name="ce11" office:value-type="string">
            <text:p>01H</text:p>
          </table:table-cell>
          <table:table-cell table:formula="of:=CONCATENATE(MID([.C121];1;2);MID([.B121];1;2))" office:value-type="string" office:string-value="01A1">
            <text:p>01A1</text:p>
          </table:table-cell>
          <table:table-cell/>
          <table:table-cell table:style-name="ce11" office:value-type="string">
            <text:p>UOPS_DISPATCHED_PORT.PORT_0</text:p>
          </table:table-cell>
          <table:table-cell table:style-name="ce11" office:value-type="string">
            <text:p>Cycles which a Uop is dispatched on port 0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A1H</text:p>
          </table:table-cell>
          <table:table-cell table:style-name="ce11" office:value-type="string">
            <text:p>02H</text:p>
          </table:table-cell>
          <table:table-cell table:formula="of:=CONCATENATE(MID([.C122];1;2);MID([.B122];1;2))" office:value-type="string" office:string-value="02A1">
            <text:p>02A1</text:p>
          </table:table-cell>
          <table:table-cell/>
          <table:table-cell table:style-name="ce11" office:value-type="string">
            <text:p>UOPS_DISPATCHED_PORT.PORT_1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A1H</text:p>
          </table:table-cell>
          <table:table-cell table:style-name="ce11" office:value-type="string">
            <text:p>04H</text:p>
          </table:table-cell>
          <table:table-cell table:formula="of:=CONCATENATE(MID([.C123];1;2);MID([.B123];1;2))" office:value-type="string" office:string-value="04A1">
            <text:p>04A1</text:p>
          </table:table-cell>
          <table:table-cell/>
          <table:table-cell table:style-name="ce11" office:value-type="string">
            <text:p>UOPS_DISPATCHED_PORT.PORT_2_LD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A1H</text:p>
          </table:table-cell>
          <table:table-cell table:style-name="ce11" office:value-type="string">
            <text:p>08H</text:p>
          </table:table-cell>
          <table:table-cell table:formula="of:=CONCATENATE(MID([.C124];1;2);MID([.B124];1;2))" office:value-type="string" office:string-value="08A1">
            <text:p>08A1</text:p>
          </table:table-cell>
          <table:table-cell/>
          <table:table-cell table:style-name="ce11" office:value-type="string">
            <text:p>UOPS_DISPATCHED_PORT.PORT_2_STA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A1H</text:p>
          </table:table-cell>
          <table:table-cell table:style-name="ce11" office:value-type="string">
            <text:p>0CH</text:p>
          </table:table-cell>
          <table:table-cell table:formula="of:=CONCATENATE(MID([.C125];1;2);MID([.B125];1;2))" office:value-type="string" office:string-value="0CA1">
            <text:p>0CA1</text:p>
          </table:table-cell>
          <table:table-cell/>
          <table:table-cell table:style-name="ce11" office:value-type="string">
            <text:p>UOPS_DISPATCHED_PORT.PORT_2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A1H</text:p>
          </table:table-cell>
          <table:table-cell table:style-name="ce11" office:value-type="string">
            <text:p>10H</text:p>
          </table:table-cell>
          <table:table-cell table:formula="of:=CONCATENATE(MID([.C126];1;2);MID([.B126];1;2))" office:value-type="string" office:string-value="10A1">
            <text:p>10A1</text:p>
          </table:table-cell>
          <table:table-cell/>
          <table:table-cell table:style-name="ce11" office:value-type="string">
            <text:p>UOPS_DISPATCHED_PORT.PORT_3_LD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A1H</text:p>
          </table:table-cell>
          <table:table-cell table:style-name="ce11" office:value-type="string">
            <text:p>20H</text:p>
          </table:table-cell>
          <table:table-cell table:formula="of:=CONCATENATE(MID([.C127];1;2);MID([.B127];1;2))" office:value-type="string" office:string-value="20A1">
            <text:p>20A1</text:p>
          </table:table-cell>
          <table:table-cell/>
          <table:table-cell table:style-name="ce11" office:value-type="string">
            <text:p>UOPS_DISPATCHED_PORT.PORT_3_STA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A1H</text:p>
          </table:table-cell>
          <table:table-cell table:style-name="ce11" office:value-type="string">
            <text:p>30H</text:p>
          </table:table-cell>
          <table:table-cell table:formula="of:=CONCATENATE(MID([.C128];1;2);MID([.B128];1;2))" office:value-type="string" office:string-value="30A1">
            <text:p>30A1</text:p>
          </table:table-cell>
          <table:table-cell/>
          <table:table-cell table:style-name="ce20" office:value-type="string">
            <text:p>UOPS_DISPATCHED_PORT.PORT_3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A1H</text:p>
          </table:table-cell>
          <table:table-cell table:style-name="ce11" office:value-type="string">
            <text:p>40H</text:p>
          </table:table-cell>
          <table:table-cell table:formula="of:=CONCATENATE(MID([.C129];1;2);MID([.B129];1;2))" office:value-type="string" office:string-value="40A1">
            <text:p>40A1</text:p>
          </table:table-cell>
          <table:table-cell/>
          <table:table-cell table:style-name="ce11" office:value-type="string">
            <text:p>UOPS_DISPATCHED_PORT.PORT_4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A1H</text:p>
          </table:table-cell>
          <table:table-cell table:style-name="ce11" office:value-type="string">
            <text:p>80H</text:p>
          </table:table-cell>
          <table:table-cell table:formula="of:=CONCATENATE(MID([.C130];1;2);MID([.B130];1;2))" office:value-type="string" office:string-value="80A1">
            <text:p>80A1</text:p>
          </table:table-cell>
          <table:table-cell/>
          <table:table-cell table:style-name="ce11" office:value-type="string">
            <text:p>UOPS_DISPATCHED_PORT.PORT_5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A2H</text:p>
          </table:table-cell>
          <table:table-cell table:style-name="ce11" office:value-type="string">
            <text:p>01H</text:p>
          </table:table-cell>
          <table:table-cell table:formula="of:=CONCATENATE(MID([.C131];1;2);MID([.B131];1;2))" office:value-type="string" office:string-value="01A2">
            <text:p>01A2</text:p>
          </table:table-cell>
          <table:table-cell/>
          <table:table-cell table:style-name="ce11" office:value-type="string">
            <text:p>RESOURCE_STALLS.ANY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A2H</text:p>
          </table:table-cell>
          <table:table-cell table:style-name="ce11" office:value-type="string">
            <text:p>04H</text:p>
          </table:table-cell>
          <table:table-cell table:formula="of:=CONCATENATE(MID([.C132];1;2);MID([.B132];1;2))" office:value-type="string" office:string-value="04A2">
            <text:p>04A2</text:p>
          </table:table-cell>
          <table:table-cell/>
          <table:table-cell table:style-name="ce11" office:value-type="string">
            <text:p>RESOURCE_STALLS.RS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A2H</text:p>
          </table:table-cell>
          <table:table-cell table:style-name="ce11" office:value-type="string">
            <text:p>08H</text:p>
          </table:table-cell>
          <table:table-cell table:formula="of:=CONCATENATE(MID([.C133];1;2);MID([.B133];1;2))" office:value-type="string" office:string-value="08A2">
            <text:p>08A2</text:p>
          </table:table-cell>
          <table:table-cell/>
          <table:table-cell table:style-name="ce11" office:value-type="string">
            <text:p>RESOURCE_STALLS.SB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A2H</text:p>
          </table:table-cell>
          <table:table-cell table:style-name="ce11" office:value-type="string">
            <text:p>10H</text:p>
          </table:table-cell>
          <table:table-cell table:formula="of:=CONCATENATE(MID([.C134];1;2);MID([.B134];1;2))" office:value-type="string" office:string-value="10A2">
            <text:p>10A2</text:p>
          </table:table-cell>
          <table:table-cell/>
          <table:table-cell table:style-name="ce11" office:value-type="string">
            <text:p>RESOURCE_STALLS.ROB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A3H</text:p>
          </table:table-cell>
          <table:table-cell table:style-name="ce11" office:value-type="string">
            <text:p>01H</text:p>
          </table:table-cell>
          <table:table-cell table:formula="of:=CONCATENATE(MID([.C135];1;2);MID([.B135];1;2))" office:value-type="string" office:string-value="01A3">
            <text:p>01A3</text:p>
          </table:table-cell>
          <table:table-cell/>
          <table:table-cell table:style-name="ce11" office:value-type="string">
            <text:p>CYCLE_ACTIVITY.CYCLES_L2_PENDING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A3H</text:p>
          </table:table-cell>
          <table:table-cell table:style-name="ce11" office:value-type="string">
            <text:p>02H</text:p>
          </table:table-cell>
          <table:table-cell table:formula="of:=CONCATENATE(MID([.C136];1;2);MID([.B136];1;2))" office:value-type="string" office:string-value="02A3">
            <text:p>02A3</text:p>
          </table:table-cell>
          <table:table-cell/>
          <table:table-cell table:style-name="ce11" office:value-type="string">
            <text:p>CYCLE_ACTIVITY.CYCLES_LDM_PENDING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A3H</text:p>
          </table:table-cell>
          <table:table-cell table:style-name="ce11" office:value-type="string">
            <text:p>08H</text:p>
          </table:table-cell>
          <table:table-cell table:formula="of:=CONCATENATE(MID([.C137];1;2);MID([.B137];1;2))" office:value-type="string" office:string-value="08A3">
            <text:p>08A3</text:p>
          </table:table-cell>
          <table:table-cell/>
          <table:table-cell table:style-name="ce11" office:value-type="string">
            <text:p>CYCLE_ACTIVITY.CYCLES_L1D_PENDING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A3H</text:p>
          </table:table-cell>
          <table:table-cell table:style-name="ce11" office:value-type="string">
            <text:p>04H</text:p>
          </table:table-cell>
          <table:table-cell table:formula="of:=CONCATENATE(MID([.C138];1;2);MID([.B138];1;2))" office:value-type="string" office:string-value="04A3">
            <text:p>04A3</text:p>
          </table:table-cell>
          <table:table-cell/>
          <table:table-cell table:style-name="ce11" office:value-type="string">
            <text:p>CYCLE_ACTIVITY.CYCLES_NO_EXECUTE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ABH</text:p>
          </table:table-cell>
          <table:table-cell table:style-name="ce11" office:value-type="string">
            <text:p>01H</text:p>
          </table:table-cell>
          <table:table-cell table:formula="of:=CONCATENATE(MID([.C139];1;2);MID([.B139];1;2))" office:value-type="string" office:string-value="01AB">
            <text:p>01AB</text:p>
          </table:table-cell>
          <table:table-cell/>
          <table:table-cell table:style-name="ce11" office:value-type="string">
            <text:p>DSB2MITE_SWITCHES.COUNT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ABH</text:p>
          </table:table-cell>
          <table:table-cell table:style-name="ce11" office:value-type="string">
            <text:p>02H</text:p>
          </table:table-cell>
          <table:table-cell table:formula="of:=CONCATENATE(MID([.C140];1;2);MID([.B140];1;2))" office:value-type="string" office:string-value="02AB">
            <text:p>02AB</text:p>
          </table:table-cell>
          <table:table-cell/>
          <table:table-cell table:style-name="ce11" office:value-type="string">
            <text:p>DSB2MITE_SWITCHES.PENALTY_CYCLES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ACH</text:p>
          </table:table-cell>
          <table:table-cell table:style-name="ce11" office:value-type="string">
            <text:p>08H</text:p>
          </table:table-cell>
          <table:table-cell table:formula="of:=CONCATENATE(MID([.C141];1;2);MID([.B141];1;2))" office:value-type="string" office:string-value="08AC">
            <text:p>08AC</text:p>
          </table:table-cell>
          <table:table-cell/>
          <table:table-cell table:style-name="ce11" office:value-type="string">
            <text:p>DSB_FILL.EXCEED_DSB_LINES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AEH</text:p>
          </table:table-cell>
          <table:table-cell table:style-name="ce11" office:value-type="string">
            <text:p>01H</text:p>
          </table:table-cell>
          <table:table-cell table:formula="of:=CONCATENATE(MID([.C142];1;2);MID([.B142];1;2))" office:value-type="string" office:string-value="01AE">
            <text:p>01AE</text:p>
          </table:table-cell>
          <table:table-cell/>
          <table:table-cell table:style-name="ce11" office:value-type="string">
            <text:p>ITLB.ITLB_FLUSH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B0H</text:p>
          </table:table-cell>
          <table:table-cell table:style-name="ce11" office:value-type="string">
            <text:p>01H</text:p>
          </table:table-cell>
          <table:table-cell table:formula="of:=CONCATENATE(MID([.C143];1;2);MID([.B143];1;2))" office:value-type="string" office:string-value="01B0">
            <text:p>01B0</text:p>
          </table:table-cell>
          <table:table-cell/>
          <table:table-cell table:style-name="ce11" office:value-type="string">
            <text:p>OFFCORE_REQUESTS.DEMAND_DATA_RD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B0H</text:p>
          </table:table-cell>
          <table:table-cell table:style-name="ce11" office:value-type="string">
            <text:p>02H</text:p>
          </table:table-cell>
          <table:table-cell table:formula="of:=CONCATENATE(MID([.C144];1;2);MID([.B144];1;2))" office:value-type="string" office:string-value="02B0">
            <text:p>02B0</text:p>
          </table:table-cell>
          <table:table-cell/>
          <table:table-cell table:style-name="ce11" office:value-type="string">
            <text:p>OFFCORE_REQUESTS.DEMAND_CODE_RD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B0H</text:p>
          </table:table-cell>
          <table:table-cell table:style-name="ce11" office:value-type="string">
            <text:p>04H</text:p>
          </table:table-cell>
          <table:table-cell table:formula="of:=CONCATENATE(MID([.C145];1;2);MID([.B145];1;2))" office:value-type="string" office:string-value="04B0">
            <text:p>04B0</text:p>
          </table:table-cell>
          <table:table-cell/>
          <table:table-cell table:style-name="ce11" office:value-type="string">
            <text:p>OFFCORE_REQUESTS.DEMAND_RFO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B0H</text:p>
          </table:table-cell>
          <table:table-cell table:style-name="ce11" office:value-type="string">
            <text:p>08H</text:p>
          </table:table-cell>
          <table:table-cell table:formula="of:=CONCATENATE(MID([.C146];1;2);MID([.B146];1;2))" office:value-type="string" office:string-value="08B0">
            <text:p>08B0</text:p>
          </table:table-cell>
          <table:table-cell/>
          <table:table-cell table:style-name="ce11" office:value-type="string">
            <text:p>OFFCORE_REQUESTS.ALL_DATA_RD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B1H</text:p>
          </table:table-cell>
          <table:table-cell table:style-name="ce11" office:value-type="string">
            <text:p>01H</text:p>
          </table:table-cell>
          <table:table-cell table:formula="of:=CONCATENATE(MID([.C147];1;2);MID([.B147];1;2))" office:value-type="string" office:string-value="01B1">
            <text:p>01B1</text:p>
          </table:table-cell>
          <table:table-cell/>
          <table:table-cell table:style-name="ce11" office:value-type="string">
            <text:p>UOPS_EXECUTED.THREAD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B1H</text:p>
          </table:table-cell>
          <table:table-cell table:style-name="ce11" office:value-type="string">
            <text:p>02H</text:p>
          </table:table-cell>
          <table:table-cell table:formula="of:=CONCATENATE(MID([.C148];1;2);MID([.B148];1;2))" office:value-type="string" office:string-value="02B1">
            <text:p>02B1</text:p>
          </table:table-cell>
          <table:table-cell/>
          <table:table-cell table:style-name="ce11" office:value-type="string">
            <text:p>UOPS_EXECUTED.CORE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B7H</text:p>
          </table:table-cell>
          <table:table-cell table:style-name="ce11" office:value-type="string">
            <text:p>01H</text:p>
          </table:table-cell>
          <table:table-cell table:formula="of:=CONCATENATE(MID([.C149];1;2);MID([.B149];1;2))" office:value-type="string" office:string-value="01B7">
            <text:p>01B7</text:p>
          </table:table-cell>
          <table:table-cell/>
          <table:table-cell table:style-name="ce11" office:value-type="string">
            <text:p>OFFCORE_RESPONSE_0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BBH</text:p>
          </table:table-cell>
          <table:table-cell table:style-name="ce11" office:value-type="string">
            <text:p>01H</text:p>
          </table:table-cell>
          <table:table-cell table:formula="of:=CONCATENATE(MID([.C150];1;2);MID([.B150];1;2))" office:value-type="string" office:string-value="01BB">
            <text:p>01BB</text:p>
          </table:table-cell>
          <table:table-cell/>
          <table:table-cell table:style-name="ce11" office:value-type="string">
            <text:p>OFFCORE_RESPONSE_1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BDH</text:p>
          </table:table-cell>
          <table:table-cell table:style-name="ce11" office:value-type="string">
            <text:p>01H</text:p>
          </table:table-cell>
          <table:table-cell table:formula="of:=CONCATENATE(MID([.C151];1;2);MID([.B151];1;2))" office:value-type="string" office:string-value="01BD">
            <text:p>01BD</text:p>
          </table:table-cell>
          <table:table-cell/>
          <table:table-cell table:style-name="ce11" office:value-type="string">
            <text:p>TLB_FLUSH.DTLB_THREAD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BDH</text:p>
          </table:table-cell>
          <table:table-cell table:style-name="ce11" office:value-type="string">
            <text:p>20H</text:p>
          </table:table-cell>
          <table:table-cell table:formula="of:=CONCATENATE(MID([.C152];1;2);MID([.B152];1;2))" office:value-type="string" office:string-value="20BD">
            <text:p>20BD</text:p>
          </table:table-cell>
          <table:table-cell/>
          <table:table-cell table:style-name="ce11" office:value-type="string">
            <text:p>TLB_FLUSH.STLB_ANY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C0H</text:p>
          </table:table-cell>
          <table:table-cell table:style-name="ce11" office:value-type="string">
            <text:p>00H</text:p>
          </table:table-cell>
          <table:table-cell table:formula="of:=CONCATENATE(MID([.C153];1;2);MID([.B153];1;2))" office:value-type="string" office:string-value="00C0">
            <text:p>00C0</text:p>
          </table:table-cell>
          <table:table-cell/>
          <table:table-cell table:style-name="ce11" office:value-type="string">
            <text:p>INST_RETIRED.ANY_P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C0H</text:p>
          </table:table-cell>
          <table:table-cell table:style-name="ce11" office:value-type="string">
            <text:p>01H</text:p>
          </table:table-cell>
          <table:table-cell table:formula="of:=CONCATENATE(MID([.C154];1;2);MID([.B154];1;2))" office:value-type="string" office:string-value="01C0">
            <text:p>01C0</text:p>
          </table:table-cell>
          <table:table-cell/>
          <table:table-cell table:style-name="ce11" office:value-type="string">
            <text:p>INST_RETIRED.ALL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C1H</text:p>
          </table:table-cell>
          <table:table-cell table:style-name="ce11" office:value-type="string">
            <text:p>08H</text:p>
          </table:table-cell>
          <table:table-cell table:formula="of:=CONCATENATE(MID([.C155];1;2);MID([.B155];1;2))" office:value-type="string" office:string-value="08C1">
            <text:p>08C1</text:p>
          </table:table-cell>
          <table:table-cell/>
          <table:table-cell table:style-name="ce11" office:value-type="string">
            <text:p>OTHER_ASSISTS.AVX_STORE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C1H</text:p>
          </table:table-cell>
          <table:table-cell table:style-name="ce11" office:value-type="string">
            <text:p>10H</text:p>
          </table:table-cell>
          <table:table-cell table:formula="of:=CONCATENATE(MID([.C156];1;2);MID([.B156];1;2))" office:value-type="string" office:string-value="10C1">
            <text:p>10C1</text:p>
          </table:table-cell>
          <table:table-cell/>
          <table:table-cell table:style-name="ce11" office:value-type="string">
            <text:p>OTHER_ASSISTS.AVX_TO_SSE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C1H</text:p>
          </table:table-cell>
          <table:table-cell table:style-name="ce11" office:value-type="string">
            <text:p>20H</text:p>
          </table:table-cell>
          <table:table-cell table:formula="of:=CONCATENATE(MID([.C157];1;2);MID([.B157];1;2))" office:value-type="string" office:string-value="20C1">
            <text:p>20C1</text:p>
          </table:table-cell>
          <table:table-cell/>
          <table:table-cell table:style-name="ce11" office:value-type="string">
            <text:p>OTHER_ASSISTS.SSE_TO_AVX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C2H</text:p>
          </table:table-cell>
          <table:table-cell table:style-name="ce11" office:value-type="string">
            <text:p>01H</text:p>
          </table:table-cell>
          <table:table-cell table:formula="of:=CONCATENATE(MID([.C158];1;2);MID([.B158];1;2))" office:value-type="string" office:string-value="01C2">
            <text:p>01C2</text:p>
          </table:table-cell>
          <table:table-cell/>
          <table:table-cell table:style-name="ce11" office:value-type="string">
            <text:p>UOPS_RETIRED.ALL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C2H</text:p>
          </table:table-cell>
          <table:table-cell table:style-name="ce11" office:value-type="string">
            <text:p>02H</text:p>
          </table:table-cell>
          <table:table-cell table:formula="of:=CONCATENATE(MID([.C159];1;2);MID([.B159];1;2))" office:value-type="string" office:string-value="02C2">
            <text:p>02C2</text:p>
          </table:table-cell>
          <table:table-cell/>
          <table:table-cell table:style-name="ce11" office:value-type="string">
            <text:p>UOPS_RETIRED.RETIRE_SLOTS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C3H</text:p>
          </table:table-cell>
          <table:table-cell table:style-name="ce11" office:value-type="string">
            <text:p>02H</text:p>
          </table:table-cell>
          <table:table-cell table:formula="of:=CONCATENATE(MID([.C160];1;2);MID([.B160];1;2))" office:value-type="string" office:string-value="02C3">
            <text:p>02C3</text:p>
          </table:table-cell>
          <table:table-cell/>
          <table:table-cell table:style-name="ce11" office:value-type="string">
            <text:p>MACHINE_CLEARS.MEMORY_ORDERING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C3H</text:p>
          </table:table-cell>
          <table:table-cell table:style-name="ce11" office:value-type="string">
            <text:p>04H</text:p>
          </table:table-cell>
          <table:table-cell table:formula="of:=CONCATENATE(MID([.C161];1;2);MID([.B161];1;2))" office:value-type="string" office:string-value="04C3">
            <text:p>04C3</text:p>
          </table:table-cell>
          <table:table-cell/>
          <table:table-cell table:style-name="ce11" office:value-type="string">
            <text:p>MACHINE_CLEARS.SMC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C3H</text:p>
          </table:table-cell>
          <table:table-cell table:style-name="ce11" office:value-type="string">
            <text:p>20H</text:p>
          </table:table-cell>
          <table:table-cell table:formula="of:=CONCATENATE(MID([.C162];1;2);MID([.B162];1;2))" office:value-type="string" office:string-value="20C3">
            <text:p>20C3</text:p>
          </table:table-cell>
          <table:table-cell/>
          <table:table-cell table:style-name="ce11" office:value-type="string">
            <text:p>MACHINE_CLEARS.MASKMOV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C4H</text:p>
          </table:table-cell>
          <table:table-cell table:style-name="ce11" office:value-type="string">
            <text:p>00H</text:p>
          </table:table-cell>
          <table:table-cell table:formula="of:=CONCATENATE(MID([.C163];1;2);MID([.B163];1;2))" office:value-type="string" office:string-value="00C4">
            <text:p>00C4</text:p>
          </table:table-cell>
          <table:table-cell/>
          <table:table-cell table:style-name="ce11" office:value-type="string">
            <text:p>BR_INST_RETIRED.ALL_BRANCHES</text:p>
          </table:table-cell>
          <table:table-cell table:style-name="ce11" office:value-type="string">
            <text:p>Branch instructions at retirement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C4H</text:p>
          </table:table-cell>
          <table:table-cell table:style-name="ce11" office:value-type="string">
            <text:p>01H</text:p>
          </table:table-cell>
          <table:table-cell table:formula="of:=CONCATENATE(MID([.C164];1;2);MID([.B164];1;2))" office:value-type="string" office:string-value="01C4">
            <text:p>01C4</text:p>
          </table:table-cell>
          <table:table-cell/>
          <table:table-cell table:style-name="ce11" office:value-type="string">
            <text:p>BR_INST_RETIRED.CONDITIONAL</text:p>
          </table:table-cell>
          <table:table-cell office:value-type="string">
            <text:p>Counts the number of conditional branch instructions retired.</text:p>
          </table:table-cell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C4H</text:p>
          </table:table-cell>
          <table:table-cell table:style-name="ce11" office:value-type="string">
            <text:p>02H</text:p>
          </table:table-cell>
          <table:table-cell table:formula="of:=CONCATENATE(MID([.C165];1;2);MID([.B165];1;2))" office:value-type="string" office:string-value="02C4">
            <text:p>02C4</text:p>
          </table:table-cell>
          <table:table-cell/>
          <table:table-cell table:style-name="ce11" office:value-type="string">
            <text:p>BR_INST_RETIRED.NEAR_CALL</text:p>
          </table:table-cell>
          <table:table-cell table:style-name="ce11" office:value-type="string">
            <text:p>Direct and indirect near call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C4H</text:p>
          </table:table-cell>
          <table:table-cell table:style-name="ce11" office:value-type="string">
            <text:p>04H</text:p>
          </table:table-cell>
          <table:table-cell table:formula="of:=CONCATENATE(MID([.C166];1;2);MID([.B166];1;2))" office:value-type="string" office:string-value="04C4">
            <text:p>04C4</text:p>
          </table:table-cell>
          <table:table-cell/>
          <table:table-cell table:style-name="ce11" office:value-type="string">
            <text:p>BR_INST_RETIRED.ALL_BRANCHES</text:p>
          </table:table-cell>
          <table:table-cell table:style-name="ce11" office:value-type="string">
            <text:p>Counts the number of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C4H</text:p>
          </table:table-cell>
          <table:table-cell table:style-name="ce11" office:value-type="string">
            <text:p>08H</text:p>
          </table:table-cell>
          <table:table-cell table:formula="of:=CONCATENATE(MID([.C167];1;2);MID([.B167];1;2))" office:value-type="string" office:string-value="08C4">
            <text:p>08C4</text:p>
          </table:table-cell>
          <table:table-cell/>
          <table:table-cell table:style-name="ce11" office:value-type="string">
            <text:p>BR_INST_RETIRED.NEAR_RETURN</text:p>
          </table:table-cell>
          <table:table-cell table:style-name="ce11" office:value-type="string">
            <text:p>Counts the number of near return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C4H</text:p>
          </table:table-cell>
          <table:table-cell table:style-name="ce11" office:value-type="string">
            <text:p>10H</text:p>
          </table:table-cell>
          <table:table-cell table:formula="of:=CONCATENATE(MID([.C168];1;2);MID([.B168];1;2))" office:value-type="string" office:string-value="10C4">
            <text:p>10C4</text:p>
          </table:table-cell>
          <table:table-cell/>
          <table:table-cell table:style-name="ce11" office:value-type="string">
            <text:p>BR_INST_RETIRED.NOT_TAKEN</text:p>
          </table:table-cell>
          <table:table-cell table:style-name="ce11" office:value-type="string">
            <text:p>Counts the number of not taken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C4H</text:p>
          </table:table-cell>
          <table:table-cell table:style-name="ce11" office:value-type="string">
            <text:p>20H</text:p>
          </table:table-cell>
          <table:table-cell table:formula="of:=CONCATENATE(MID([.C169];1;2);MID([.B169];1;2))" office:value-type="string" office:string-value="20C4">
            <text:p>20C4</text:p>
          </table:table-cell>
          <table:table-cell/>
          <table:table-cell table:style-name="ce11" office:value-type="string">
            <text:p>BR_INST_RETIRED.NEAR_TAKEN</text:p>
          </table:table-cell>
          <table:table-cell table:style-name="ce11" office:value-type="string">
            <text:p>Number of near taken branches retired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C4H</text:p>
          </table:table-cell>
          <table:table-cell table:style-name="ce11" office:value-type="string">
            <text:p>40H</text:p>
          </table:table-cell>
          <table:table-cell table:formula="of:=CONCATENATE(MID([.C170];1;2);MID([.B170];1;2))" office:value-type="string" office:string-value="40C4">
            <text:p>40C4</text:p>
          </table:table-cell>
          <table:table-cell/>
          <table:table-cell table:style-name="ce11" office:value-type="string">
            <text:p>BR_INST_RETIRED.FAR_BRANCH</text:p>
          </table:table-cell>
          <table:table-cell table:style-name="ce11" office:value-type="string">
            <text:p>Number of far branches retired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C5H</text:p>
          </table:table-cell>
          <table:table-cell table:style-name="ce11" office:value-type="string">
            <text:p>00H</text:p>
          </table:table-cell>
          <table:table-cell table:formula="of:=CONCATENATE(MID([.C171];1;2);MID([.B171];1;2))" office:value-type="string" office:string-value="00C5">
            <text:p>00C5</text:p>
          </table:table-cell>
          <table:table-cell/>
          <table:table-cell table:style-name="ce11" office:value-type="string">
            <text:p>BR_MISP_RETIRED.ALL_BRANCHES</text:p>
          </table:table-cell>
          <table:table-cell table:style-name="ce11" office:value-type="string">
            <text:p>Mispredicted branch instructions at retirement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C5H</text:p>
          </table:table-cell>
          <table:table-cell table:style-name="ce11" office:value-type="string">
            <text:p>01H</text:p>
          </table:table-cell>
          <table:table-cell table:formula="of:=CONCATENATE(MID([.C172];1;2);MID([.B172];1;2))" office:value-type="string" office:string-value="01C5">
            <text:p>01C5</text:p>
          </table:table-cell>
          <table:table-cell/>
          <table:table-cell table:style-name="ce11" office:value-type="string">
            <text:p>BR_MISP_RETIRED.CONDITIONAL</text:p>
          </table:table-cell>
          <table:table-cell table:style-name="ce11" office:value-type="string">
            <text:p>Mispredicted conditional branch instructions retired.</text:p>
          </table:table-cell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C5H</text:p>
          </table:table-cell>
          <table:table-cell table:style-name="ce11" office:value-type="string">
            <text:p>02H</text:p>
          </table:table-cell>
          <table:table-cell table:formula="of:=CONCATENATE(MID([.C173];1;2);MID([.B173];1;2))" office:value-type="string" office:string-value="02C5">
            <text:p>02C5</text:p>
          </table:table-cell>
          <table:table-cell/>
          <table:table-cell table:style-name="ce11" office:value-type="string">
            <text:p>BR_MISP_RETIRED.NEAR_CALL</text:p>
          </table:table-cell>
          <table:table-cell table:style-name="ce11" office:value-type="string">
            <text:p>Direct and indirect mispredicted near call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C5H</text:p>
          </table:table-cell>
          <table:table-cell table:style-name="ce11" office:value-type="string">
            <text:p>04H</text:p>
          </table:table-cell>
          <table:table-cell table:formula="of:=CONCATENATE(MID([.C174];1;2);MID([.B174];1;2))" office:value-type="string" office:string-value="04C5">
            <text:p>04C5</text:p>
          </table:table-cell>
          <table:table-cell/>
          <table:table-cell table:style-name="ce11" office:value-type="string">
            <text:p>BR_MISP_RETIRED.ALL_BRANCHES</text:p>
          </table:table-cell>
          <table:table-cell table:style-name="ce11" office:value-type="string">
            <text:p>Mispredicted macro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C5H</text:p>
          </table:table-cell>
          <table:table-cell table:style-name="ce11" office:value-type="string">
            <text:p>10H</text:p>
          </table:table-cell>
          <table:table-cell table:formula="of:=CONCATENATE(MID([.C175];1;2);MID([.B175];1;2))" office:value-type="string" office:string-value="10C5">
            <text:p>10C5</text:p>
          </table:table-cell>
          <table:table-cell/>
          <table:table-cell table:style-name="ce11" office:value-type="string">
            <text:p>BR_MISP_RETIRED.NOT_TAKEN</text:p>
          </table:table-cell>
          <table:table-cell table:style-name="ce11" office:value-type="string">
            <text:p>Mispredicted not taken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C5H</text:p>
          </table:table-cell>
          <table:table-cell table:style-name="ce11" office:value-type="string">
            <text:p>20H</text:p>
          </table:table-cell>
          <table:table-cell table:formula="of:=CONCATENATE(MID([.C176];1;2);MID([.B176];1;2))" office:value-type="string" office:string-value="20C5">
            <text:p>20C5</text:p>
          </table:table-cell>
          <table:table-cell/>
          <table:table-cell table:style-name="ce11" office:value-type="string">
            <text:p>BR_MISP_RETIRED.TAKEN</text:p>
          </table:table-cell>
          <table:table-cell table:style-name="ce11" office:value-type="string">
            <text:p>Mispredicted taken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CAH</text:p>
          </table:table-cell>
          <table:table-cell table:style-name="ce11" office:value-type="string">
            <text:p>02H</text:p>
          </table:table-cell>
          <table:table-cell table:formula="of:=CONCATENATE(MID([.C177];1;2);MID([.B177];1;2))" office:value-type="string" office:string-value="02CA">
            <text:p>02CA</text:p>
          </table:table-cell>
          <table:table-cell/>
          <table:table-cell table:style-name="ce11" office:value-type="string">
            <text:p>FP_ASSIST.X87_OUTPUT</text:p>
          </table:table-cell>
          <table:table-cell table:style-name="ce11" office:value-type="string">
            <text:p>Number of X87 FP assists due to Output values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CAH</text:p>
          </table:table-cell>
          <table:table-cell table:style-name="ce11" office:value-type="string">
            <text:p>04H</text:p>
          </table:table-cell>
          <table:table-cell table:formula="of:=CONCATENATE(MID([.C178];1;2);MID([.B178];1;2))" office:value-type="string" office:string-value="04CA">
            <text:p>04CA</text:p>
          </table:table-cell>
          <table:table-cell/>
          <table:table-cell table:style-name="ce11" office:value-type="string">
            <text:p>FP_ASSIST.X87_INPUT</text:p>
          </table:table-cell>
          <table:table-cell table:style-name="ce11" office:value-type="string">
            <text:p>Number of X87 FP assists due to input values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CAH</text:p>
          </table:table-cell>
          <table:table-cell table:style-name="ce11" office:value-type="string">
            <text:p>08H</text:p>
          </table:table-cell>
          <table:table-cell table:formula="of:=CONCATENATE(MID([.C179];1;2);MID([.B179];1;2))" office:value-type="string" office:string-value="08CA">
            <text:p>08CA</text:p>
          </table:table-cell>
          <table:table-cell/>
          <table:table-cell table:style-name="ce11" office:value-type="string">
            <text:p>FP_ASSIST.SIMD_OUTPUT</text:p>
          </table:table-cell>
          <table:table-cell table:style-name="ce11" office:value-type="string">
            <text:p>Number of SIMD FP assists due to Output values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CAH</text:p>
          </table:table-cell>
          <table:table-cell table:style-name="ce11" office:value-type="string">
            <text:p>10H</text:p>
          </table:table-cell>
          <table:table-cell table:formula="of:=CONCATENATE(MID([.C180];1;2);MID([.B180];1;2))" office:value-type="string" office:string-value="10CA">
            <text:p>10CA</text:p>
          </table:table-cell>
          <table:table-cell/>
          <table:table-cell table:style-name="ce11" office:value-type="string">
            <text:p>FP_ASSIST.SIMD_INPUT</text:p>
          </table:table-cell>
          <table:table-cell table:style-name="ce11" office:value-type="string">
            <text:p>Number of SIMD FP assists due to input values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CAH</text:p>
          </table:table-cell>
          <table:table-cell table:style-name="ce11" office:value-type="string">
            <text:p>1EH</text:p>
          </table:table-cell>
          <table:table-cell table:formula="of:=CONCATENATE(MID([.C181];1;2);MID([.B181];1;2))" office:value-type="string" office:string-value="1ECA">
            <text:p>1ECA</text:p>
          </table:table-cell>
          <table:table-cell/>
          <table:table-cell table:style-name="ce11" office:value-type="string">
            <text:p>FP_ASSIST.ANY</text:p>
          </table:table-cell>
          <table:table-cell table:style-name="ce11" office:value-type="string">
            <text:p>Cycles with any input/output SSE* or FP assists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CCH</text:p>
          </table:table-cell>
          <table:table-cell table:style-name="ce11" office:value-type="string">
            <text:p>20H</text:p>
          </table:table-cell>
          <table:table-cell table:formula="of:=CONCATENATE(MID([.C182];1;2);MID([.B182];1;2))" office:value-type="string" office:string-value="20CC">
            <text:p>20CC</text:p>
          </table:table-cell>
          <table:table-cell/>
          <table:table-cell table:style-name="ce11" office:value-type="string">
            <text:p>ROB_MISC_EVENTS.LBR_INSERTS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CDH</text:p>
          </table:table-cell>
          <table:table-cell table:style-name="ce11" office:value-type="string">
            <text:p>01H</text:p>
          </table:table-cell>
          <table:table-cell table:formula="of:=CONCATENATE(MID([.C183];1;2);MID([.B183];1;2))" office:value-type="string" office:string-value="01CD">
            <text:p>01CD</text:p>
          </table:table-cell>
          <table:table-cell/>
          <table:table-cell table:style-name="ce11" office:value-type="string">
            <text:p>MEM_TRANS_RETIRED.LOAD_LATENCY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CDH</text:p>
          </table:table-cell>
          <table:table-cell table:style-name="ce11" office:value-type="string">
            <text:p>02H</text:p>
          </table:table-cell>
          <table:table-cell table:formula="of:=CONCATENATE(MID([.C184];1;2);MID([.B184];1;2))" office:value-type="string" office:string-value="02CD">
            <text:p>02CD</text:p>
          </table:table-cell>
          <table:table-cell/>
          <table:table-cell table:style-name="ce11" office:value-type="string">
            <text:p>MEM_TRANS_RETIRED.PRECISE_STORE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D0H</text:p>
          </table:table-cell>
          <table:table-cell table:style-name="ce11" office:value-type="string">
            <text:p>01H</text:p>
          </table:table-cell>
          <table:table-cell table:formula="of:=CONCATENATE(MID([.C185];1;2);MID([.B185];1;2))" office:value-type="string" office:string-value="01D0">
            <text:p>01D0</text:p>
          </table:table-cell>
          <table:table-cell/>
          <table:table-cell table:style-name="ce11" office:value-type="string">
            <text:p>MEM_UOPS_RETIRED.LOADS</text:p>
          </table:table-cell>
          <table:table-cell/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D0H</text:p>
          </table:table-cell>
          <table:table-cell table:style-name="ce11" office:value-type="string">
            <text:p>02H</text:p>
          </table:table-cell>
          <table:table-cell table:formula="of:=CONCATENATE(MID([.C186];1;2);MID([.B186];1;2))" office:value-type="string" office:string-value="02D0">
            <text:p>02D0</text:p>
          </table:table-cell>
          <table:table-cell/>
          <table:table-cell table:style-name="ce11" office:value-type="string">
            <text:p>MEM_UOPS_RETIRED.STORES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D0H</text:p>
          </table:table-cell>
          <table:table-cell table:style-name="ce11" office:value-type="string">
            <text:p>10H</text:p>
          </table:table-cell>
          <table:table-cell table:formula="of:=CONCATENATE(MID([.C187];1;2);MID([.B187];1;2))" office:value-type="string" office:string-value="10D0">
            <text:p>10D0</text:p>
          </table:table-cell>
          <table:table-cell/>
          <table:table-cell table:style-name="ce11" office:value-type="string">
            <text:p>MEM_UOPS_RETIRED.STLB_MISS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D0H</text:p>
          </table:table-cell>
          <table:table-cell table:style-name="ce11" office:value-type="string">
            <text:p>20H</text:p>
          </table:table-cell>
          <table:table-cell table:formula="of:=CONCATENATE(MID([.C188];1;2);MID([.B188];1;2))" office:value-type="string" office:string-value="20D0">
            <text:p>20D0</text:p>
          </table:table-cell>
          <table:table-cell/>
          <table:table-cell table:style-name="ce11" office:value-type="string">
            <text:p>MEM_UOPS_RETIRED.LOCK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D0H</text:p>
          </table:table-cell>
          <table:table-cell table:style-name="ce11" office:value-type="string">
            <text:p>40H</text:p>
          </table:table-cell>
          <table:table-cell table:formula="of:=CONCATENATE(MID([.C189];1;2);MID([.B189];1;2))" office:value-type="string" office:string-value="40D0">
            <text:p>40D0</text:p>
          </table:table-cell>
          <table:table-cell/>
          <table:table-cell table:style-name="ce11" office:value-type="string">
            <text:p>MEM_UOPS_RETIRED.SPLIT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D0H</text:p>
          </table:table-cell>
          <table:table-cell table:style-name="ce11" office:value-type="string">
            <text:p>80H</text:p>
          </table:table-cell>
          <table:table-cell table:formula="of:=CONCATENATE(MID([.C190];1;2);MID([.B190];1;2))" office:value-type="string" office:string-value="80D0">
            <text:p>80D0</text:p>
          </table:table-cell>
          <table:table-cell/>
          <table:table-cell table:style-name="ce11" office:value-type="string">
            <text:p>MEM_UOPS_RETIRED.ALL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D1H</text:p>
          </table:table-cell>
          <table:table-cell table:style-name="ce11" office:value-type="string">
            <text:p>01H</text:p>
          </table:table-cell>
          <table:table-cell table:formula="of:=CONCATENATE(MID([.C191];1;2);MID([.B191];1;2))" office:value-type="string" office:string-value="01D1">
            <text:p>01D1</text:p>
          </table:table-cell>
          <table:table-cell/>
          <table:table-cell table:style-name="ce11" office:value-type="string">
            <text:p>MEM_LOAD_UOPS_RETIRED.L1_HIT</text:p>
          </table:table-cell>
          <table:table-cell/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D1H</text:p>
          </table:table-cell>
          <table:table-cell table:style-name="ce11" office:value-type="string">
            <text:p>02H</text:p>
          </table:table-cell>
          <table:table-cell table:formula="of:=CONCATENATE(MID([.C192];1;2);MID([.B192];1;2))" office:value-type="string" office:string-value="02D1">
            <text:p>02D1</text:p>
          </table:table-cell>
          <table:table-cell/>
          <table:table-cell table:style-name="ce11" office:value-type="string">
            <text:p>MEM_LOAD_UOPS_RETIRED.L2_HIT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D1H</text:p>
          </table:table-cell>
          <table:table-cell table:style-name="ce11" office:value-type="string">
            <text:p>04H</text:p>
          </table:table-cell>
          <table:table-cell table:formula="of:=CONCATENATE(MID([.C193];1;2);MID([.B193];1;2))" office:value-type="string" office:string-value="04D1">
            <text:p>04D1</text:p>
          </table:table-cell>
          <table:table-cell/>
          <table:table-cell table:style-name="ce11" office:value-type="string">
            <text:p>MEM_LOAD_UOPS_RETIRED.LLC_HIT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D1H</text:p>
          </table:table-cell>
          <table:table-cell table:style-name="ce11" office:value-type="string">
            <text:p>20H</text:p>
          </table:table-cell>
          <table:table-cell table:formula="of:=CONCATENATE(MID([.C194];1;2);MID([.B194];1;2))" office:value-type="string" office:string-value="20D1">
            <text:p>20D1</text:p>
          </table:table-cell>
          <table:table-cell/>
          <table:table-cell table:style-name="ce11" office:value-type="string">
            <text:p>MEM_LOAD_UOPS_RETIRED.LLC_MISS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>
            <text:p>D1H</text:p>
          </table:table-cell>
          <table:table-cell table:style-name="ce11" office:value-type="string">
            <text:p>40H</text:p>
          </table:table-cell>
          <table:table-cell table:formula="of:=CONCATENATE(MID([.C195];1;2);MID([.B195];1;2))" office:value-type="string" office:string-value="40D1">
            <text:p>40D1</text:p>
          </table:table-cell>
          <table:table-cell/>
          <table:table-cell table:style-name="ce11" office:value-type="string">
            <text:p>MEM_LOAD_UOPS_RETIRED.HIT_LFB</text:p>
          </table:table-cell>
          <table:table-cell table:style-name="ce11" office:value-type="string">
            <text:p>Retired load uops which data sources were load uops missed L1 but hit FB due to preceding miss to the same cache line with data not ready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D2H</text:p>
          </table:table-cell>
          <table:table-cell table:style-name="ce11" office:value-type="string">
            <text:p>01H</text:p>
          </table:table-cell>
          <table:table-cell table:formula="of:=CONCATENATE(MID([.C196];1;2);MID([.B196];1;2))" office:value-type="string" office:string-value="01D2">
            <text:p>01D2</text:p>
          </table:table-cell>
          <table:table-cell/>
          <table:table-cell table:style-name="ce11" office:value-type="string">
            <text:p>MEM_LOAD_UOPS_LLC_HIT_RETIRED.XSNP_MISS</text:p>
          </table:table-cell>
          <table:table-cell table:style-name="ce11" office:value-type="string">
            <text:p>Retired load uops whose data source was an onpackage core cache LLC hit and cross-core snoop missed.</text:p>
          </table:table-cell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D2H</text:p>
          </table:table-cell>
          <table:table-cell table:style-name="ce11" office:value-type="string">
            <text:p>02H</text:p>
          </table:table-cell>
          <table:table-cell table:formula="of:=CONCATENATE(MID([.C197];1;2);MID([.B197];1;2))" office:value-type="string" office:string-value="02D2">
            <text:p>02D2</text:p>
          </table:table-cell>
          <table:table-cell/>
          <table:table-cell table:style-name="ce11" office:value-type="string">
            <text:p>MEM_LOAD_UOPS_LLC_HIT_RETIRED.XSNP_HIT</text:p>
          </table:table-cell>
          <table:table-cell table:style-name="ce11" office:value-type="string">
            <text:p>Retired load uops whose data source was an onpackage LLC hit and cross-core snoop hits.</text:p>
          </table:table-cell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D2H</text:p>
          </table:table-cell>
          <table:table-cell table:style-name="ce11" office:value-type="string">
            <text:p>04H</text:p>
          </table:table-cell>
          <table:table-cell table:formula="of:=CONCATENATE(MID([.C198];1;2);MID([.B198];1;2))" office:value-type="string" office:string-value="04D2">
            <text:p>04D2</text:p>
          </table:table-cell>
          <table:table-cell/>
          <table:table-cell table:style-name="ce11" office:value-type="string">
            <text:p>MEM_LOAD_UOPS_LLC_HIT_RETIRED.XSNP_HITM</text:p>
          </table:table-cell>
          <table:table-cell table:style-name="ce11" office:value-type="string">
            <text:p>Retired load uops whose data source was an onpackage core cache with HitM responses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D2H</text:p>
          </table:table-cell>
          <table:table-cell table:style-name="ce11" office:value-type="string">
            <text:p>08H</text:p>
          </table:table-cell>
          <table:table-cell table:formula="of:=CONCATENATE(MID([.C199];1;2);MID([.B199];1;2))" office:value-type="string" office:string-value="08D2">
            <text:p>08D2</text:p>
          </table:table-cell>
          <table:table-cell/>
          <table:table-cell table:style-name="ce11" office:value-type="string">
            <text:p>MEM_LOAD_UOPS_LLC_HIT_RETIRED.XSNP_NONE</text:p>
          </table:table-cell>
          <table:table-cell table:style-name="ce11" office:value-type="string">
            <text:p>Retired load uops whose data source was LLC hit with no snoop required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D3H</text:p>
          </table:table-cell>
          <table:table-cell table:style-name="ce11" office:value-type="string">
            <text:p>01H</text:p>
          </table:table-cell>
          <table:table-cell table:formula="of:=CONCATENATE(MID([.C200];1;2);MID([.B200];1;2))" office:value-type="string" office:string-value="01D3">
            <text:p>01D3</text:p>
          </table:table-cell>
          <table:table-cell/>
          <table:table-cell table:style-name="ce11" office:value-type="string">
            <text:p>MEM_LOAD_UOPS_LLC_MISS_RETIRED.LOCAL_DRAM</text:p>
          </table:table-cell>
          <table:table-cell table:style-name="ce11" office:value-type="string">
            <text:p>Retired load uops whose data source was local memory (cross-socket snoop not needed or missed).</text:p>
          </table:table-cell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E6H</text:p>
          </table:table-cell>
          <table:table-cell table:style-name="ce11" office:value-type="string">
            <text:p>1FH</text:p>
          </table:table-cell>
          <table:table-cell table:formula="of:=CONCATENATE(MID([.C201];1;2);MID([.B201];1;2))" office:value-type="string" office:string-value="1FE6">
            <text:p>1FE6</text:p>
          </table:table-cell>
          <table:table-cell/>
          <table:table-cell table:style-name="ce11" office:value-type="string">
            <text:p>BACLEARS.ANY</text:p>
          </table:table-cell>
          <table:table-cell table:style-name="ce11" office:value-type="string">
            <text:p>Number of front end re-steers due to BPU misprediction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F0H</text:p>
          </table:table-cell>
          <table:table-cell table:style-name="ce11" office:value-type="string">
            <text:p>01H</text:p>
          </table:table-cell>
          <table:table-cell table:formula="of:=CONCATENATE(MID([.C202];1;2);MID([.B202];1;2))" office:value-type="string" office:string-value="01F0">
            <text:p>01F0</text:p>
          </table:table-cell>
          <table:table-cell/>
          <table:table-cell table:style-name="ce11" office:value-type="string">
            <text:p>L2_TRANS.DEMAND_DATA_RD</text:p>
          </table:table-cell>
          <table:table-cell table:style-name="ce11" office:value-type="string">
            <text:p>Demand Data Read request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F0H</text:p>
          </table:table-cell>
          <table:table-cell table:style-name="ce11" office:value-type="string">
            <text:p>02H</text:p>
          </table:table-cell>
          <table:table-cell table:formula="of:=CONCATENATE(MID([.C203];1;2);MID([.B203];1;2))" office:value-type="string" office:string-value="02F0">
            <text:p>02F0</text:p>
          </table:table-cell>
          <table:table-cell/>
          <table:table-cell table:style-name="ce11" office:value-type="string">
            <text:p>L2_TRANS.RFO</text:p>
          </table:table-cell>
          <table:table-cell table:style-name="ce11" office:value-type="string">
            <text:p>RFO request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F0H</text:p>
          </table:table-cell>
          <table:table-cell table:style-name="ce11" office:value-type="string">
            <text:p>04H</text:p>
          </table:table-cell>
          <table:table-cell table:formula="of:=CONCATENATE(MID([.C204];1;2);MID([.B204];1;2))" office:value-type="string" office:string-value="04F0">
            <text:p>04F0</text:p>
          </table:table-cell>
          <table:table-cell/>
          <table:table-cell table:style-name="ce11" office:value-type="string">
            <text:p>L2_TRANS.CODE_RD</text:p>
          </table:table-cell>
          <table:table-cell table:style-name="ce11" office:value-type="string">
            <text:p>L2 cache accesses when fetching instructions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F0H</text:p>
          </table:table-cell>
          <table:table-cell table:style-name="ce11" office:value-type="string">
            <text:p>08H</text:p>
          </table:table-cell>
          <table:table-cell table:formula="of:=CONCATENATE(MID([.C205];1;2);MID([.B205];1;2))" office:value-type="string" office:string-value="08F0">
            <text:p>08F0</text:p>
          </table:table-cell>
          <table:table-cell/>
          <table:table-cell table:style-name="ce11" office:value-type="string">
            <text:p>L2_TRANS.ALL_PF</text:p>
          </table:table-cell>
          <table:table-cell table:style-name="ce11" office:value-type="string">
            <text:p>Any MLC or LLC HW prefetch accessing L2, including rejects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F0H</text:p>
          </table:table-cell>
          <table:table-cell table:style-name="ce11" office:value-type="string">
            <text:p>10H</text:p>
          </table:table-cell>
          <table:table-cell table:formula="of:=CONCATENATE(MID([.C206];1;2);MID([.B206];1;2))" office:value-type="string" office:string-value="10F0">
            <text:p>10F0</text:p>
          </table:table-cell>
          <table:table-cell/>
          <table:table-cell table:style-name="ce11" office:value-type="string">
            <text:p>L2_TRANS.L1D_WB</text:p>
          </table:table-cell>
          <table:table-cell table:style-name="ce11" office:value-type="string">
            <text:p>L1D writeback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F0H</text:p>
          </table:table-cell>
          <table:table-cell table:style-name="ce11" office:value-type="string">
            <text:p>20H</text:p>
          </table:table-cell>
          <table:table-cell table:formula="of:=CONCATENATE(MID([.C207];1;2);MID([.B207];1;2))" office:value-type="string" office:string-value="20F0">
            <text:p>20F0</text:p>
          </table:table-cell>
          <table:table-cell/>
          <table:table-cell table:style-name="ce11" office:value-type="string">
            <text:p>L2_TRANS.L2_FILL</text:p>
          </table:table-cell>
          <table:table-cell table:style-name="ce11" office:value-type="string">
            <text:p>L2 fill request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F0H</text:p>
          </table:table-cell>
          <table:table-cell table:style-name="ce11" office:value-type="string">
            <text:p>40H</text:p>
          </table:table-cell>
          <table:table-cell table:formula="of:=CONCATENATE(MID([.C208];1;2);MID([.B208];1;2))" office:value-type="string" office:string-value="40F0">
            <text:p>40F0</text:p>
          </table:table-cell>
          <table:table-cell/>
          <table:table-cell table:style-name="ce11" office:value-type="string">
            <text:p>L2_TRANS.L2_WB</text:p>
          </table:table-cell>
          <table:table-cell table:style-name="ce11" office:value-type="string">
            <text:p>L2 writeback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F0H</text:p>
          </table:table-cell>
          <table:table-cell table:style-name="ce11" office:value-type="string">
            <text:p>80H</text:p>
          </table:table-cell>
          <table:table-cell table:formula="of:=CONCATENATE(MID([.C209];1;2);MID([.B209];1;2))" office:value-type="string" office:string-value="80F0">
            <text:p>80F0</text:p>
          </table:table-cell>
          <table:table-cell/>
          <table:table-cell table:style-name="ce11" office:value-type="string">
            <text:p>L2_TRANS.ALL_REQUESTS</text:p>
          </table:table-cell>
          <table:table-cell table:style-name="ce11" office:value-type="string">
            <text:p>Transactions accessing L2 pipe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F1H</text:p>
          </table:table-cell>
          <table:table-cell table:style-name="ce11" office:value-type="string">
            <text:p>01H</text:p>
          </table:table-cell>
          <table:table-cell table:formula="of:=CONCATENATE(MID([.C210];1;2);MID([.B210];1;2))" office:value-type="string" office:string-value="01F1">
            <text:p>01F1</text:p>
          </table:table-cell>
          <table:table-cell/>
          <table:table-cell table:style-name="ce11" office:value-type="string">
            <text:p>L2_LINES_IN.I</text:p>
          </table:table-cell>
          <table:table-cell table:style-name="ce11" office:value-type="string">
            <text:p>L2 cache lines in I state filling L2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F1H</text:p>
          </table:table-cell>
          <table:table-cell table:style-name="ce11" office:value-type="string">
            <text:p>02H</text:p>
          </table:table-cell>
          <table:table-cell table:formula="of:=CONCATENATE(MID([.C211];1;2);MID([.B211];1;2))" office:value-type="string" office:string-value="02F1">
            <text:p>02F1</text:p>
          </table:table-cell>
          <table:table-cell/>
          <table:table-cell table:style-name="ce11" office:value-type="string">
            <text:p>L2_LINES_IN.S</text:p>
          </table:table-cell>
          <table:table-cell table:style-name="ce11" office:value-type="string">
            <text:p>L2 cache lines in S state filling L2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F1H</text:p>
          </table:table-cell>
          <table:table-cell table:style-name="ce11" office:value-type="string">
            <text:p>04H</text:p>
          </table:table-cell>
          <table:table-cell table:formula="of:=CONCATENATE(MID([.C212];1;2);MID([.B212];1;2))" office:value-type="string" office:string-value="04F1">
            <text:p>04F1</text:p>
          </table:table-cell>
          <table:table-cell/>
          <table:table-cell table:style-name="ce11" office:value-type="string">
            <text:p>L2_LINES_IN.E</text:p>
          </table:table-cell>
          <table:table-cell table:style-name="ce11" office:value-type="string">
            <text:p>L2 cache lines in E state filling L2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F1H</text:p>
          </table:table-cell>
          <table:table-cell table:style-name="ce11" office:value-type="string">
            <text:p>07H</text:p>
          </table:table-cell>
          <table:table-cell table:formula="of:=CONCATENATE(MID([.C213];1;2);MID([.B213];1;2))" office:value-type="string" office:string-value="07F1">
            <text:p>07F1</text:p>
          </table:table-cell>
          <table:table-cell/>
          <table:table-cell table:style-name="ce11" office:value-type="string">
            <text:p>L2_LINES_IN.ALL</text:p>
          </table:table-cell>
          <table:table-cell table:style-name="ce11" office:value-type="string">
            <text:p>L2 cache lines filling L2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F2H</text:p>
          </table:table-cell>
          <table:table-cell table:style-name="ce11" office:value-type="string">
            <text:p>01H</text:p>
          </table:table-cell>
          <table:table-cell table:formula="of:=CONCATENATE(MID([.C214];1;2);MID([.B214];1;2))" office:value-type="string" office:string-value="01F2">
            <text:p>01F2</text:p>
          </table:table-cell>
          <table:table-cell/>
          <table:table-cell table:style-name="ce11" office:value-type="string">
            <text:p>L2_LINES_OUT.DEMAND_CLEAN</text:p>
          </table:table-cell>
          <table:table-cell table:style-name="ce11" office:value-type="string">
            <text:p>Clean L2 cache lines evicted by demand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F2H</text:p>
          </table:table-cell>
          <table:table-cell table:style-name="ce11" office:value-type="string">
            <text:p>02H</text:p>
          </table:table-cell>
          <table:table-cell table:formula="of:=CONCATENATE(MID([.C215];1;2);MID([.B215];1;2))" office:value-type="string" office:string-value="02F2">
            <text:p>02F2</text:p>
          </table:table-cell>
          <table:table-cell/>
          <table:table-cell table:style-name="ce11" office:value-type="string">
            <text:p>L2_LINES_OUT.DEMAND_DIRTY</text:p>
          </table:table-cell>
          <table:table-cell table:style-name="ce11" office:value-type="string">
            <text:p>Dirty L2 cache lines evicted by demand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F2H</text:p>
          </table:table-cell>
          <table:table-cell table:style-name="ce11" office:value-type="string">
            <text:p>04H</text:p>
          </table:table-cell>
          <table:table-cell table:formula="of:=CONCATENATE(MID([.C216];1;2);MID([.B216];1;2))" office:value-type="string" office:string-value="04F2">
            <text:p>04F2</text:p>
          </table:table-cell>
          <table:table-cell/>
          <table:table-cell table:style-name="ce11" office:value-type="string">
            <text:p>L2_LINES_OUT.PF_CLEAN</text:p>
          </table:table-cell>
          <table:table-cell table:style-name="ce11" office:value-type="string">
            <text:p>Clean L2 cache lines evicted by the MLC prefetcher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F2H</text:p>
          </table:table-cell>
          <table:table-cell table:style-name="ce11" office:value-type="string">
            <text:p>08H</text:p>
          </table:table-cell>
          <table:table-cell table:formula="of:=CONCATENATE(MID([.C217];1;2);MID([.B217];1;2))" office:value-type="string" office:string-value="08F2">
            <text:p>08F2</text:p>
          </table:table-cell>
          <table:table-cell/>
          <table:table-cell table:style-name="ce11" office:value-type="string">
            <text:p>L2_LINES_OUT.PF_DIRTY</text:p>
          </table:table-cell>
          <table:table-cell table:style-name="ce11" office:value-type="string">
            <text:p>Dirty L2 cache lines evicted by the MLC prefetcher.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F2H</text:p>
          </table:table-cell>
          <table:table-cell table:style-name="ce11" office:value-type="string">
            <text:p>0AH</text:p>
          </table:table-cell>
          <table:table-cell table:formula="of:=CONCATENATE(MID([.C218];1;2);MID([.B218];1;2))" office:value-type="string" office:string-value="0AF2">
            <text:p>0AF2</text:p>
          </table:table-cell>
          <table:table-cell/>
          <table:table-cell table:style-name="ce11" office:value-type="string">
            <text:p>L2_LINES_OUT.DIRTY_ALL</text:p>
          </table:table-cell>
          <table:table-cell table:style-name="ce11" office:value-type="string">
            <text:p>Dirty L2 cache lines filling the L2.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 table:number-rows-repeated="4">
          <table:table-cell/>
          <table:table-cell table:style-name="ce11" table:number-columns-repeated="2"/>
          <table:table-cell table:number-columns-repeated="2"/>
          <table:table-cell table:style-name="ce11"/>
          <table:table-cell table:number-columns-repeated="1017"/>
        </table:table-row>
        <table:table-row table:style-name="ro1">
          <table:table-cell table:number-columns-repeated="5"/>
          <table:table-cell table:style-name="ce11"/>
          <table:table-cell table:number-columns-repeated="1017"/>
        </table:table-row>
        <table:table-row table:style-name="ro1" table:number-rows-repeated="104835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xtended" table:style-name="ta1"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row table:style-name="ro1" table:number-rows-repeated="3">
          <table:table-cell table:number-columns-repeated="10"/>
        </table:table-row>
        <table:table-row table:style-name="ro3">
          <table:table-cell table:number-columns-repeated="2"/>
          <table:table-cell table:style-name="ce13" office:value-type="string">
            <text:p>Event</text:p>
            <text:p>Num.</text:p>
          </table:table-cell>
          <table:table-cell table:style-name="ce13" office:value-type="string">
            <text:p>Umask</text:p>
            <text:p>Value</text:p>
          </table:table-cell>
          <table:table-cell table:style-name="ce13" office:value-type="string">
            <text:p>Perf</text:p>
            <text:p>Event</text:p>
          </table:table-cell>
          <table:table-cell table:style-name="ce13"/>
          <table:table-cell table:style-name="ce13" office:value-type="string">
            <text:p>Event Mask Mnemonic</text:p>
          </table:table-cell>
          <table:table-cell table:style-name="ce13" office:value-type="string">
            <text:p>Description</text:p>
          </table:table-cell>
          <table:table-cell table:style-name="ce13" office:value-type="string">
            <text:p>Comment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>
            <text:p>03H</text:p>
          </table:table-cell>
          <table:table-cell table:style-name="ce14" office:value-type="string">
            <text:p>02H</text:p>
          </table:table-cell>
          <table:table-cell table:style-name="ce15" table:formula="of:=CONCATENATE(MID([.D5];1;2);MID([.C5];1;2))" office:value-type="string" office:string-value="0203">
            <text:p>0203</text:p>
          </table:table-cell>
          <table:table-cell table:style-name="ce15"/>
          <table:table-cell table:style-name="ce14" office:value-type="string">
            <text:p>LD_BLOCKS.STORE_FORWARD</text:p>
          </table:table-cell>
          <table:table-cell table:style-name="ce14" office:value-type="string">
            <text:p>loads blocked by overlapping with store buffer that cannot be forwarded 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05H</text:p>
          </table:table-cell>
          <table:table-cell table:style-name="ce14" office:value-type="string">
            <text:p>01H</text:p>
          </table:table-cell>
          <table:table-cell table:style-name="ce15" table:formula="of:=CONCATENATE(MID([.D6];1;2);MID([.C6];1;2))" office:value-type="string" office:string-value="0105">
            <text:p>0105</text:p>
          </table:table-cell>
          <table:table-cell table:style-name="ce15"/>
          <table:table-cell table:style-name="ce14" office:value-type="string">
            <text:p>MISALIGN_MEM_REF.LOADS</text:p>
          </table:table-cell>
          <table:table-cell table:style-name="ce14" office:value-type="string">
            <text:p>Speculative cache-line split load uops dispatched to L1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05H</text:p>
          </table:table-cell>
          <table:table-cell table:style-name="ce14" office:value-type="string">
            <text:p>02H</text:p>
          </table:table-cell>
          <table:table-cell table:style-name="ce15" table:formula="of:=CONCATENATE(MID([.D7];1;2);MID([.C7];1;2))" office:value-type="string" office:string-value="0205">
            <text:p>0205</text:p>
          </table:table-cell>
          <table:table-cell table:style-name="ce15"/>
          <table:table-cell table:style-name="ce14" office:value-type="string">
            <text:p>MISALIGN_MEM_REF.STORES</text:p>
          </table:table-cell>
          <table:table-cell table:style-name="ce14" office:value-type="string">
            <text:p>Speculative cache-line split Store-address uops dispatched to L1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07H</text:p>
          </table:table-cell>
          <table:table-cell table:style-name="ce14" office:value-type="string">
            <text:p>01H</text:p>
          </table:table-cell>
          <table:table-cell table:style-name="ce15" table:formula="of:=CONCATENATE(MID([.D8];1;2);MID([.C8];1;2))" office:value-type="string" office:string-value="0107">
            <text:p>0107</text:p>
          </table:table-cell>
          <table:table-cell table:style-name="ce15"/>
          <table:table-cell table:style-name="ce14" office:value-type="string">
            <text:p>LD_BLOCKS_PARTIAL.ADDRESS_ALIAS</text:p>
          </table:table-cell>
          <table:table-cell table:style-name="ce14" office:value-type="string">
            <text:p>False dependencies in MOB due to partial compare on address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08H</text:p>
          </table:table-cell>
          <table:table-cell table:style-name="ce14" office:value-type="string">
            <text:p>81H</text:p>
          </table:table-cell>
          <table:table-cell table:style-name="ce15" table:formula="of:=CONCATENATE(MID([.D9];1;2);MID([.C9];1;2))" office:value-type="string" office:string-value="8108">
            <text:p>8108</text:p>
          </table:table-cell>
          <table:table-cell table:style-name="ce15"/>
          <table:table-cell table:style-name="ce14" office:value-type="string">
            <text:p>DTLB_LOAD_MISSES.MISS_CAUSES_A_WALK</text:p>
          </table:table-cell>
          <table:table-cell table:style-name="ce14" office:value-type="string">
            <text:p>Misses in all TLB levels that cause a page walk of any page size from demand loads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08H</text:p>
          </table:table-cell>
          <table:table-cell table:style-name="ce14" office:value-type="string">
            <text:p>82H</text:p>
          </table:table-cell>
          <table:table-cell table:style-name="ce15" table:formula="of:=CONCATENATE(MID([.D10];1;2);MID([.C10];1;2))" office:value-type="string" office:string-value="8208">
            <text:p>8208</text:p>
          </table:table-cell>
          <table:table-cell table:style-name="ce15"/>
          <table:table-cell table:style-name="ce14" office:value-type="string">
            <text:p>DTLB_LOAD_MISSES.WALK_COMPLETED</text:p>
          </table:table-cell>
          <table:table-cell table:style-name="ce14"/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08H</text:p>
          </table:table-cell>
          <table:table-cell table:style-name="ce14" office:value-type="string">
            <text:p>84H</text:p>
          </table:table-cell>
          <table:table-cell table:style-name="ce15" table:formula="of:=CONCATENATE(MID([.D11];1;2);MID([.C11];1;2))" office:value-type="string" office:string-value="8408">
            <text:p>8408</text:p>
          </table:table-cell>
          <table:table-cell table:style-name="ce15"/>
          <table:table-cell table:style-name="ce14" office:value-type="string">
            <text:p>DTLB_LOAD_MISSES.WALK_DURATION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0EH</text:p>
          </table:table-cell>
          <table:table-cell table:style-name="ce14" office:value-type="string">
            <text:p>01H</text:p>
          </table:table-cell>
          <table:table-cell table:style-name="ce15" table:formula="of:=CONCATENATE(MID([.D12];1;2);MID([.C12];1;2))" office:value-type="string" office:string-value="010E">
            <text:p>010E</text:p>
          </table:table-cell>
          <table:table-cell table:style-name="ce15"/>
          <table:table-cell table:style-name="ce14" office:value-type="string">
            <text:p>UOPS_ISSUED.ANY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0EH</text:p>
          </table:table-cell>
          <table:table-cell table:style-name="ce14" office:value-type="string">
            <text:p>10H</text:p>
          </table:table-cell>
          <table:table-cell table:style-name="ce15" table:formula="of:=CONCATENATE(MID([.D13];1;2);MID([.C13];1;2))" office:value-type="string" office:string-value="100E">
            <text:p>100E</text:p>
          </table:table-cell>
          <table:table-cell table:style-name="ce15"/>
          <table:table-cell table:style-name="ce14" office:value-type="string">
            <text:p>UOPS_ISSUED.FLAGS_MERGE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0EH</text:p>
          </table:table-cell>
          <table:table-cell table:style-name="ce14" office:value-type="string">
            <text:p>20H</text:p>
          </table:table-cell>
          <table:table-cell table:style-name="ce15" table:formula="of:=CONCATENATE(MID([.D14];1;2);MID([.C14];1;2))" office:value-type="string" office:string-value="200E">
            <text:p>200E</text:p>
          </table:table-cell>
          <table:table-cell table:style-name="ce15"/>
          <table:table-cell table:style-name="ce14" office:value-type="string">
            <text:p>UOPS_ISSUED.SLOW_LEA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0EH</text:p>
          </table:table-cell>
          <table:table-cell table:style-name="ce14" office:value-type="string">
            <text:p>40H</text:p>
          </table:table-cell>
          <table:table-cell table:style-name="ce15" table:formula="of:=CONCATENATE(MID([.D15];1;2);MID([.C15];1;2))" office:value-type="string" office:string-value="400E">
            <text:p>400E</text:p>
          </table:table-cell>
          <table:table-cell table:style-name="ce15"/>
          <table:table-cell table:style-name="ce14" office:value-type="string">
            <text:p>UOPS_ISSUED.SiNGLE_MU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14H</text:p>
          </table:table-cell>
          <table:table-cell table:style-name="ce14" office:value-type="string">
            <text:p>01H</text:p>
          </table:table-cell>
          <table:table-cell table:style-name="ce15" table:formula="of:=CONCATENATE(MID([.D16];1;2);MID([.C16];1;2))" office:value-type="string" office:string-value="0114">
            <text:p>0114</text:p>
          </table:table-cell>
          <table:table-cell table:style-name="ce15"/>
          <table:table-cell table:style-name="ce14" office:value-type="string">
            <text:p>ARITH.FPU_DIV_ACTIVE</text:p>
          </table:table-cell>
          <table:table-cell table:style-name="ce15" table:number-columns-repeated="2"/>
          <table:table-cell/>
        </table:table-row>
        <table:table-row table:style-name="ro1">
          <table:table-cell/>
          <table:table-cell table:style-name="ce12"/>
          <table:table-cell table:style-name="ce14" office:value-type="string">
            <text:p>20H</text:p>
          </table:table-cell>
          <table:table-cell table:style-name="ce14" office:value-type="string">
            <text:p>01H</text:p>
          </table:table-cell>
          <table:table-cell table:style-name="ce15" table:formula="of:=CONCATENATE(MID([.D17];1;2);MID([.C17];1;2))" office:value-type="string" office:string-value="0120">
            <text:p>0120</text:p>
          </table:table-cell>
          <table:table-cell table:style-name="ce15"/>
          <table:table-cell table:style-name="ce14" office:value-type="string">
            <text:p>LSD_OVERFLOW</text:p>
          </table:table-cell>
          <table:table-cell table:style-name="ce15" office:value-type="string">
            <text:p>Loops that can't stream from the instruction queue.</text:p>
          </table:table-cell>
          <table:table-cell table:style-name="ce15" office:value-type="string">
            <text:p>32nm Core i7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01H</text:p>
          </table:table-cell>
          <table:table-cell table:style-name="ce15" table:formula="of:=CONCATENATE(MID([.D18];1;2);MID([.C18];1;2))" office:value-type="string" office:string-value="0124">
            <text:p>0124</text:p>
          </table:table-cell>
          <table:table-cell table:style-name="ce15"/>
          <table:table-cell table:style-name="ce14" office:value-type="string">
            <text:p>L2_RQSTS.DEMAND_DATA_RD_HI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03H</text:p>
          </table:table-cell>
          <table:table-cell table:style-name="ce15" table:formula="of:=CONCATENATE(MID([.D19];1;2);MID([.C19];1;2))" office:value-type="string" office:string-value="0324">
            <text:p>0324</text:p>
          </table:table-cell>
          <table:table-cell table:style-name="ce15"/>
          <table:table-cell table:style-name="ce14" office:value-type="string">
            <text:p>L2_RQSTS.ALL_DEMAND_DATA_R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04H</text:p>
          </table:table-cell>
          <table:table-cell table:style-name="ce15" table:formula="of:=CONCATENATE(MID([.D20];1;2);MID([.C20];1;2))" office:value-type="string" office:string-value="0424">
            <text:p>0424</text:p>
          </table:table-cell>
          <table:table-cell table:style-name="ce15"/>
          <table:table-cell table:style-name="ce14" office:value-type="string">
            <text:p>L2_RQSTS.RFO_HIT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08H</text:p>
          </table:table-cell>
          <table:table-cell table:style-name="ce15" table:formula="of:=CONCATENATE(MID([.D21];1;2);MID([.C21];1;2))" office:value-type="string" office:string-value="0824">
            <text:p>0824</text:p>
          </table:table-cell>
          <table:table-cell table:style-name="ce15"/>
          <table:table-cell table:style-name="ce14" office:value-type="string">
            <text:p>L2_RQSTS.RFO_MIS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0CH</text:p>
          </table:table-cell>
          <table:table-cell table:style-name="ce15" table:formula="of:=CONCATENATE(MID([.D22];1;2);MID([.C22];1;2))" office:value-type="string" office:string-value="0C24">
            <text:p>0C24</text:p>
          </table:table-cell>
          <table:table-cell table:style-name="ce15"/>
          <table:table-cell table:style-name="ce14" office:value-type="string">
            <text:p>L2_RQSTS.ALL_RFO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10H</text:p>
          </table:table-cell>
          <table:table-cell table:style-name="ce15" table:formula="of:=CONCATENATE(MID([.D23];1;2);MID([.C23];1;2))" office:value-type="string" office:string-value="1024">
            <text:p>1024</text:p>
          </table:table-cell>
          <table:table-cell table:style-name="ce15"/>
          <table:table-cell table:style-name="ce14" office:value-type="string">
            <text:p>L2_RQSTS.CODE_RD_HI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20H</text:p>
          </table:table-cell>
          <table:table-cell table:style-name="ce15" table:formula="of:=CONCATENATE(MID([.D24];1;2);MID([.C24];1;2))" office:value-type="string" office:string-value="2024">
            <text:p>2024</text:p>
          </table:table-cell>
          <table:table-cell table:style-name="ce15"/>
          <table:table-cell table:style-name="ce14" office:value-type="string">
            <text:p>L2_RQSTS.CODE_RD_MIS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30H</text:p>
          </table:table-cell>
          <table:table-cell table:style-name="ce15" table:formula="of:=CONCATENATE(MID([.D25];1;2);MID([.C25];1;2))" office:value-type="string" office:string-value="3024">
            <text:p>3024</text:p>
          </table:table-cell>
          <table:table-cell table:style-name="ce15"/>
          <table:table-cell table:style-name="ce14" office:value-type="string">
            <text:p>L2_RQSTS.ALL_CODE_R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40H</text:p>
          </table:table-cell>
          <table:table-cell table:style-name="ce15" table:formula="of:=CONCATENATE(MID([.D26];1;2);MID([.C26];1;2))" office:value-type="string" office:string-value="4024">
            <text:p>4024</text:p>
          </table:table-cell>
          <table:table-cell table:style-name="ce15"/>
          <table:table-cell table:style-name="ce14" office:value-type="string">
            <text:p>L2_RQSTS.PF_HI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80H</text:p>
          </table:table-cell>
          <table:table-cell table:style-name="ce15" table:formula="of:=CONCATENATE(MID([.D27];1;2);MID([.C27];1;2))" office:value-type="string" office:string-value="8024">
            <text:p>8024</text:p>
          </table:table-cell>
          <table:table-cell table:style-name="ce15"/>
          <table:table-cell table:style-name="ce14" office:value-type="string">
            <text:p>L2_RQSTS.PF_MIS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C0H</text:p>
          </table:table-cell>
          <table:table-cell table:style-name="ce15" table:formula="of:=CONCATENATE(MID([.D28];1;2);MID([.C28];1;2))" office:value-type="string" office:string-value="C024">
            <text:p>C024</text:p>
          </table:table-cell>
          <table:table-cell table:style-name="ce15"/>
          <table:table-cell table:style-name="ce14" office:value-type="string">
            <text:p>L2_RQSTS.ALL_PF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7H</text:p>
          </table:table-cell>
          <table:table-cell table:style-name="ce14" office:value-type="string">
            <text:p>01H</text:p>
          </table:table-cell>
          <table:table-cell table:style-name="ce15" table:formula="of:=CONCATENATE(MID([.D29];1;2);MID([.C29];1;2))" office:value-type="string" office:string-value="0127">
            <text:p>0127</text:p>
          </table:table-cell>
          <table:table-cell table:style-name="ce15"/>
          <table:table-cell table:style-name="ce14" office:value-type="string">
            <text:p>L2_STORE_LOCK_RQSTS.MIS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7H</text:p>
          </table:table-cell>
          <table:table-cell table:style-name="ce14" office:value-type="string">
            <text:p>08H</text:p>
          </table:table-cell>
          <table:table-cell table:style-name="ce15" table:formula="of:=CONCATENATE(MID([.D30];1;2);MID([.C30];1;2))" office:value-type="string" office:string-value="0827">
            <text:p>0827</text:p>
          </table:table-cell>
          <table:table-cell table:style-name="ce15"/>
          <table:table-cell table:style-name="ce14" office:value-type="string">
            <text:p>L2_STORE_LOCK_RQSTS.HIT_M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7H</text:p>
          </table:table-cell>
          <table:table-cell table:style-name="ce14" office:value-type="string">
            <text:p>0FH</text:p>
          </table:table-cell>
          <table:table-cell table:style-name="ce15" table:formula="of:=CONCATENATE(MID([.D31];1;2);MID([.C31];1;2))" office:value-type="string" office:string-value="0F27">
            <text:p>0F27</text:p>
          </table:table-cell>
          <table:table-cell table:style-name="ce15"/>
          <table:table-cell table:style-name="ce14" office:value-type="string">
            <text:p>L2_STORE_LOCK_RQSTS.AL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8H</text:p>
          </table:table-cell>
          <table:table-cell table:style-name="ce14" office:value-type="string">
            <text:p>01H</text:p>
          </table:table-cell>
          <table:table-cell table:style-name="ce15" table:formula="of:=CONCATENATE(MID([.D32];1;2);MID([.C32];1;2))" office:value-type="string" office:string-value="0128">
            <text:p>0128</text:p>
          </table:table-cell>
          <table:table-cell table:style-name="ce15"/>
          <table:table-cell table:style-name="ce14" office:value-type="string">
            <text:p>L2_L1D_WB_RQSTS.MIS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8H</text:p>
          </table:table-cell>
          <table:table-cell table:style-name="ce14" office:value-type="string">
            <text:p>04H</text:p>
          </table:table-cell>
          <table:table-cell table:style-name="ce15" table:formula="of:=CONCATENATE(MID([.D33];1;2);MID([.C33];1;2))" office:value-type="string" office:string-value="0428">
            <text:p>0428</text:p>
          </table:table-cell>
          <table:table-cell table:style-name="ce15"/>
          <table:table-cell table:style-name="ce14" office:value-type="string">
            <text:p>L2_L1D_WB_RQSTS.HIT_E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8H</text:p>
          </table:table-cell>
          <table:table-cell table:style-name="ce14" office:value-type="string">
            <text:p>08H</text:p>
          </table:table-cell>
          <table:table-cell table:style-name="ce15" table:formula="of:=CONCATENATE(MID([.D34];1;2);MID([.C34];1;2))" office:value-type="string" office:string-value="0828">
            <text:p>0828</text:p>
          </table:table-cell>
          <table:table-cell table:style-name="ce15"/>
          <table:table-cell table:style-name="ce14" office:value-type="string">
            <text:p>L2_L1D_WB_RQSTS.HIT_M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8H</text:p>
          </table:table-cell>
          <table:table-cell table:style-name="ce14" office:value-type="string">
            <text:p>0FH</text:p>
          </table:table-cell>
          <table:table-cell table:style-name="ce15" table:formula="of:=CONCATENATE(MID([.D35];1;2);MID([.C35];1;2))" office:value-type="string" office:string-value="0F28">
            <text:p>0F28</text:p>
          </table:table-cell>
          <table:table-cell table:style-name="ce15"/>
          <table:table-cell table:style-name="ce14" office:value-type="string">
            <text:p>L2_L1D_WB_RQSTS.AL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EH</text:p>
          </table:table-cell>
          <table:table-cell table:style-name="ce14" office:value-type="string">
            <text:p>41H</text:p>
          </table:table-cell>
          <table:table-cell table:style-name="ce15" table:formula="of:=CONCATENATE(MID([.D36];1;2);MID([.C36];1;2))" office:value-type="string" office:string-value="412E">
            <text:p>412E</text:p>
          </table:table-cell>
          <table:table-cell table:style-name="ce15"/>
          <table:table-cell table:style-name="ce14" office:value-type="string">
            <text:p>LONGEST_LAT_CACHE.MIS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EH</text:p>
          </table:table-cell>
          <table:table-cell table:style-name="ce14" office:value-type="string">
            <text:p>4FH</text:p>
          </table:table-cell>
          <table:table-cell table:style-name="ce15" table:formula="of:=CONCATENATE(MID([.D37];1;2);MID([.C37];1;2))" office:value-type="string" office:string-value="4F2E">
            <text:p>4F2E</text:p>
          </table:table-cell>
          <table:table-cell table:style-name="ce15"/>
          <table:table-cell table:style-name="ce14" office:value-type="string">
            <text:p>LONGEST_LAT_CACHE.REFERENCE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3CH</text:p>
          </table:table-cell>
          <table:table-cell table:style-name="ce14" office:value-type="string">
            <text:p>00H</text:p>
          </table:table-cell>
          <table:table-cell table:style-name="ce15" table:formula="of:=CONCATENATE(MID([.D38];1;2);MID([.C38];1;2))" office:value-type="string" office:string-value="003C">
            <text:p>003C</text:p>
          </table:table-cell>
          <table:table-cell table:style-name="ce15"/>
          <table:table-cell table:style-name="ce14" office:value-type="string">
            <text:p>CPU_CLK_UNHALTED.THREAD_P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3CH</text:p>
          </table:table-cell>
          <table:table-cell table:style-name="ce14" office:value-type="string">
            <text:p>01H</text:p>
          </table:table-cell>
          <table:table-cell table:style-name="ce15" table:formula="of:=CONCATENATE(MID([.D39];1;2);MID([.C39];1;2))" office:value-type="string" office:string-value="013C">
            <text:p>013C</text:p>
          </table:table-cell>
          <table:table-cell table:style-name="ce15"/>
          <table:table-cell table:style-name="ce14" office:value-type="string">
            <text:p>CPU_CLK_THREAD_UNHALTED.REF_XCLK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48H</text:p>
          </table:table-cell>
          <table:table-cell table:style-name="ce14" office:value-type="string">
            <text:p>01H</text:p>
          </table:table-cell>
          <table:table-cell table:style-name="ce15" table:formula="of:=CONCATENATE(MID([.D40];1;2);MID([.C40];1;2))" office:value-type="string" office:string-value="0148">
            <text:p>0148</text:p>
          </table:table-cell>
          <table:table-cell table:style-name="ce15"/>
          <table:table-cell table:style-name="ce14" office:value-type="string">
            <text:p>L1D_PEND_MISS.PENDING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49H</text:p>
          </table:table-cell>
          <table:table-cell table:style-name="ce14" office:value-type="string">
            <text:p>01H</text:p>
          </table:table-cell>
          <table:table-cell table:style-name="ce15" table:formula="of:=CONCATENATE(MID([.D41];1;2);MID([.C41];1;2))" office:value-type="string" office:string-value="0149">
            <text:p>0149</text:p>
          </table:table-cell>
          <table:table-cell table:style-name="ce15"/>
          <table:table-cell table:style-name="ce14" office:value-type="string">
            <text:p>DTLB_STORE_MISSES.MISS_CAUSES_A_WALK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49H</text:p>
          </table:table-cell>
          <table:table-cell table:style-name="ce14" office:value-type="string">
            <text:p>02H</text:p>
          </table:table-cell>
          <table:table-cell table:style-name="ce15" table:formula="of:=CONCATENATE(MID([.D42];1;2);MID([.C42];1;2))" office:value-type="string" office:string-value="0249">
            <text:p>0249</text:p>
          </table:table-cell>
          <table:table-cell table:style-name="ce15"/>
          <table:table-cell table:style-name="ce14" office:value-type="string">
            <text:p>DTLB_STORE_MISSES.WALK_COMPLETE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49H</text:p>
          </table:table-cell>
          <table:table-cell table:style-name="ce14" office:value-type="string">
            <text:p>04H</text:p>
          </table:table-cell>
          <table:table-cell table:style-name="ce15" table:formula="of:=CONCATENATE(MID([.D43];1;2);MID([.C43];1;2))" office:value-type="string" office:string-value="0449">
            <text:p>0449</text:p>
          </table:table-cell>
          <table:table-cell table:style-name="ce15"/>
          <table:table-cell table:style-name="ce14" office:value-type="string">
            <text:p>DTLB_STORE_MISSES.WALK_DURATION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49H</text:p>
          </table:table-cell>
          <table:table-cell table:style-name="ce14" office:value-type="string">
            <text:p>10H</text:p>
          </table:table-cell>
          <table:table-cell table:style-name="ce15" table:formula="of:=CONCATENATE(MID([.D44];1;2);MID([.C44];1;2))" office:value-type="string" office:string-value="1049">
            <text:p>1049</text:p>
          </table:table-cell>
          <table:table-cell table:style-name="ce15"/>
          <table:table-cell table:style-name="ce14" office:value-type="string">
            <text:p>DTLB_STORE_MISSES.STLB_HI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4CH</text:p>
          </table:table-cell>
          <table:table-cell table:style-name="ce14" office:value-type="string">
            <text:p>01H</text:p>
          </table:table-cell>
          <table:table-cell table:style-name="ce15" table:formula="of:=CONCATENATE(MID([.D45];1;2);MID([.C45];1;2))" office:value-type="string" office:string-value="014C">
            <text:p>014C</text:p>
          </table:table-cell>
          <table:table-cell table:style-name="ce15"/>
          <table:table-cell table:style-name="ce14" office:value-type="string">
            <text:p>LOAD_HIT_PRE.SW_PF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4CH</text:p>
          </table:table-cell>
          <table:table-cell table:style-name="ce14" office:value-type="string">
            <text:p>02H</text:p>
          </table:table-cell>
          <table:table-cell table:style-name="ce15" table:formula="of:=CONCATENATE(MID([.D46];1;2);MID([.C46];1;2))" office:value-type="string" office:string-value="024C">
            <text:p>024C</text:p>
          </table:table-cell>
          <table:table-cell table:style-name="ce15"/>
          <table:table-cell table:style-name="ce14" office:value-type="string">
            <text:p>LOAD_HIT_PRE.HW_PF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51H</text:p>
          </table:table-cell>
          <table:table-cell table:style-name="ce14" office:value-type="string">
            <text:p>01H</text:p>
          </table:table-cell>
          <table:table-cell table:style-name="ce15" table:formula="of:=CONCATENATE(MID([.D47];1;2);MID([.C47];1;2))" office:value-type="string" office:string-value="0151">
            <text:p>0151</text:p>
          </table:table-cell>
          <table:table-cell table:style-name="ce15"/>
          <table:table-cell table:style-name="ce14" office:value-type="string">
            <text:p>L1D.REPLACEMENT</text:p>
          </table:table-cell>
          <table:table-cell table:style-name="ce15" office:value-type="string">
            <text:p>Counts the number of lines brought into the L1 data cache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58H</text:p>
          </table:table-cell>
          <table:table-cell table:style-name="ce14" office:value-type="string">
            <text:p>01H</text:p>
          </table:table-cell>
          <table:table-cell table:style-name="ce15" table:formula="of:=CONCATENATE(MID([.D48];1;2);MID([.C48];1;2))" office:value-type="string" office:string-value="0158">
            <text:p>0158</text:p>
          </table:table-cell>
          <table:table-cell table:style-name="ce15"/>
          <table:table-cell table:style-name="ce14" office:value-type="string">
            <text:p>MOVE_ELIMINATION.INT_ELIMINATE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58H</text:p>
          </table:table-cell>
          <table:table-cell table:style-name="ce14" office:value-type="string">
            <text:p>02H</text:p>
          </table:table-cell>
          <table:table-cell table:style-name="ce15" table:formula="of:=CONCATENATE(MID([.D49];1;2);MID([.C49];1;2))" office:value-type="string" office:string-value="0258">
            <text:p>0258</text:p>
          </table:table-cell>
          <table:table-cell table:style-name="ce15"/>
          <table:table-cell table:style-name="ce14" office:value-type="string">
            <text:p>MOVE_ELIMINATION.SIMD_ELIMINATE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58H</text:p>
          </table:table-cell>
          <table:table-cell table:style-name="ce14" office:value-type="string">
            <text:p>04H</text:p>
          </table:table-cell>
          <table:table-cell table:style-name="ce15" table:formula="of:=CONCATENATE(MID([.D50];1;2);MID([.C50];1;2))" office:value-type="string" office:string-value="0458">
            <text:p>0458</text:p>
          </table:table-cell>
          <table:table-cell table:style-name="ce15"/>
          <table:table-cell table:style-name="ce14" office:value-type="string">
            <text:p>MOVE_ELIMINATION.INT_NOT_ELIMINATE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58H</text:p>
          </table:table-cell>
          <table:table-cell table:style-name="ce14" office:value-type="string">
            <text:p>08H</text:p>
          </table:table-cell>
          <table:table-cell table:style-name="ce15" table:formula="of:=CONCATENATE(MID([.D51];1;2);MID([.C51];1;2))" office:value-type="string" office:string-value="0858">
            <text:p>0858</text:p>
          </table:table-cell>
          <table:table-cell table:style-name="ce15"/>
          <table:table-cell table:style-name="ce14" office:value-type="string">
            <text:p>MOVE_ELIMINATION.SIMD_NOT_ELIMINATE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5CH</text:p>
          </table:table-cell>
          <table:table-cell table:style-name="ce14" office:value-type="string">
            <text:p>01H</text:p>
          </table:table-cell>
          <table:table-cell table:style-name="ce15" table:formula="of:=CONCATENATE(MID([.D52];1;2);MID([.C52];1;2))" office:value-type="string" office:string-value="015C">
            <text:p>015C</text:p>
          </table:table-cell>
          <table:table-cell table:style-name="ce15"/>
          <table:table-cell table:style-name="ce14" office:value-type="string">
            <text:p>CPL_CYCLES.RING0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5CH</text:p>
          </table:table-cell>
          <table:table-cell table:style-name="ce14" office:value-type="string">
            <text:p>02H</text:p>
          </table:table-cell>
          <table:table-cell table:style-name="ce15" table:formula="of:=CONCATENATE(MID([.D53];1;2);MID([.C53];1;2))" office:value-type="string" office:string-value="025C">
            <text:p>025C</text:p>
          </table:table-cell>
          <table:table-cell table:style-name="ce15"/>
          <table:table-cell table:style-name="ce14" office:value-type="string">
            <text:p>CPL_CYCLES.RING123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5EH</text:p>
          </table:table-cell>
          <table:table-cell table:style-name="ce14" office:value-type="string">
            <text:p>01H</text:p>
          </table:table-cell>
          <table:table-cell table:style-name="ce15" table:formula="of:=CONCATENATE(MID([.D54];1;2);MID([.C54];1;2))" office:value-type="string" office:string-value="015E">
            <text:p>015E</text:p>
          </table:table-cell>
          <table:table-cell table:style-name="ce15"/>
          <table:table-cell table:style-name="ce14" office:value-type="string">
            <text:p>RS_EVENTS.EMPTY_CYCLES</text:p>
          </table:table-cell>
          <table:table-cell table:style-name="ce14" office:value-type="string">
            <text:p>Cycles the RS is empty for the threa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5FH</text:p>
          </table:table-cell>
          <table:table-cell table:style-name="ce14" office:value-type="string">
            <text:p>04H</text:p>
          </table:table-cell>
          <table:table-cell table:style-name="ce15" table:formula="of:=CONCATENATE(MID([.D55];1;2);MID([.C55];1;2))" office:value-type="string" office:string-value="045F">
            <text:p>045F</text:p>
          </table:table-cell>
          <table:table-cell table:style-name="ce15"/>
          <table:table-cell table:style-name="ce14" office:value-type="string">
            <text:p>DTLB_LOAD_MISSES.STLB_HI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60H</text:p>
          </table:table-cell>
          <table:table-cell table:style-name="ce14" office:value-type="string">
            <text:p>01H</text:p>
          </table:table-cell>
          <table:table-cell table:style-name="ce15" table:formula="of:=CONCATENATE(MID([.D56];1;2);MID([.C56];1;2))" office:value-type="string" office:string-value="0160">
            <text:p>0160</text:p>
          </table:table-cell>
          <table:table-cell table:style-name="ce15"/>
          <table:table-cell table:style-name="ce14" office:value-type="string">
            <text:p>OFFCORE_REQUESTS_OUTSTANDING.DEMAND_DATA_R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60H</text:p>
          </table:table-cell>
          <table:table-cell table:style-name="ce14" office:value-type="string">
            <text:p>02H</text:p>
          </table:table-cell>
          <table:table-cell table:style-name="ce15" table:formula="of:=CONCATENATE(MID([.D57];1;2);MID([.C57];1;2))" office:value-type="string" office:string-value="0260">
            <text:p>0260</text:p>
          </table:table-cell>
          <table:table-cell table:style-name="ce15"/>
          <table:table-cell table:style-name="ce14" office:value-type="string">
            <text:p>OFFCORE_REQUESTS_OUTSTANDING.DEMAND_CODE_R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60H</text:p>
          </table:table-cell>
          <table:table-cell table:style-name="ce14" office:value-type="string">
            <text:p>04H</text:p>
          </table:table-cell>
          <table:table-cell table:style-name="ce15" table:formula="of:=CONCATENATE(MID([.D58];1;2);MID([.C58];1;2))" office:value-type="string" office:string-value="0460">
            <text:p>0460</text:p>
          </table:table-cell>
          <table:table-cell table:style-name="ce15"/>
          <table:table-cell table:style-name="ce14" office:value-type="string">
            <text:p>OFFCORE_REQUESTS_OUTSTANDING.DEMAND_RFO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60H</text:p>
          </table:table-cell>
          <table:table-cell table:style-name="ce14" office:value-type="string">
            <text:p>08H</text:p>
          </table:table-cell>
          <table:table-cell table:style-name="ce15" table:formula="of:=CONCATENATE(MID([.D59];1;2);MID([.C59];1;2))" office:value-type="string" office:string-value="0860">
            <text:p>0860</text:p>
          </table:table-cell>
          <table:table-cell table:style-name="ce15"/>
          <table:table-cell table:style-name="ce14" office:value-type="string">
            <text:p>OFFCORE_REQUESTS_OUTSTANDING.ALL_DATA_R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63H</text:p>
          </table:table-cell>
          <table:table-cell table:style-name="ce14" office:value-type="string">
            <text:p>01H</text:p>
          </table:table-cell>
          <table:table-cell table:style-name="ce15" table:formula="of:=CONCATENATE(MID([.D60];1;2);MID([.C60];1;2))" office:value-type="string" office:string-value="0163">
            <text:p>0163</text:p>
          </table:table-cell>
          <table:table-cell table:style-name="ce15"/>
          <table:table-cell table:style-name="ce14" office:value-type="string">
            <text:p>LOCK_CYCLES.SPLIT_LOCK_UC_LOCK_DURATION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63H</text:p>
          </table:table-cell>
          <table:table-cell table:style-name="ce14" office:value-type="string">
            <text:p>02H</text:p>
          </table:table-cell>
          <table:table-cell table:style-name="ce15" table:formula="of:=CONCATENATE(MID([.D61];1;2);MID([.C61];1;2))" office:value-type="string" office:string-value="0263">
            <text:p>0263</text:p>
          </table:table-cell>
          <table:table-cell table:style-name="ce15"/>
          <table:table-cell table:style-name="ce14" office:value-type="string">
            <text:p>LOCK_CYCLES.CACHE_LOCK_DURATION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02H</text:p>
          </table:table-cell>
          <table:table-cell table:style-name="ce15" table:formula="of:=CONCATENATE(MID([.D62];1;2);MID([.C62];1;2))" office:value-type="string" office:string-value="0279">
            <text:p>0279</text:p>
          </table:table-cell>
          <table:table-cell table:style-name="ce15"/>
          <table:table-cell table:style-name="ce14" office:value-type="string">
            <text:p>IDQ.EMPTY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04H</text:p>
          </table:table-cell>
          <table:table-cell table:style-name="ce15" table:formula="of:=CONCATENATE(MID([.D63];1;2);MID([.C63];1;2))" office:value-type="string" office:string-value="0479">
            <text:p>0479</text:p>
          </table:table-cell>
          <table:table-cell table:style-name="ce15"/>
          <table:table-cell table:style-name="ce14" office:value-type="string">
            <text:p>IDQ.MITE_UOP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08H</text:p>
          </table:table-cell>
          <table:table-cell table:style-name="ce15" table:formula="of:=CONCATENATE(MID([.D64];1;2);MID([.C64];1;2))" office:value-type="string" office:string-value="0879">
            <text:p>0879</text:p>
          </table:table-cell>
          <table:table-cell table:style-name="ce15"/>
          <table:table-cell table:style-name="ce14" office:value-type="string">
            <text:p>IDQ.DSB_UOP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10H</text:p>
          </table:table-cell>
          <table:table-cell table:style-name="ce15" table:formula="of:=CONCATENATE(MID([.D65];1;2);MID([.C65];1;2))" office:value-type="string" office:string-value="1079">
            <text:p>1079</text:p>
          </table:table-cell>
          <table:table-cell table:style-name="ce15"/>
          <table:table-cell table:style-name="ce14" office:value-type="string">
            <text:p>IDQ.MS_DSB_UOP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18H</text:p>
          </table:table-cell>
          <table:table-cell table:style-name="ce15" table:formula="of:=CONCATENATE(MID([.D66];1;2);MID([.C66];1;2))" office:value-type="string" office:string-value="1879">
            <text:p>1879</text:p>
          </table:table-cell>
          <table:table-cell table:style-name="ce15"/>
          <table:table-cell table:style-name="ce14" office:value-type="string">
            <text:p>IDQ.ALL_DSB_CYCLES_ANY_UOP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18H</text:p>
          </table:table-cell>
          <table:table-cell table:style-name="ce15" table:formula="of:=CONCATENATE(MID([.D67];1;2);MID([.C67];1;2))" office:value-type="string" office:string-value="1879">
            <text:p>1879</text:p>
          </table:table-cell>
          <table:table-cell table:style-name="ce15"/>
          <table:table-cell table:style-name="ce14" office:value-type="string">
            <text:p>IDQ.ALL_DSB_CYCLES_4_UOP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20H</text:p>
          </table:table-cell>
          <table:table-cell table:style-name="ce15" table:formula="of:=CONCATENATE(MID([.D68];1;2);MID([.C68];1;2))" office:value-type="string" office:string-value="2079">
            <text:p>2079</text:p>
          </table:table-cell>
          <table:table-cell table:style-name="ce15"/>
          <table:table-cell table:style-name="ce14" office:value-type="string">
            <text:p>IDQ.MS_MITE_UOP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24H</text:p>
          </table:table-cell>
          <table:table-cell table:style-name="ce15" table:formula="of:=CONCATENATE(MID([.D69];1;2);MID([.C69];1;2))" office:value-type="string" office:string-value="2479">
            <text:p>2479</text:p>
          </table:table-cell>
          <table:table-cell table:style-name="ce15"/>
          <table:table-cell table:style-name="ce14" office:value-type="string">
            <text:p>IDQ.ALL_MITE_CYCLES_ANY_UOP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24H</text:p>
          </table:table-cell>
          <table:table-cell table:style-name="ce15" table:formula="of:=CONCATENATE(MID([.D70];1;2);MID([.C70];1;2))" office:value-type="string" office:string-value="2479">
            <text:p>2479</text:p>
          </table:table-cell>
          <table:table-cell table:style-name="ce15"/>
          <table:table-cell table:style-name="ce14" office:value-type="string">
            <text:p>IDQ.ALL_MITE_CYCLES_4_UOP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30H</text:p>
          </table:table-cell>
          <table:table-cell table:style-name="ce15" table:formula="of:=CONCATENATE(MID([.D71];1;2);MID([.C71];1;2))" office:value-type="string" office:string-value="3079">
            <text:p>3079</text:p>
          </table:table-cell>
          <table:table-cell table:style-name="ce15"/>
          <table:table-cell table:style-name="ce14" office:value-type="string">
            <text:p>IDQ.MS_UOP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3CH</text:p>
          </table:table-cell>
          <table:table-cell table:style-name="ce15" table:formula="of:=CONCATENATE(MID([.D72];1;2);MID([.C72];1;2))" office:value-type="string" office:string-value="3C79">
            <text:p>3C79</text:p>
          </table:table-cell>
          <table:table-cell table:style-name="ce15"/>
          <table:table-cell table:style-name="ce14" office:value-type="string">
            <text:p>IDQ.MITE_ALL_UOP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0H</text:p>
          </table:table-cell>
          <table:table-cell table:style-name="ce14" office:value-type="string">
            <text:p>02H</text:p>
          </table:table-cell>
          <table:table-cell table:style-name="ce15" table:formula="of:=CONCATENATE(MID([.D73];1;2);MID([.C73];1;2))" office:value-type="string" office:string-value="0280">
            <text:p>0280</text:p>
          </table:table-cell>
          <table:table-cell table:style-name="ce15"/>
          <table:table-cell table:style-name="ce14" office:value-type="string">
            <text:p>ICACHE.MISSE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5H</text:p>
          </table:table-cell>
          <table:table-cell table:style-name="ce14" office:value-type="string">
            <text:p>01H</text:p>
          </table:table-cell>
          <table:table-cell table:style-name="ce15" table:formula="of:=CONCATENATE(MID([.D74];1;2);MID([.C74];1;2))" office:value-type="string" office:string-value="0185">
            <text:p>0185</text:p>
          </table:table-cell>
          <table:table-cell table:style-name="ce15"/>
          <table:table-cell table:style-name="ce14" office:value-type="string">
            <text:p>ITLB_MISSES.MISS_CAUSES_A_WALK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5H</text:p>
          </table:table-cell>
          <table:table-cell table:style-name="ce14" office:value-type="string">
            <text:p>02H</text:p>
          </table:table-cell>
          <table:table-cell table:style-name="ce15" table:formula="of:=CONCATENATE(MID([.D75];1;2);MID([.C75];1;2))" office:value-type="string" office:string-value="0285">
            <text:p>0285</text:p>
          </table:table-cell>
          <table:table-cell table:style-name="ce15"/>
          <table:table-cell table:style-name="ce14" office:value-type="string">
            <text:p>ITLB_MISSES.WALK_COMPLETE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5H</text:p>
          </table:table-cell>
          <table:table-cell table:style-name="ce14" office:value-type="string">
            <text:p>04H</text:p>
          </table:table-cell>
          <table:table-cell table:style-name="ce15" table:formula="of:=CONCATENATE(MID([.D76];1;2);MID([.C76];1;2))" office:value-type="string" office:string-value="0485">
            <text:p>0485</text:p>
          </table:table-cell>
          <table:table-cell table:style-name="ce15"/>
          <table:table-cell table:style-name="ce14" office:value-type="string">
            <text:p>ITLB_MISSES.WALK_DURATION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5H</text:p>
          </table:table-cell>
          <table:table-cell table:style-name="ce14" office:value-type="string">
            <text:p>10H</text:p>
          </table:table-cell>
          <table:table-cell table:style-name="ce15" table:formula="of:=CONCATENATE(MID([.D77];1;2);MID([.C77];1;2))" office:value-type="string" office:string-value="1085">
            <text:p>1085</text:p>
          </table:table-cell>
          <table:table-cell table:style-name="ce15"/>
          <table:table-cell table:style-name="ce14" office:value-type="string">
            <text:p>ITLB_MISSES.STLB_HI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7H</text:p>
          </table:table-cell>
          <table:table-cell table:style-name="ce14" office:value-type="string">
            <text:p>01H</text:p>
          </table:table-cell>
          <table:table-cell table:style-name="ce15" table:formula="of:=CONCATENATE(MID([.D78];1;2);MID([.C78];1;2))" office:value-type="string" office:string-value="0187">
            <text:p>0187</text:p>
          </table:table-cell>
          <table:table-cell table:style-name="ce15"/>
          <table:table-cell table:style-name="ce14" office:value-type="string">
            <text:p>ILD_STALL.LCP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7H</text:p>
          </table:table-cell>
          <table:table-cell table:style-name="ce14" office:value-type="string">
            <text:p>04H</text:p>
          </table:table-cell>
          <table:table-cell table:style-name="ce15" table:formula="of:=CONCATENATE(MID([.D79];1;2);MID([.C79];1;2))" office:value-type="string" office:string-value="0487">
            <text:p>0487</text:p>
          </table:table-cell>
          <table:table-cell table:style-name="ce15"/>
          <table:table-cell table:style-name="ce14" office:value-type="string">
            <text:p>ILD_STALL.IQ_FUL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8H</text:p>
          </table:table-cell>
          <table:table-cell table:style-name="ce14" office:value-type="string">
            <text:p>01H</text:p>
          </table:table-cell>
          <table:table-cell table:style-name="ce15" table:formula="of:=CONCATENATE(MID([.D80];1;2);MID([.C80];1;2))" office:value-type="string" office:string-value="0188">
            <text:p>0188</text:p>
          </table:table-cell>
          <table:table-cell table:style-name="ce15"/>
          <table:table-cell table:style-name="ce14" office:value-type="string">
            <text:p>BR_INST_EXEC.CON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8H</text:p>
          </table:table-cell>
          <table:table-cell table:style-name="ce14" office:value-type="string">
            <text:p>02H</text:p>
          </table:table-cell>
          <table:table-cell table:style-name="ce15" table:formula="of:=CONCATENATE(MID([.D81];1;2);MID([.C81];1;2))" office:value-type="string" office:string-value="0288">
            <text:p>0288</text:p>
          </table:table-cell>
          <table:table-cell table:style-name="ce15"/>
          <table:table-cell table:style-name="ce14" office:value-type="string">
            <text:p>BR_INST_EXEC.DIRECT_JMP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8H</text:p>
          </table:table-cell>
          <table:table-cell table:style-name="ce14" office:value-type="string">
            <text:p>04H</text:p>
          </table:table-cell>
          <table:table-cell table:style-name="ce15" table:formula="of:=CONCATENATE(MID([.D82];1;2);MID([.C82];1;2))" office:value-type="string" office:string-value="0488">
            <text:p>0488</text:p>
          </table:table-cell>
          <table:table-cell table:style-name="ce15"/>
          <table:table-cell table:style-name="ce14" office:value-type="string">
            <text:p>BR_INST_EXEC.INDIRECT_JMP_NON_CALL_RE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8H</text:p>
          </table:table-cell>
          <table:table-cell table:style-name="ce14" office:value-type="string">
            <text:p>08H</text:p>
          </table:table-cell>
          <table:table-cell table:style-name="ce15" table:formula="of:=CONCATENATE(MID([.D83];1;2);MID([.C83];1;2))" office:value-type="string" office:string-value="0888">
            <text:p>0888</text:p>
          </table:table-cell>
          <table:table-cell table:style-name="ce15"/>
          <table:table-cell table:style-name="ce14" office:value-type="string">
            <text:p>BR_INST_EXEC.RETURN_NEAR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8H</text:p>
          </table:table-cell>
          <table:table-cell table:style-name="ce14" office:value-type="string">
            <text:p>10H</text:p>
          </table:table-cell>
          <table:table-cell table:style-name="ce15" table:formula="of:=CONCATENATE(MID([.D84];1;2);MID([.C84];1;2))" office:value-type="string" office:string-value="1088">
            <text:p>1088</text:p>
          </table:table-cell>
          <table:table-cell table:style-name="ce15"/>
          <table:table-cell table:style-name="ce14" office:value-type="string">
            <text:p>BR_INST_EXEC.DIRECT_NEAR_CAL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8H</text:p>
          </table:table-cell>
          <table:table-cell table:style-name="ce14" office:value-type="string">
            <text:p>20H</text:p>
          </table:table-cell>
          <table:table-cell table:style-name="ce15" table:formula="of:=CONCATENATE(MID([.D85];1;2);MID([.C85];1;2))" office:value-type="string" office:string-value="2088">
            <text:p>2088</text:p>
          </table:table-cell>
          <table:table-cell table:style-name="ce15"/>
          <table:table-cell table:style-name="ce14" office:value-type="string">
            <text:p>BR_INST_EXEC.INDIRECT_NEAR_CAL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8H</text:p>
          </table:table-cell>
          <table:table-cell table:style-name="ce14" office:value-type="string">
            <text:p>40H</text:p>
          </table:table-cell>
          <table:table-cell table:style-name="ce15" table:formula="of:=CONCATENATE(MID([.D86];1;2);MID([.C86];1;2))" office:value-type="string" office:string-value="4088">
            <text:p>4088</text:p>
          </table:table-cell>
          <table:table-cell table:style-name="ce15"/>
          <table:table-cell table:style-name="ce14" office:value-type="string">
            <text:p>BR_INST_EXEC.NONTAKEN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8H</text:p>
          </table:table-cell>
          <table:table-cell table:style-name="ce14" office:value-type="string">
            <text:p>80H</text:p>
          </table:table-cell>
          <table:table-cell table:style-name="ce15" table:formula="of:=CONCATENATE(MID([.D87];1;2);MID([.C87];1;2))" office:value-type="string" office:string-value="8088">
            <text:p>8088</text:p>
          </table:table-cell>
          <table:table-cell table:style-name="ce15"/>
          <table:table-cell table:style-name="ce14" office:value-type="string">
            <text:p>BR_INST_EXEC.TAKEN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8H</text:p>
          </table:table-cell>
          <table:table-cell table:style-name="ce14" office:value-type="string">
            <text:p>FFH</text:p>
          </table:table-cell>
          <table:table-cell table:style-name="ce15" table:formula="of:=CONCATENATE(MID([.D88];1;2);MID([.C88];1;2))" office:value-type="string" office:string-value="FF88">
            <text:p>FF88</text:p>
          </table:table-cell>
          <table:table-cell table:style-name="ce15"/>
          <table:table-cell table:style-name="ce14" office:value-type="string">
            <text:p>BR_INST_EXEC.ALL_BRANCHE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9H</text:p>
          </table:table-cell>
          <table:table-cell table:style-name="ce14" office:value-type="string">
            <text:p>01H</text:p>
          </table:table-cell>
          <table:table-cell table:style-name="ce15" table:formula="of:=CONCATENATE(MID([.D89];1;2);MID([.C89];1;2))" office:value-type="string" office:string-value="0189">
            <text:p>0189</text:p>
          </table:table-cell>
          <table:table-cell table:style-name="ce15"/>
          <table:table-cell table:style-name="ce14" office:value-type="string">
            <text:p>BR_MISP_EXEC.CON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9H</text:p>
          </table:table-cell>
          <table:table-cell table:style-name="ce14" office:value-type="string">
            <text:p>04H</text:p>
          </table:table-cell>
          <table:table-cell table:style-name="ce15" table:formula="of:=CONCATENATE(MID([.D90];1;2);MID([.C90];1;2))" office:value-type="string" office:string-value="0489">
            <text:p>0489</text:p>
          </table:table-cell>
          <table:table-cell table:style-name="ce15"/>
          <table:table-cell table:style-name="ce14" office:value-type="string">
            <text:p>BR_MISP_EXEC.INDIRECT_JMP_NON_CALL_RE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9H</text:p>
          </table:table-cell>
          <table:table-cell table:style-name="ce14" office:value-type="string">
            <text:p>08H</text:p>
          </table:table-cell>
          <table:table-cell table:style-name="ce15" table:formula="of:=CONCATENATE(MID([.D91];1;2);MID([.C91];1;2))" office:value-type="string" office:string-value="0889">
            <text:p>0889</text:p>
          </table:table-cell>
          <table:table-cell table:style-name="ce15"/>
          <table:table-cell table:style-name="ce14" office:value-type="string">
            <text:p>BR_MISP_EXEC.RETURN_NEAR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9H</text:p>
          </table:table-cell>
          <table:table-cell table:style-name="ce14" office:value-type="string">
            <text:p>10H</text:p>
          </table:table-cell>
          <table:table-cell table:style-name="ce15" table:formula="of:=CONCATENATE(MID([.D92];1;2);MID([.C92];1;2))" office:value-type="string" office:string-value="1089">
            <text:p>1089</text:p>
          </table:table-cell>
          <table:table-cell table:style-name="ce15"/>
          <table:table-cell table:style-name="ce14" office:value-type="string">
            <text:p>BR_MISP_EXEC.DIRECT_NEAR_CAL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9H</text:p>
          </table:table-cell>
          <table:table-cell table:style-name="ce14" office:value-type="string">
            <text:p>20H</text:p>
          </table:table-cell>
          <table:table-cell table:style-name="ce15" table:formula="of:=CONCATENATE(MID([.D93];1;2);MID([.C93];1;2))" office:value-type="string" office:string-value="2089">
            <text:p>2089</text:p>
          </table:table-cell>
          <table:table-cell table:style-name="ce15"/>
          <table:table-cell table:style-name="ce14" office:value-type="string">
            <text:p>BR_MISP_EXEC.INDIRECT_NEAR_CAL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9H</text:p>
          </table:table-cell>
          <table:table-cell table:style-name="ce14" office:value-type="string">
            <text:p>40H</text:p>
          </table:table-cell>
          <table:table-cell table:style-name="ce15" table:formula="of:=CONCATENATE(MID([.D94];1;2);MID([.C94];1;2))" office:value-type="string" office:string-value="4089">
            <text:p>4089</text:p>
          </table:table-cell>
          <table:table-cell table:style-name="ce15"/>
          <table:table-cell table:style-name="ce14" office:value-type="string">
            <text:p>BR_MISP_EXEC.NONTAKEN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9H</text:p>
          </table:table-cell>
          <table:table-cell table:style-name="ce14" office:value-type="string">
            <text:p>80H</text:p>
          </table:table-cell>
          <table:table-cell table:style-name="ce15" table:formula="of:=CONCATENATE(MID([.D95];1;2);MID([.C95];1;2))" office:value-type="string" office:string-value="8089">
            <text:p>8089</text:p>
          </table:table-cell>
          <table:table-cell table:style-name="ce15"/>
          <table:table-cell table:style-name="ce14" office:value-type="string">
            <text:p>BR_MISP_EXEC.TAKEN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9H</text:p>
          </table:table-cell>
          <table:table-cell table:style-name="ce14" office:value-type="string">
            <text:p>FFH</text:p>
          </table:table-cell>
          <table:table-cell table:style-name="ce15" table:formula="of:=CONCATENATE(MID([.D96];1;2);MID([.C96];1;2))" office:value-type="string" office:string-value="FF89">
            <text:p>FF89</text:p>
          </table:table-cell>
          <table:table-cell table:style-name="ce15"/>
          <table:table-cell table:style-name="ce14" office:value-type="string">
            <text:p>BR_MISP_EXEC.ALL_BRANCHE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9CH</text:p>
          </table:table-cell>
          <table:table-cell table:style-name="ce14" office:value-type="string">
            <text:p>01H</text:p>
          </table:table-cell>
          <table:table-cell table:style-name="ce15" table:formula="of:=CONCATENATE(MID([.D97];1;2);MID([.C97];1;2))" office:value-type="string" office:string-value="019C">
            <text:p>019C</text:p>
          </table:table-cell>
          <table:table-cell table:style-name="ce15"/>
          <table:table-cell table:style-name="ce14" office:value-type="string">
            <text:p>IDQ_UOPS_NOT_DELIVERED.CORE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1H</text:p>
          </table:table-cell>
          <table:table-cell table:style-name="ce14" office:value-type="string">
            <text:p>01H</text:p>
          </table:table-cell>
          <table:table-cell table:style-name="ce15" table:formula="of:=CONCATENATE(MID([.D98];1;2);MID([.C98];1;2))" office:value-type="string" office:string-value="01A1">
            <text:p>01A1</text:p>
          </table:table-cell>
          <table:table-cell table:style-name="ce15"/>
          <table:table-cell table:style-name="ce14" office:value-type="string">
            <text:p>UOPS_DISPATCHED_PORT.PORT_0</text:p>
          </table:table-cell>
          <table:table-cell table:style-name="ce14" office:value-type="string">
            <text:p>Cycles which a Uop is dispatched on port 0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A1H</text:p>
          </table:table-cell>
          <table:table-cell table:style-name="ce14" office:value-type="string">
            <text:p>02H</text:p>
          </table:table-cell>
          <table:table-cell table:style-name="ce15" table:formula="of:=CONCATENATE(MID([.D99];1;2);MID([.C99];1;2))" office:value-type="string" office:string-value="02A1">
            <text:p>02A1</text:p>
          </table:table-cell>
          <table:table-cell table:style-name="ce15"/>
          <table:table-cell table:style-name="ce14" office:value-type="string">
            <text:p>UOPS_DISPATCHED_PORT.PORT_1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1H</text:p>
          </table:table-cell>
          <table:table-cell table:style-name="ce14" office:value-type="string">
            <text:p>04H</text:p>
          </table:table-cell>
          <table:table-cell table:style-name="ce15" table:formula="of:=CONCATENATE(MID([.D100];1;2);MID([.C100];1;2))" office:value-type="string" office:string-value="04A1">
            <text:p>04A1</text:p>
          </table:table-cell>
          <table:table-cell table:style-name="ce15"/>
          <table:table-cell table:style-name="ce14" office:value-type="string">
            <text:p>UOPS_DISPATCHED_PORT.PORT_2_L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1H</text:p>
          </table:table-cell>
          <table:table-cell table:style-name="ce14" office:value-type="string">
            <text:p>08H</text:p>
          </table:table-cell>
          <table:table-cell table:style-name="ce15" table:formula="of:=CONCATENATE(MID([.D101];1;2);MID([.C101];1;2))" office:value-type="string" office:string-value="08A1">
            <text:p>08A1</text:p>
          </table:table-cell>
          <table:table-cell table:style-name="ce15"/>
          <table:table-cell table:style-name="ce14" office:value-type="string">
            <text:p>UOPS_DISPATCHED_PORT.PORT_2_STA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1H</text:p>
          </table:table-cell>
          <table:table-cell table:style-name="ce14" office:value-type="string">
            <text:p>0CH</text:p>
          </table:table-cell>
          <table:table-cell table:style-name="ce15" table:formula="of:=CONCATENATE(MID([.D102];1;2);MID([.C102];1;2))" office:value-type="string" office:string-value="0CA1">
            <text:p>0CA1</text:p>
          </table:table-cell>
          <table:table-cell table:style-name="ce15"/>
          <table:table-cell table:style-name="ce14" office:value-type="string">
            <text:p>UOPS_DISPATCHED_PORT.PORT_2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1H</text:p>
          </table:table-cell>
          <table:table-cell table:style-name="ce14" office:value-type="string">
            <text:p>10H</text:p>
          </table:table-cell>
          <table:table-cell table:style-name="ce15" table:formula="of:=CONCATENATE(MID([.D103];1;2);MID([.C103];1;2))" office:value-type="string" office:string-value="10A1">
            <text:p>10A1</text:p>
          </table:table-cell>
          <table:table-cell table:style-name="ce15"/>
          <table:table-cell table:style-name="ce14" office:value-type="string">
            <text:p>UOPS_DISPATCHED_PORT.PORT_3_L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1H</text:p>
          </table:table-cell>
          <table:table-cell table:style-name="ce14" office:value-type="string">
            <text:p>20H</text:p>
          </table:table-cell>
          <table:table-cell table:style-name="ce15" table:formula="of:=CONCATENATE(MID([.D104];1;2);MID([.C104];1;2))" office:value-type="string" office:string-value="20A1">
            <text:p>20A1</text:p>
          </table:table-cell>
          <table:table-cell table:style-name="ce15"/>
          <table:table-cell table:style-name="ce14" office:value-type="string">
            <text:p>UOPS_DISPATCHED_PORT.PORT_3_STA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1H</text:p>
          </table:table-cell>
          <table:table-cell table:style-name="ce14" office:value-type="string">
            <text:p>30H</text:p>
          </table:table-cell>
          <table:table-cell table:style-name="ce15" table:formula="of:=CONCATENATE(MID([.D105];1;2);MID([.C105];1;2))" office:value-type="string" office:string-value="30A1">
            <text:p>30A1</text:p>
          </table:table-cell>
          <table:table-cell table:style-name="ce15"/>
          <table:table-cell table:style-name="ce16" office:value-type="string">
            <text:p>UOPS_DISPATCHED_PORT.PORT_3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1H</text:p>
          </table:table-cell>
          <table:table-cell table:style-name="ce14" office:value-type="string">
            <text:p>40H</text:p>
          </table:table-cell>
          <table:table-cell table:style-name="ce15" table:formula="of:=CONCATENATE(MID([.D106];1;2);MID([.C106];1;2))" office:value-type="string" office:string-value="40A1">
            <text:p>40A1</text:p>
          </table:table-cell>
          <table:table-cell table:style-name="ce15"/>
          <table:table-cell table:style-name="ce14" office:value-type="string">
            <text:p>UOPS_DISPATCHED_PORT.PORT_4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1H</text:p>
          </table:table-cell>
          <table:table-cell table:style-name="ce14" office:value-type="string">
            <text:p>80H</text:p>
          </table:table-cell>
          <table:table-cell table:style-name="ce15" table:formula="of:=CONCATENATE(MID([.D107];1;2);MID([.C107];1;2))" office:value-type="string" office:string-value="80A1">
            <text:p>80A1</text:p>
          </table:table-cell>
          <table:table-cell table:style-name="ce15"/>
          <table:table-cell table:style-name="ce14" office:value-type="string">
            <text:p>UOPS_DISPATCHED_PORT.PORT_5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2H</text:p>
          </table:table-cell>
          <table:table-cell table:style-name="ce14" office:value-type="string">
            <text:p>01H</text:p>
          </table:table-cell>
          <table:table-cell table:style-name="ce15" table:formula="of:=CONCATENATE(MID([.D108];1;2);MID([.C108];1;2))" office:value-type="string" office:string-value="01A2">
            <text:p>01A2</text:p>
          </table:table-cell>
          <table:table-cell table:style-name="ce15"/>
          <table:table-cell table:style-name="ce14" office:value-type="string">
            <text:p>RESOURCE_STALLS.ANY</text:p>
          </table:table-cell>
          <table:table-cell table:style-name="ce15" office:value-type="string">
            <text:p>Cycles Allocation is stalled due to Resource Related reason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A2H</text:p>
          </table:table-cell>
          <table:table-cell table:style-name="ce14" office:value-type="string">
            <text:p>04H</text:p>
          </table:table-cell>
          <table:table-cell table:style-name="ce15" table:formula="of:=CONCATENATE(MID([.D109];1;2);MID([.C109];1;2))" office:value-type="string" office:string-value="04A2">
            <text:p>04A2</text:p>
          </table:table-cell>
          <table:table-cell table:style-name="ce15"/>
          <table:table-cell table:style-name="ce14" office:value-type="string">
            <text:p>RESOURCE_STALLS.RS</text:p>
          </table:table-cell>
          <table:table-cell table:style-name="ce15" office:value-type="string">
            <text:p>Cycles stalled due to no eligible RS entry available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A2H</text:p>
          </table:table-cell>
          <table:table-cell table:style-name="ce14" office:value-type="string">
            <text:p>08H</text:p>
          </table:table-cell>
          <table:table-cell table:style-name="ce15" table:formula="of:=CONCATENATE(MID([.D110];1;2);MID([.C110];1;2))" office:value-type="string" office:string-value="08A2">
            <text:p>08A2</text:p>
          </table:table-cell>
          <table:table-cell table:style-name="ce15"/>
          <table:table-cell table:style-name="ce14" office:value-type="string">
            <text:p>RESOURCE_STALLS.SB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2H</text:p>
          </table:table-cell>
          <table:table-cell table:style-name="ce14" office:value-type="string">
            <text:p>10H</text:p>
          </table:table-cell>
          <table:table-cell table:style-name="ce15" table:formula="of:=CONCATENATE(MID([.D111];1;2);MID([.C111];1;2))" office:value-type="string" office:string-value="10A2">
            <text:p>10A2</text:p>
          </table:table-cell>
          <table:table-cell table:style-name="ce15"/>
          <table:table-cell table:style-name="ce14" office:value-type="string">
            <text:p>RESOURCE_STALLS.ROB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3H</text:p>
          </table:table-cell>
          <table:table-cell table:style-name="ce14" office:value-type="string">
            <text:p>01H</text:p>
          </table:table-cell>
          <table:table-cell table:style-name="ce15" table:formula="of:=CONCATENATE(MID([.D112];1;2);MID([.C112];1;2))" office:value-type="string" office:string-value="01A3">
            <text:p>01A3</text:p>
          </table:table-cell>
          <table:table-cell table:style-name="ce15"/>
          <table:table-cell table:style-name="ce14" office:value-type="string">
            <text:p>CYCLE_ACTIVITY.CYCLES_L2_PENDING</text:p>
          </table:table-cell>
          <table:table-cell table:style-name="ce15" office:value-type="string">
            <text:p>Cycles with pending L2 miss loads</text:p>
          </table:table-cell>
          <table:table-cell table:style-name="ce15" office:value-type="string">
            <text:p>Use only when HTT is off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>
            <text:p>A3H</text:p>
          </table:table-cell>
          <table:table-cell table:style-name="ce14" office:value-type="string">
            <text:p>02H</text:p>
          </table:table-cell>
          <table:table-cell table:style-name="ce15" table:formula="of:=CONCATENATE(MID([.D113];1;2);MID([.C113];1;2))" office:value-type="string" office:string-value="02A3">
            <text:p>02A3</text:p>
          </table:table-cell>
          <table:table-cell table:style-name="ce15"/>
          <table:table-cell table:style-name="ce14" office:value-type="string">
            <text:p>CYCLE_ACTIVITY.CYCLES_LDM_PENDING</text:p>
          </table:table-cell>
          <table:table-cell table:style-name="ce15" office:value-type="string">
            <text:p>Cycles with pending memory loads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A3H</text:p>
          </table:table-cell>
          <table:table-cell table:style-name="ce14" office:value-type="string">
            <text:p>04H</text:p>
          </table:table-cell>
          <table:table-cell table:style-name="ce15" table:formula="of:=CONCATENATE(MID([.D114];1;2);MID([.C114];1;2))" office:value-type="string" office:string-value="04A3">
            <text:p>04A3</text:p>
          </table:table-cell>
          <table:table-cell table:style-name="ce15"/>
          <table:table-cell table:style-name="ce14" office:value-type="string">
            <text:p>CYCLE_ACTIVITY.CYCLES_NO_EXECUTE</text:p>
          </table:table-cell>
          <table:table-cell table:style-name="ce15" table:number-columns-repeated="2"/>
          <table:table-cell/>
        </table:table-row>
        <table:table-row table:style-name="ro1">
          <table:table-cell/>
          <table:table-cell table:style-name="ce12"/>
          <table:table-cell table:style-name="ce14" table:number-columns-repeated="2"/>
          <table:table-cell table:style-name="ce15" office:value-type="string">
            <text:p>05A3</text:p>
          </table:table-cell>
          <table:table-cell table:style-name="ce15"/>
          <table:table-cell table:style-name="ce14" office:value-type="string">
            <text:p>CYCLE_ACTIVITY.STALLS_L2_PENDING</text:p>
          </table:table-cell>
          <table:table-cell table:style-name="ce15"/>
          <table:table-cell table:style-name="ce15" office:value-type="string">
            <text:p>Use only when HTT is off</text:p>
          </table:table-cell>
          <table:table-cell office:value-type="string">
            <text:p>19-2</text:p>
          </table:table-cell>
        </table:table-row>
        <table:table-row table:style-name="ro1">
          <table:table-cell table:number-columns-repeated="2"/>
          <table:table-cell table:style-name="ce14" office:value-type="string">
            <text:p>A3H</text:p>
          </table:table-cell>
          <table:table-cell table:style-name="ce14" office:value-type="string">
            <text:p>08H</text:p>
          </table:table-cell>
          <table:table-cell table:style-name="ce15" table:formula="of:=CONCATENATE(MID([.D116];1;2);MID([.C116];1;2))" office:value-type="string" office:string-value="08A3">
            <text:p>08A3</text:p>
          </table:table-cell>
          <table:table-cell table:style-name="ce15"/>
          <table:table-cell table:style-name="ce14" office:value-type="string">
            <text:p>CYCLE_ACTIVITY.CYCLES_L1D_PENDING</text:p>
          </table:table-cell>
          <table:table-cell table:style-name="ce15" table:number-columns-repeated="2"/>
          <table:table-cell/>
        </table:table-row>
        <table:table-row table:style-name="ro1">
          <table:table-cell/>
          <table:table-cell table:style-name="ce12"/>
          <table:table-cell table:style-name="ce14" table:number-columns-repeated="2"/>
          <table:table-cell table:style-name="ce15" office:value-type="string">
            <text:p>01A8</text:p>
          </table:table-cell>
          <table:table-cell table:style-name="ce15"/>
          <table:table-cell table:style-name="ce14" office:value-type="string">
            <text:p>LSD.UOPS</text:p>
          </table:table-cell>
          <table:table-cell table:style-name="ce15" office:value-type="string">
            <text:p>Counts the number of micro-ops delivered by loop stream detector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ABH</text:p>
          </table:table-cell>
          <table:table-cell table:style-name="ce14" office:value-type="string">
            <text:p>01H</text:p>
          </table:table-cell>
          <table:table-cell table:style-name="ce15" table:formula="of:=CONCATENATE(MID([.D118];1;2);MID([.C118];1;2))" office:value-type="string" office:string-value="01AB">
            <text:p>01AB</text:p>
          </table:table-cell>
          <table:table-cell table:style-name="ce15"/>
          <table:table-cell table:style-name="ce14" office:value-type="string">
            <text:p>DSB2MITE_SWITCHES.COUN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BH</text:p>
          </table:table-cell>
          <table:table-cell table:style-name="ce14" office:value-type="string">
            <text:p>02H</text:p>
          </table:table-cell>
          <table:table-cell table:style-name="ce15" table:formula="of:=CONCATENATE(MID([.D119];1;2);MID([.C119];1;2))" office:value-type="string" office:string-value="02AB">
            <text:p>02AB</text:p>
          </table:table-cell>
          <table:table-cell table:style-name="ce15"/>
          <table:table-cell table:style-name="ce14" office:value-type="string">
            <text:p>DSB2MITE_SWITCHES.PENALTY_CYCLE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CH</text:p>
          </table:table-cell>
          <table:table-cell table:style-name="ce14" office:value-type="string">
            <text:p>08H</text:p>
          </table:table-cell>
          <table:table-cell table:style-name="ce15" table:formula="of:=CONCATENATE(MID([.D120];1;2);MID([.C120];1;2))" office:value-type="string" office:string-value="08AC">
            <text:p>08AC</text:p>
          </table:table-cell>
          <table:table-cell table:style-name="ce15"/>
          <table:table-cell table:style-name="ce14" office:value-type="string">
            <text:p>DSB_FILL.EXCEED_DSB_LINE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EH</text:p>
          </table:table-cell>
          <table:table-cell table:style-name="ce14" office:value-type="string">
            <text:p>01H</text:p>
          </table:table-cell>
          <table:table-cell table:style-name="ce15" table:formula="of:=CONCATENATE(MID([.D121];1;2);MID([.C121];1;2))" office:value-type="string" office:string-value="01AE">
            <text:p>01AE</text:p>
          </table:table-cell>
          <table:table-cell table:style-name="ce15"/>
          <table:table-cell table:style-name="ce14" office:value-type="string">
            <text:p>ITLB.ITLB_FLUSH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B0H</text:p>
          </table:table-cell>
          <table:table-cell table:style-name="ce14" office:value-type="string">
            <text:p>01H</text:p>
          </table:table-cell>
          <table:table-cell table:style-name="ce15" table:formula="of:=CONCATENATE(MID([.D122];1;2);MID([.C122];1;2))" office:value-type="string" office:string-value="01B0">
            <text:p>01B0</text:p>
          </table:table-cell>
          <table:table-cell table:style-name="ce15"/>
          <table:table-cell table:style-name="ce14" office:value-type="string">
            <text:p>OFFCORE_REQUESTS.DEMAND_DATA_R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B0H</text:p>
          </table:table-cell>
          <table:table-cell table:style-name="ce14" office:value-type="string">
            <text:p>02H</text:p>
          </table:table-cell>
          <table:table-cell table:style-name="ce15" table:formula="of:=CONCATENATE(MID([.D123];1;2);MID([.C123];1;2))" office:value-type="string" office:string-value="02B0">
            <text:p>02B0</text:p>
          </table:table-cell>
          <table:table-cell table:style-name="ce15"/>
          <table:table-cell table:style-name="ce14" office:value-type="string">
            <text:p>OFFCORE_REQUESTS.DEMAND_CODE_R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B0H</text:p>
          </table:table-cell>
          <table:table-cell table:style-name="ce14" office:value-type="string">
            <text:p>04H</text:p>
          </table:table-cell>
          <table:table-cell table:style-name="ce15" table:formula="of:=CONCATENATE(MID([.D124];1;2);MID([.C124];1;2))" office:value-type="string" office:string-value="04B0">
            <text:p>04B0</text:p>
          </table:table-cell>
          <table:table-cell table:style-name="ce15"/>
          <table:table-cell table:style-name="ce14" office:value-type="string">
            <text:p>OFFCORE_REQUESTS.DEMAND_RFO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B0H</text:p>
          </table:table-cell>
          <table:table-cell table:style-name="ce14" office:value-type="string">
            <text:p>08H</text:p>
          </table:table-cell>
          <table:table-cell table:style-name="ce15" table:formula="of:=CONCATENATE(MID([.D125];1;2);MID([.C125];1;2))" office:value-type="string" office:string-value="08B0">
            <text:p>08B0</text:p>
          </table:table-cell>
          <table:table-cell table:style-name="ce15"/>
          <table:table-cell table:style-name="ce14" office:value-type="string">
            <text:p>OFFCORE_REQUESTS.ALL_DATA_R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B1H</text:p>
          </table:table-cell>
          <table:table-cell table:style-name="ce14" office:value-type="string">
            <text:p>01H</text:p>
          </table:table-cell>
          <table:table-cell table:style-name="ce15" table:formula="of:=CONCATENATE(MID([.D126];1;2);MID([.C126];1;2))" office:value-type="string" office:string-value="01B1">
            <text:p>01B1</text:p>
          </table:table-cell>
          <table:table-cell table:style-name="ce15"/>
          <table:table-cell table:style-name="ce14" office:value-type="string">
            <text:p>UOPS_EXECUTED.THREA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B1H</text:p>
          </table:table-cell>
          <table:table-cell table:style-name="ce14" office:value-type="string">
            <text:p>02H</text:p>
          </table:table-cell>
          <table:table-cell table:style-name="ce15" table:formula="of:=CONCATENATE(MID([.D127];1;2);MID([.C127];1;2))" office:value-type="string" office:string-value="02B1">
            <text:p>02B1</text:p>
          </table:table-cell>
          <table:table-cell table:style-name="ce15"/>
          <table:table-cell table:style-name="ce14" office:value-type="string">
            <text:p>UOPS_EXECUTED.CORE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B7H</text:p>
          </table:table-cell>
          <table:table-cell table:style-name="ce14" office:value-type="string">
            <text:p>01H</text:p>
          </table:table-cell>
          <table:table-cell table:style-name="ce15" table:formula="of:=CONCATENATE(MID([.D128];1;2);MID([.C128];1;2))" office:value-type="string" office:string-value="01B7">
            <text:p>01B7</text:p>
          </table:table-cell>
          <table:table-cell table:style-name="ce15"/>
          <table:table-cell table:style-name="ce14" office:value-type="string">
            <text:p>OFFCORE_RESPONSE_0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BBH</text:p>
          </table:table-cell>
          <table:table-cell table:style-name="ce14" office:value-type="string">
            <text:p>01H</text:p>
          </table:table-cell>
          <table:table-cell table:style-name="ce15" table:formula="of:=CONCATENATE(MID([.D129];1;2);MID([.C129];1;2))" office:value-type="string" office:string-value="01BB">
            <text:p>01BB</text:p>
          </table:table-cell>
          <table:table-cell table:style-name="ce15"/>
          <table:table-cell table:style-name="ce14" office:value-type="string">
            <text:p>OFFCORE_RESPONSE_1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BDH</text:p>
          </table:table-cell>
          <table:table-cell table:style-name="ce14" office:value-type="string">
            <text:p>01H</text:p>
          </table:table-cell>
          <table:table-cell table:style-name="ce15" table:formula="of:=CONCATENATE(MID([.D130];1;2);MID([.C130];1;2))" office:value-type="string" office:string-value="01BD">
            <text:p>01BD</text:p>
          </table:table-cell>
          <table:table-cell table:style-name="ce15"/>
          <table:table-cell table:style-name="ce14" office:value-type="string">
            <text:p>TLB_FLUSH.DTLB_THREA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BDH</text:p>
          </table:table-cell>
          <table:table-cell table:style-name="ce14" office:value-type="string">
            <text:p>20H</text:p>
          </table:table-cell>
          <table:table-cell table:style-name="ce15" table:formula="of:=CONCATENATE(MID([.D131];1;2);MID([.C131];1;2))" office:value-type="string" office:string-value="20BD">
            <text:p>20BD</text:p>
          </table:table-cell>
          <table:table-cell table:style-name="ce15"/>
          <table:table-cell table:style-name="ce14" office:value-type="string">
            <text:p>TLB_FLUSH.STLB_ANY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0H</text:p>
          </table:table-cell>
          <table:table-cell table:style-name="ce14" office:value-type="string">
            <text:p>00H</text:p>
          </table:table-cell>
          <table:table-cell table:style-name="ce15" table:formula="of:=CONCATENATE(MID([.D132];1;2);MID([.C132];1;2))" office:value-type="string" office:string-value="00C0">
            <text:p>00C0</text:p>
          </table:table-cell>
          <table:table-cell table:style-name="ce15"/>
          <table:table-cell table:style-name="ce14" office:value-type="string">
            <text:p>INST_RETIRED.ANY_P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0H</text:p>
          </table:table-cell>
          <table:table-cell table:style-name="ce14" office:value-type="string">
            <text:p>01H</text:p>
          </table:table-cell>
          <table:table-cell table:style-name="ce15" table:formula="of:=CONCATENATE(MID([.D133];1;2);MID([.C133];1;2))" office:value-type="string" office:string-value="01C0">
            <text:p>01C0</text:p>
          </table:table-cell>
          <table:table-cell table:style-name="ce15"/>
          <table:table-cell table:style-name="ce14" office:value-type="string">
            <text:p>INST_RETIRED.AL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1H</text:p>
          </table:table-cell>
          <table:table-cell table:style-name="ce14" office:value-type="string">
            <text:p>08H</text:p>
          </table:table-cell>
          <table:table-cell table:style-name="ce15" table:formula="of:=CONCATENATE(MID([.D134];1;2);MID([.C134];1;2))" office:value-type="string" office:string-value="08C1">
            <text:p>08C1</text:p>
          </table:table-cell>
          <table:table-cell table:style-name="ce15"/>
          <table:table-cell table:style-name="ce14" office:value-type="string">
            <text:p>OTHER_ASSISTS.AVX_STORE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1H</text:p>
          </table:table-cell>
          <table:table-cell table:style-name="ce14" office:value-type="string">
            <text:p>10H</text:p>
          </table:table-cell>
          <table:table-cell table:style-name="ce15" table:formula="of:=CONCATENATE(MID([.D135];1;2);MID([.C135];1;2))" office:value-type="string" office:string-value="10C1">
            <text:p>10C1</text:p>
          </table:table-cell>
          <table:table-cell table:style-name="ce15"/>
          <table:table-cell table:style-name="ce14" office:value-type="string">
            <text:p>OTHER_ASSISTS.AVX_TO_SSE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1H</text:p>
          </table:table-cell>
          <table:table-cell table:style-name="ce14" office:value-type="string">
            <text:p>20H</text:p>
          </table:table-cell>
          <table:table-cell table:style-name="ce15" table:formula="of:=CONCATENATE(MID([.D136];1;2);MID([.C136];1;2))" office:value-type="string" office:string-value="20C1">
            <text:p>20C1</text:p>
          </table:table-cell>
          <table:table-cell table:style-name="ce15"/>
          <table:table-cell table:style-name="ce14" office:value-type="string">
            <text:p>OTHER_ASSISTS.SSE_TO_AVX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2H</text:p>
          </table:table-cell>
          <table:table-cell table:style-name="ce14" office:value-type="string">
            <text:p>01H</text:p>
          </table:table-cell>
          <table:table-cell table:style-name="ce15" table:formula="of:=CONCATENATE(MID([.D137];1;2);MID([.C137];1;2))" office:value-type="string" office:string-value="01C2">
            <text:p>01C2</text:p>
          </table:table-cell>
          <table:table-cell table:style-name="ce15"/>
          <table:table-cell table:style-name="ce14" office:value-type="string">
            <text:p>UOPS_RETIRED.AL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2H</text:p>
          </table:table-cell>
          <table:table-cell table:style-name="ce14" office:value-type="string">
            <text:p>02H</text:p>
          </table:table-cell>
          <table:table-cell table:style-name="ce15" table:formula="of:=CONCATENATE(MID([.D138];1;2);MID([.C138];1;2))" office:value-type="string" office:string-value="02C2">
            <text:p>02C2</text:p>
          </table:table-cell>
          <table:table-cell table:style-name="ce15"/>
          <table:table-cell table:style-name="ce14" office:value-type="string">
            <text:p>UOPS_RETIRED.RETIRE_SLOT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3H</text:p>
          </table:table-cell>
          <table:table-cell table:style-name="ce14" office:value-type="string">
            <text:p>02H</text:p>
          </table:table-cell>
          <table:table-cell table:style-name="ce15" table:formula="of:=CONCATENATE(MID([.D139];1;2);MID([.C139];1;2))" office:value-type="string" office:string-value="02C3">
            <text:p>02C3</text:p>
          </table:table-cell>
          <table:table-cell table:style-name="ce15"/>
          <table:table-cell table:style-name="ce14" office:value-type="string">
            <text:p>MACHINE_CLEARS.MEMORY_ORDERING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3H</text:p>
          </table:table-cell>
          <table:table-cell table:style-name="ce14" office:value-type="string">
            <text:p>04H</text:p>
          </table:table-cell>
          <table:table-cell table:style-name="ce15" table:formula="of:=CONCATENATE(MID([.D140];1;2);MID([.C140];1;2))" office:value-type="string" office:string-value="04C3">
            <text:p>04C3</text:p>
          </table:table-cell>
          <table:table-cell table:style-name="ce15"/>
          <table:table-cell table:style-name="ce14" office:value-type="string">
            <text:p>MACHINE_CLEARS.SMC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3H</text:p>
          </table:table-cell>
          <table:table-cell table:style-name="ce14" office:value-type="string">
            <text:p>20H</text:p>
          </table:table-cell>
          <table:table-cell table:style-name="ce15" table:formula="of:=CONCATENATE(MID([.D141];1;2);MID([.C141];1;2))" office:value-type="string" office:string-value="20C3">
            <text:p>20C3</text:p>
          </table:table-cell>
          <table:table-cell table:style-name="ce15"/>
          <table:table-cell table:style-name="ce14" office:value-type="string">
            <text:p>MACHINE_CLEARS.MASKMOV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4H</text:p>
          </table:table-cell>
          <table:table-cell table:style-name="ce14" office:value-type="string">
            <text:p>00H</text:p>
          </table:table-cell>
          <table:table-cell table:style-name="ce15" table:formula="of:=CONCATENATE(MID([.D142];1;2);MID([.C142];1;2))" office:value-type="string" office:string-value="00C4">
            <text:p>00C4</text:p>
          </table:table-cell>
          <table:table-cell table:style-name="ce15"/>
          <table:table-cell table:style-name="ce14" office:value-type="string">
            <text:p>BR_INST_RETIRED.ALL_BRANCHES</text:p>
          </table:table-cell>
          <table:table-cell table:style-name="ce14" office:value-type="string">
            <text:p>Branch instructions at retirement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4H</text:p>
          </table:table-cell>
          <table:table-cell table:style-name="ce14" office:value-type="string">
            <text:p>01H</text:p>
          </table:table-cell>
          <table:table-cell table:style-name="ce15" table:formula="of:=CONCATENATE(MID([.D143];1;2);MID([.C143];1;2))" office:value-type="string" office:string-value="01C4">
            <text:p>01C4</text:p>
          </table:table-cell>
          <table:table-cell table:style-name="ce15"/>
          <table:table-cell table:style-name="ce14" office:value-type="string">
            <text:p>BR_INST_RETIRED.CONDITIONAL</text:p>
          </table:table-cell>
          <table:table-cell table:style-name="ce15" office:value-type="string">
            <text:p>Counts the number of conditional branch instructions retired.</text:p>
          </table:table-cell>
          <table:table-cell table:style-name="ce15" office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>
            <text:p>C4H</text:p>
          </table:table-cell>
          <table:table-cell table:style-name="ce14" office:value-type="string">
            <text:p>02H</text:p>
          </table:table-cell>
          <table:table-cell table:style-name="ce15" table:formula="of:=CONCATENATE(MID([.D144];1;2);MID([.C144];1;2))" office:value-type="string" office:string-value="02C4">
            <text:p>02C4</text:p>
          </table:table-cell>
          <table:table-cell table:style-name="ce15"/>
          <table:table-cell table:style-name="ce14" office:value-type="string">
            <text:p>BR_INST_RETIRED.NEAR_CALL</text:p>
          </table:table-cell>
          <table:table-cell table:style-name="ce14" office:value-type="string">
            <text:p>Direct and indirect near call instructions ret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4H</text:p>
          </table:table-cell>
          <table:table-cell table:style-name="ce14" office:value-type="string">
            <text:p>04H</text:p>
          </table:table-cell>
          <table:table-cell table:style-name="ce15" table:formula="of:=CONCATENATE(MID([.D145];1;2);MID([.C145];1;2))" office:value-type="string" office:string-value="04C4">
            <text:p>04C4</text:p>
          </table:table-cell>
          <table:table-cell table:style-name="ce15"/>
          <table:table-cell table:style-name="ce14" office:value-type="string">
            <text:p>BR_INST_RETIRED.ALL_BRANCHES</text:p>
          </table:table-cell>
          <table:table-cell table:style-name="ce14" office:value-type="string">
            <text:p>Counts the number of branch instructions ret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4H</text:p>
          </table:table-cell>
          <table:table-cell table:style-name="ce14" office:value-type="string">
            <text:p>08H</text:p>
          </table:table-cell>
          <table:table-cell table:style-name="ce15" table:formula="of:=CONCATENATE(MID([.D146];1;2);MID([.C146];1;2))" office:value-type="string" office:string-value="08C4">
            <text:p>08C4</text:p>
          </table:table-cell>
          <table:table-cell table:style-name="ce15"/>
          <table:table-cell table:style-name="ce14" office:value-type="string">
            <text:p>BR_INST_RETIRED.NEAR_RETURN</text:p>
          </table:table-cell>
          <table:table-cell table:style-name="ce14" office:value-type="string">
            <text:p>Counts the number of near return instructions ret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4H</text:p>
          </table:table-cell>
          <table:table-cell table:style-name="ce14" office:value-type="string">
            <text:p>10H</text:p>
          </table:table-cell>
          <table:table-cell table:style-name="ce15" table:formula="of:=CONCATENATE(MID([.D147];1;2);MID([.C147];1;2))" office:value-type="string" office:string-value="10C4">
            <text:p>10C4</text:p>
          </table:table-cell>
          <table:table-cell table:style-name="ce15"/>
          <table:table-cell table:style-name="ce14" office:value-type="string">
            <text:p>BR_INST_RETIRED.NOT_TAKEN</text:p>
          </table:table-cell>
          <table:table-cell table:style-name="ce14" office:value-type="string">
            <text:p>Counts the number of not taken branch instructions ret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4H</text:p>
          </table:table-cell>
          <table:table-cell table:style-name="ce14" office:value-type="string">
            <text:p>20H</text:p>
          </table:table-cell>
          <table:table-cell table:style-name="ce15" table:formula="of:=CONCATENATE(MID([.D148];1;2);MID([.C148];1;2))" office:value-type="string" office:string-value="20C4">
            <text:p>20C4</text:p>
          </table:table-cell>
          <table:table-cell table:style-name="ce15"/>
          <table:table-cell table:style-name="ce14" office:value-type="string">
            <text:p>BR_INST_RETIRED.NEAR_TAKEN</text:p>
          </table:table-cell>
          <table:table-cell table:style-name="ce14" office:value-type="string">
            <text:p>Number of near taken branches ret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4H</text:p>
          </table:table-cell>
          <table:table-cell table:style-name="ce14" office:value-type="string">
            <text:p>40H</text:p>
          </table:table-cell>
          <table:table-cell table:style-name="ce15" table:formula="of:=CONCATENATE(MID([.D149];1;2);MID([.C149];1;2))" office:value-type="string" office:string-value="40C4">
            <text:p>40C4</text:p>
          </table:table-cell>
          <table:table-cell table:style-name="ce15"/>
          <table:table-cell table:style-name="ce14" office:value-type="string">
            <text:p>BR_INST_RETIRED.FAR_BRANCH</text:p>
          </table:table-cell>
          <table:table-cell table:style-name="ce14" office:value-type="string">
            <text:p>Number of far branches ret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5H</text:p>
          </table:table-cell>
          <table:table-cell table:style-name="ce14" office:value-type="string">
            <text:p>00H</text:p>
          </table:table-cell>
          <table:table-cell table:style-name="ce15" table:formula="of:=CONCATENATE(MID([.D150];1;2);MID([.C150];1;2))" office:value-type="string" office:string-value="00C5">
            <text:p>00C5</text:p>
          </table:table-cell>
          <table:table-cell table:style-name="ce15"/>
          <table:table-cell table:style-name="ce14" office:value-type="string">
            <text:p>BR_MISP_RETIRED.ALL_BRANCHES</text:p>
          </table:table-cell>
          <table:table-cell table:style-name="ce14" office:value-type="string">
            <text:p>Mispredicted branch instructions at retirement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5H</text:p>
          </table:table-cell>
          <table:table-cell table:style-name="ce14" office:value-type="string">
            <text:p>01H</text:p>
          </table:table-cell>
          <table:table-cell table:style-name="ce15" table:formula="of:=CONCATENATE(MID([.D151];1;2);MID([.C151];1;2))" office:value-type="string" office:string-value="01C5">
            <text:p>01C5</text:p>
          </table:table-cell>
          <table:table-cell table:style-name="ce15"/>
          <table:table-cell table:style-name="ce14" office:value-type="string">
            <text:p>BR_MISP_RETIRED.CONDITIONAL</text:p>
          </table:table-cell>
          <table:table-cell table:style-name="ce14" office:value-type="string">
            <text:p>Mispredicted conditional branch instructions retired.</text:p>
          </table:table-cell>
          <table:table-cell table:style-name="ce15" office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>
            <text:p>C5H</text:p>
          </table:table-cell>
          <table:table-cell table:style-name="ce14" office:value-type="string">
            <text:p>02H</text:p>
          </table:table-cell>
          <table:table-cell table:style-name="ce15" table:formula="of:=CONCATENATE(MID([.D152];1;2);MID([.C152];1;2))" office:value-type="string" office:string-value="02C5">
            <text:p>02C5</text:p>
          </table:table-cell>
          <table:table-cell table:style-name="ce15"/>
          <table:table-cell table:style-name="ce14" office:value-type="string">
            <text:p>BR_MISP_RETIRED.NEAR_CALL</text:p>
          </table:table-cell>
          <table:table-cell table:style-name="ce14" office:value-type="string">
            <text:p>Direct and indirect mispredicted near call instructions ret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5H</text:p>
          </table:table-cell>
          <table:table-cell table:style-name="ce14" office:value-type="string">
            <text:p>04H</text:p>
          </table:table-cell>
          <table:table-cell table:style-name="ce15" table:formula="of:=CONCATENATE(MID([.D153];1;2);MID([.C153];1;2))" office:value-type="string" office:string-value="04C5">
            <text:p>04C5</text:p>
          </table:table-cell>
          <table:table-cell table:style-name="ce15"/>
          <table:table-cell table:style-name="ce14" office:value-type="string">
            <text:p>BR_MISP_RETIRED.ALL_BRANCHES</text:p>
          </table:table-cell>
          <table:table-cell table:style-name="ce14" office:value-type="string">
            <text:p>Mispredicted macro branch instructions ret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5H</text:p>
          </table:table-cell>
          <table:table-cell table:style-name="ce14" office:value-type="string">
            <text:p>10H</text:p>
          </table:table-cell>
          <table:table-cell table:style-name="ce15" table:formula="of:=CONCATENATE(MID([.D154];1;2);MID([.C154];1;2))" office:value-type="string" office:string-value="10C5">
            <text:p>10C5</text:p>
          </table:table-cell>
          <table:table-cell table:style-name="ce15"/>
          <table:table-cell table:style-name="ce14" office:value-type="string">
            <text:p>BR_MISP_RETIRED.NOT_TAKEN</text:p>
          </table:table-cell>
          <table:table-cell table:style-name="ce14" office:value-type="string">
            <text:p>Mispredicted not taken branch instructions ret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5H</text:p>
          </table:table-cell>
          <table:table-cell table:style-name="ce14" office:value-type="string">
            <text:p>20H</text:p>
          </table:table-cell>
          <table:table-cell table:style-name="ce15" table:formula="of:=CONCATENATE(MID([.D155];1;2);MID([.C155];1;2))" office:value-type="string" office:string-value="20C5">
            <text:p>20C5</text:p>
          </table:table-cell>
          <table:table-cell table:style-name="ce15"/>
          <table:table-cell table:style-name="ce14" office:value-type="string">
            <text:p>BR_MISP_RETIRED.TAKEN</text:p>
          </table:table-cell>
          <table:table-cell table:style-name="ce14" office:value-type="string">
            <text:p>Mispredicted taken branch instructions ret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AH</text:p>
          </table:table-cell>
          <table:table-cell table:style-name="ce14" office:value-type="string">
            <text:p>02H</text:p>
          </table:table-cell>
          <table:table-cell table:style-name="ce15" table:formula="of:=CONCATENATE(MID([.D156];1;2);MID([.C156];1;2))" office:value-type="string" office:string-value="02CA">
            <text:p>02CA</text:p>
          </table:table-cell>
          <table:table-cell table:style-name="ce15"/>
          <table:table-cell table:style-name="ce14" office:value-type="string">
            <text:p>FP_ASSIST.X87_OUTPUT</text:p>
          </table:table-cell>
          <table:table-cell table:style-name="ce14" office:value-type="string">
            <text:p>Number of X87 FP assists due to Output values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AH</text:p>
          </table:table-cell>
          <table:table-cell table:style-name="ce14" office:value-type="string">
            <text:p>04H</text:p>
          </table:table-cell>
          <table:table-cell table:style-name="ce15" table:formula="of:=CONCATENATE(MID([.D157];1;2);MID([.C157];1;2))" office:value-type="string" office:string-value="04CA">
            <text:p>04CA</text:p>
          </table:table-cell>
          <table:table-cell table:style-name="ce15"/>
          <table:table-cell table:style-name="ce14" office:value-type="string">
            <text:p>FP_ASSIST.X87_INPUT</text:p>
          </table:table-cell>
          <table:table-cell table:style-name="ce14" office:value-type="string">
            <text:p>Number of X87 FP assists due to input values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AH</text:p>
          </table:table-cell>
          <table:table-cell table:style-name="ce14" office:value-type="string">
            <text:p>08H</text:p>
          </table:table-cell>
          <table:table-cell table:style-name="ce15" table:formula="of:=CONCATENATE(MID([.D158];1;2);MID([.C158];1;2))" office:value-type="string" office:string-value="08CA">
            <text:p>08CA</text:p>
          </table:table-cell>
          <table:table-cell table:style-name="ce15"/>
          <table:table-cell table:style-name="ce14" office:value-type="string">
            <text:p>FP_ASSIST.SIMD_OUTPUT</text:p>
          </table:table-cell>
          <table:table-cell table:style-name="ce14" office:value-type="string">
            <text:p>Number of SIMD FP assists due to Output values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AH</text:p>
          </table:table-cell>
          <table:table-cell table:style-name="ce14" office:value-type="string">
            <text:p>10H</text:p>
          </table:table-cell>
          <table:table-cell table:style-name="ce15" table:formula="of:=CONCATENATE(MID([.D159];1;2);MID([.C159];1;2))" office:value-type="string" office:string-value="10CA">
            <text:p>10CA</text:p>
          </table:table-cell>
          <table:table-cell table:style-name="ce15"/>
          <table:table-cell table:style-name="ce14" office:value-type="string">
            <text:p>FP_ASSIST.SIMD_INPUT</text:p>
          </table:table-cell>
          <table:table-cell table:style-name="ce14" office:value-type="string">
            <text:p>Number of SIMD FP assists due to input values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AH</text:p>
          </table:table-cell>
          <table:table-cell table:style-name="ce14" office:value-type="string">
            <text:p>1EH</text:p>
          </table:table-cell>
          <table:table-cell table:style-name="ce15" table:formula="of:=CONCATENATE(MID([.D160];1;2);MID([.C160];1;2))" office:value-type="string" office:string-value="1ECA">
            <text:p>1ECA</text:p>
          </table:table-cell>
          <table:table-cell table:style-name="ce15"/>
          <table:table-cell table:style-name="ce14" office:value-type="string">
            <text:p>FP_ASSIST.ANY</text:p>
          </table:table-cell>
          <table:table-cell table:style-name="ce14" office:value-type="string">
            <text:p>Cycles with any input/output SSE* or FP assists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CH</text:p>
          </table:table-cell>
          <table:table-cell table:style-name="ce14" office:value-type="string">
            <text:p>20H</text:p>
          </table:table-cell>
          <table:table-cell table:style-name="ce15" table:formula="of:=CONCATENATE(MID([.D161];1;2);MID([.C161];1;2))" office:value-type="string" office:string-value="20CC">
            <text:p>20CC</text:p>
          </table:table-cell>
          <table:table-cell table:style-name="ce15"/>
          <table:table-cell table:style-name="ce14" office:value-type="string">
            <text:p>ROB_MISC_EVENTS.LBR_INSERT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DH</text:p>
          </table:table-cell>
          <table:table-cell table:style-name="ce14" office:value-type="string">
            <text:p>01H</text:p>
          </table:table-cell>
          <table:table-cell table:style-name="ce15" table:formula="of:=CONCATENATE(MID([.D162];1;2);MID([.C162];1;2))" office:value-type="string" office:string-value="01CD">
            <text:p>01CD</text:p>
          </table:table-cell>
          <table:table-cell table:style-name="ce15"/>
          <table:table-cell table:style-name="ce14" office:value-type="string">
            <text:p>MEM_TRANS_RETIRED.LOAD_LATENCY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DH</text:p>
          </table:table-cell>
          <table:table-cell table:style-name="ce14" office:value-type="string">
            <text:p>02H</text:p>
          </table:table-cell>
          <table:table-cell table:style-name="ce15" table:formula="of:=CONCATENATE(MID([.D163];1;2);MID([.C163];1;2))" office:value-type="string" office:string-value="02CD">
            <text:p>02CD</text:p>
          </table:table-cell>
          <table:table-cell table:style-name="ce15"/>
          <table:table-cell table:style-name="ce14" office:value-type="string">
            <text:p>MEM_TRANS_RETIRED.PRECISE_STORE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D0H</text:p>
          </table:table-cell>
          <table:table-cell table:style-name="ce14" office:value-type="string">
            <text:p>01H</text:p>
          </table:table-cell>
          <table:table-cell table:style-name="ce15" table:formula="of:=CONCATENATE(MID([.D164];1;2);MID([.C164];1;2))" office:value-type="string" office:string-value="01D0">
            <text:p>01D0</text:p>
          </table:table-cell>
          <table:table-cell table:style-name="ce15"/>
          <table:table-cell table:style-name="ce14" office:value-type="string">
            <text:p>MEM_UOPS_RETIRED.LOADS</text:p>
          </table:table-cell>
          <table:table-cell table:style-name="ce15"/>
          <table:table-cell table:style-name="ce15" office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>
            <text:p>D0H</text:p>
          </table:table-cell>
          <table:table-cell table:style-name="ce14" office:value-type="string">
            <text:p>02H</text:p>
          </table:table-cell>
          <table:table-cell table:style-name="ce15" table:formula="of:=CONCATENATE(MID([.D165];1;2);MID([.C165];1;2))" office:value-type="string" office:string-value="02D0">
            <text:p>02D0</text:p>
          </table:table-cell>
          <table:table-cell table:style-name="ce15"/>
          <table:table-cell table:style-name="ce14" office:value-type="string">
            <text:p>MEM_UOPS_RETIRED.STORE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D0H</text:p>
          </table:table-cell>
          <table:table-cell table:style-name="ce14" office:value-type="string">
            <text:p>10H</text:p>
          </table:table-cell>
          <table:table-cell table:style-name="ce15" table:formula="of:=CONCATENATE(MID([.D166];1;2);MID([.C166];1;2))" office:value-type="string" office:string-value="10D0">
            <text:p>10D0</text:p>
          </table:table-cell>
          <table:table-cell table:style-name="ce15"/>
          <table:table-cell table:style-name="ce14" office:value-type="string">
            <text:p>MEM_UOPS_RETIRED.STLB_MIS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D0H</text:p>
          </table:table-cell>
          <table:table-cell table:style-name="ce14" office:value-type="string">
            <text:p>20H</text:p>
          </table:table-cell>
          <table:table-cell table:style-name="ce15" table:formula="of:=CONCATENATE(MID([.D167];1;2);MID([.C167];1;2))" office:value-type="string" office:string-value="20D0">
            <text:p>20D0</text:p>
          </table:table-cell>
          <table:table-cell table:style-name="ce15"/>
          <table:table-cell table:style-name="ce14" office:value-type="string">
            <text:p>MEM_UOPS_RETIRED.LOCK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D0H</text:p>
          </table:table-cell>
          <table:table-cell table:style-name="ce14" office:value-type="string">
            <text:p>40H</text:p>
          </table:table-cell>
          <table:table-cell table:style-name="ce15" table:formula="of:=CONCATENATE(MID([.D168];1;2);MID([.C168];1;2))" office:value-type="string" office:string-value="40D0">
            <text:p>40D0</text:p>
          </table:table-cell>
          <table:table-cell table:style-name="ce15"/>
          <table:table-cell table:style-name="ce14" office:value-type="string">
            <text:p>MEM_UOPS_RETIRED.SPLI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D0H</text:p>
          </table:table-cell>
          <table:table-cell table:style-name="ce14" office:value-type="string">
            <text:p>80H</text:p>
          </table:table-cell>
          <table:table-cell table:style-name="ce15" table:formula="of:=CONCATENATE(MID([.D169];1;2);MID([.C169];1;2))" office:value-type="string" office:string-value="80D0">
            <text:p>80D0</text:p>
          </table:table-cell>
          <table:table-cell table:style-name="ce15"/>
          <table:table-cell table:style-name="ce14" office:value-type="string">
            <text:p>MEM_UOPS_RETIRED.AL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D1H</text:p>
          </table:table-cell>
          <table:table-cell table:style-name="ce14" office:value-type="string">
            <text:p>01H</text:p>
          </table:table-cell>
          <table:table-cell table:style-name="ce15" table:formula="of:=CONCATENATE(MID([.D170];1;2);MID([.C170];1;2))" office:value-type="string" office:string-value="01D1">
            <text:p>01D1</text:p>
          </table:table-cell>
          <table:table-cell table:style-name="ce15"/>
          <table:table-cell table:style-name="ce14" office:value-type="string">
            <text:p>MEM_LOAD_UOPS_RETIRED.L1_HIT</text:p>
          </table:table-cell>
          <table:table-cell table:style-name="ce15"/>
          <table:table-cell table:style-name="ce15" office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>
            <text:p>D1H</text:p>
          </table:table-cell>
          <table:table-cell table:style-name="ce14" office:value-type="string">
            <text:p>02H</text:p>
          </table:table-cell>
          <table:table-cell table:style-name="ce15" table:formula="of:=CONCATENATE(MID([.D171];1;2);MID([.C171];1;2))" office:value-type="string" office:string-value="02D1">
            <text:p>02D1</text:p>
          </table:table-cell>
          <table:table-cell table:style-name="ce15"/>
          <table:table-cell table:style-name="ce14" office:value-type="string">
            <text:p>MEM_LOAD_UOPS_RETIRED.L2_HI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D1H</text:p>
          </table:table-cell>
          <table:table-cell table:style-name="ce14" office:value-type="string">
            <text:p>04H</text:p>
          </table:table-cell>
          <table:table-cell table:style-name="ce15" table:formula="of:=CONCATENATE(MID([.D172];1;2);MID([.C172];1;2))" office:value-type="string" office:string-value="04D1">
            <text:p>04D1</text:p>
          </table:table-cell>
          <table:table-cell table:style-name="ce15"/>
          <table:table-cell table:style-name="ce14" office:value-type="string">
            <text:p>MEM_LOAD_UOPS_RETIRED.LLC_HI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D1H</text:p>
          </table:table-cell>
          <table:table-cell table:style-name="ce14" office:value-type="string">
            <text:p>20H</text:p>
          </table:table-cell>
          <table:table-cell table:style-name="ce15" table:formula="of:=CONCATENATE(MID([.D173];1;2);MID([.C173];1;2))" office:value-type="string" office:string-value="20D1">
            <text:p>20D1</text:p>
          </table:table-cell>
          <table:table-cell table:style-name="ce15"/>
          <table:table-cell table:style-name="ce14" office:value-type="string">
            <text:p>MEM_LOAD_UOPS_RETIRED.LLC_MIS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D1H</text:p>
          </table:table-cell>
          <table:table-cell table:style-name="ce14" office:value-type="string">
            <text:p>40H</text:p>
          </table:table-cell>
          <table:table-cell table:style-name="ce15" table:formula="of:=CONCATENATE(MID([.D174];1;2);MID([.C174];1;2))" office:value-type="string" office:string-value="40D1">
            <text:p>40D1</text:p>
          </table:table-cell>
          <table:table-cell table:style-name="ce15"/>
          <table:table-cell table:style-name="ce14" office:value-type="string">
            <text:p>MEM_LOAD_UOPS_RETIRED.HIT_LFB</text:p>
          </table:table-cell>
          <table:table-cell table:style-name="ce14" office:value-type="string">
            <text:p>Retired load uops which data sources were load uops missed L1 but hit FB due to preceding miss to the same cache line with data not ready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D2H</text:p>
          </table:table-cell>
          <table:table-cell table:style-name="ce14" office:value-type="string">
            <text:p>01H</text:p>
          </table:table-cell>
          <table:table-cell table:style-name="ce15" table:formula="of:=CONCATENATE(MID([.D175];1;2);MID([.C175];1;2))" office:value-type="string" office:string-value="01D2">
            <text:p>01D2</text:p>
          </table:table-cell>
          <table:table-cell table:style-name="ce15"/>
          <table:table-cell table:style-name="ce14" office:value-type="string">
            <text:p>MEM_LOAD_UOPS_LLC_HIT_RETIRED.XSNP_MISS</text:p>
          </table:table-cell>
          <table:table-cell table:style-name="ce14" office:value-type="string">
            <text:p>Retired load uops whose data source was an onpackage core cache LLC hit and cross-core snoop missed.</text:p>
          </table:table-cell>
          <table:table-cell table:style-name="ce15" office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>
            <text:p>D2H</text:p>
          </table:table-cell>
          <table:table-cell table:style-name="ce14" office:value-type="string">
            <text:p>02H</text:p>
          </table:table-cell>
          <table:table-cell table:style-name="ce15" table:formula="of:=CONCATENATE(MID([.D176];1;2);MID([.C176];1;2))" office:value-type="string" office:string-value="02D2">
            <text:p>02D2</text:p>
          </table:table-cell>
          <table:table-cell table:style-name="ce15"/>
          <table:table-cell table:style-name="ce14" office:value-type="string">
            <text:p>MEM_LOAD_UOPS_LLC_HIT_RETIRED.XSNP_HIT</text:p>
          </table:table-cell>
          <table:table-cell table:style-name="ce14" office:value-type="string">
            <text:p>Retired load uops whose data source was an onpackage LLC hit and cross-core snoop hits.</text:p>
          </table:table-cell>
          <table:table-cell table:style-name="ce15" office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>
            <text:p>D2H</text:p>
          </table:table-cell>
          <table:table-cell table:style-name="ce14" office:value-type="string">
            <text:p>04H</text:p>
          </table:table-cell>
          <table:table-cell table:style-name="ce15" table:formula="of:=CONCATENATE(MID([.D177];1;2);MID([.C177];1;2))" office:value-type="string" office:string-value="04D2">
            <text:p>04D2</text:p>
          </table:table-cell>
          <table:table-cell table:style-name="ce15"/>
          <table:table-cell table:style-name="ce14" office:value-type="string">
            <text:p>MEM_LOAD_UOPS_LLC_HIT_RETIRED.XSNP_HITM</text:p>
          </table:table-cell>
          <table:table-cell table:style-name="ce14" office:value-type="string">
            <text:p>Retired load uops whose data source was an onpackage core cache with HitM responses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D2H</text:p>
          </table:table-cell>
          <table:table-cell table:style-name="ce14" office:value-type="string">
            <text:p>08H</text:p>
          </table:table-cell>
          <table:table-cell table:style-name="ce15" table:formula="of:=CONCATENATE(MID([.D178];1;2);MID([.C178];1;2))" office:value-type="string" office:string-value="08D2">
            <text:p>08D2</text:p>
          </table:table-cell>
          <table:table-cell table:style-name="ce15"/>
          <table:table-cell table:style-name="ce14" office:value-type="string">
            <text:p>MEM_LOAD_UOPS_LLC_HIT_RETIRED.XSNP_NONE</text:p>
          </table:table-cell>
          <table:table-cell table:style-name="ce14" office:value-type="string">
            <text:p>Retired load uops whose data source was LLC hit with no snoop requ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D3H</text:p>
          </table:table-cell>
          <table:table-cell table:style-name="ce14" office:value-type="string">
            <text:p>01H</text:p>
          </table:table-cell>
          <table:table-cell table:style-name="ce15" table:formula="of:=CONCATENATE(MID([.D179];1;2);MID([.C179];1;2))" office:value-type="string" office:string-value="01D3">
            <text:p>01D3</text:p>
          </table:table-cell>
          <table:table-cell table:style-name="ce15"/>
          <table:table-cell table:style-name="ce14" office:value-type="string">
            <text:p>MEM_LOAD_UOPS_LLC_MISS_RETIRED.LOCAL_DRAM</text:p>
          </table:table-cell>
          <table:table-cell table:style-name="ce14" office:value-type="string">
            <text:p>Retired load uops whose data source was local memory (cross-socket snoop not needed or missed).</text:p>
          </table:table-cell>
          <table:table-cell table:style-name="ce15" office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>
            <text:p>E6H</text:p>
          </table:table-cell>
          <table:table-cell table:style-name="ce14" office:value-type="string">
            <text:p>1FH</text:p>
          </table:table-cell>
          <table:table-cell table:style-name="ce15" table:formula="of:=CONCATENATE(MID([.D180];1;2);MID([.C180];1;2))" office:value-type="string" office:string-value="1FE6">
            <text:p>1FE6</text:p>
          </table:table-cell>
          <table:table-cell table:style-name="ce15"/>
          <table:table-cell table:style-name="ce14" office:value-type="string">
            <text:p>BACLEARS.ANY</text:p>
          </table:table-cell>
          <table:table-cell table:style-name="ce14" office:value-type="string">
            <text:p>Number of front end re-steers due to BPU misprediction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0H</text:p>
          </table:table-cell>
          <table:table-cell table:style-name="ce14" office:value-type="string">
            <text:p>01H</text:p>
          </table:table-cell>
          <table:table-cell table:style-name="ce15" table:formula="of:=CONCATENATE(MID([.D181];1;2);MID([.C181];1;2))" office:value-type="string" office:string-value="01F0">
            <text:p>01F0</text:p>
          </table:table-cell>
          <table:table-cell table:style-name="ce15"/>
          <table:table-cell table:style-name="ce14" office:value-type="string">
            <text:p>L2_TRANS.DEMAND_DATA_RD</text:p>
          </table:table-cell>
          <table:table-cell table:style-name="ce14" office:value-type="string">
            <text:p>Demand Data Read requests that access L2 cache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0H</text:p>
          </table:table-cell>
          <table:table-cell table:style-name="ce14" office:value-type="string">
            <text:p>02H</text:p>
          </table:table-cell>
          <table:table-cell table:style-name="ce15" table:formula="of:=CONCATENATE(MID([.D182];1;2);MID([.C182];1;2))" office:value-type="string" office:string-value="02F0">
            <text:p>02F0</text:p>
          </table:table-cell>
          <table:table-cell table:style-name="ce15"/>
          <table:table-cell table:style-name="ce14" office:value-type="string">
            <text:p>L2_TRANS.RFO</text:p>
          </table:table-cell>
          <table:table-cell table:style-name="ce14" office:value-type="string">
            <text:p>RFO requests that access L2 cache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0H</text:p>
          </table:table-cell>
          <table:table-cell table:style-name="ce14" office:value-type="string">
            <text:p>04H</text:p>
          </table:table-cell>
          <table:table-cell table:style-name="ce15" table:formula="of:=CONCATENATE(MID([.D183];1;2);MID([.C183];1;2))" office:value-type="string" office:string-value="04F0">
            <text:p>04F0</text:p>
          </table:table-cell>
          <table:table-cell table:style-name="ce15"/>
          <table:table-cell table:style-name="ce14" office:value-type="string">
            <text:p>L2_TRANS.CODE_RD</text:p>
          </table:table-cell>
          <table:table-cell table:style-name="ce14" office:value-type="string">
            <text:p>L2 cache accesses when fetching instructions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0H</text:p>
          </table:table-cell>
          <table:table-cell table:style-name="ce14" office:value-type="string">
            <text:p>08H</text:p>
          </table:table-cell>
          <table:table-cell table:style-name="ce15" table:formula="of:=CONCATENATE(MID([.D184];1;2);MID([.C184];1;2))" office:value-type="string" office:string-value="08F0">
            <text:p>08F0</text:p>
          </table:table-cell>
          <table:table-cell table:style-name="ce15"/>
          <table:table-cell table:style-name="ce14" office:value-type="string">
            <text:p>L2_TRANS.ALL_PF</text:p>
          </table:table-cell>
          <table:table-cell table:style-name="ce14" office:value-type="string">
            <text:p>Any MLC or LLC HW prefetch accessing L2, including rejects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0H</text:p>
          </table:table-cell>
          <table:table-cell table:style-name="ce14" office:value-type="string">
            <text:p>10H</text:p>
          </table:table-cell>
          <table:table-cell table:style-name="ce15" table:formula="of:=CONCATENATE(MID([.D185];1;2);MID([.C185];1;2))" office:value-type="string" office:string-value="10F0">
            <text:p>10F0</text:p>
          </table:table-cell>
          <table:table-cell table:style-name="ce15"/>
          <table:table-cell table:style-name="ce14" office:value-type="string">
            <text:p>L2_TRANS.L1D_WB</text:p>
          </table:table-cell>
          <table:table-cell table:style-name="ce14" office:value-type="string">
            <text:p>L1D writebacks that access L2 cache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0H</text:p>
          </table:table-cell>
          <table:table-cell table:style-name="ce14" office:value-type="string">
            <text:p>20H</text:p>
          </table:table-cell>
          <table:table-cell table:style-name="ce15" table:formula="of:=CONCATENATE(MID([.D186];1;2);MID([.C186];1;2))" office:value-type="string" office:string-value="20F0">
            <text:p>20F0</text:p>
          </table:table-cell>
          <table:table-cell table:style-name="ce15"/>
          <table:table-cell table:style-name="ce14" office:value-type="string">
            <text:p>L2_TRANS.L2_FILL</text:p>
          </table:table-cell>
          <table:table-cell table:style-name="ce14" office:value-type="string">
            <text:p>L2 fill requests that access L2 cache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0H</text:p>
          </table:table-cell>
          <table:table-cell table:style-name="ce14" office:value-type="string">
            <text:p>40H</text:p>
          </table:table-cell>
          <table:table-cell table:style-name="ce15" table:formula="of:=CONCATENATE(MID([.D187];1;2);MID([.C187];1;2))" office:value-type="string" office:string-value="40F0">
            <text:p>40F0</text:p>
          </table:table-cell>
          <table:table-cell table:style-name="ce15"/>
          <table:table-cell table:style-name="ce14" office:value-type="string">
            <text:p>L2_TRANS.L2_WB</text:p>
          </table:table-cell>
          <table:table-cell table:style-name="ce14" office:value-type="string">
            <text:p>L2 writebacks that access L2 cache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0H</text:p>
          </table:table-cell>
          <table:table-cell table:style-name="ce14" office:value-type="string">
            <text:p>80H</text:p>
          </table:table-cell>
          <table:table-cell table:style-name="ce15" table:formula="of:=CONCATENATE(MID([.D188];1;2);MID([.C188];1;2))" office:value-type="string" office:string-value="80F0">
            <text:p>80F0</text:p>
          </table:table-cell>
          <table:table-cell table:style-name="ce15"/>
          <table:table-cell table:style-name="ce14" office:value-type="string">
            <text:p>L2_TRANS.ALL_REQUESTS</text:p>
          </table:table-cell>
          <table:table-cell table:style-name="ce14" office:value-type="string">
            <text:p>Transactions accessing L2 pipe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1H</text:p>
          </table:table-cell>
          <table:table-cell table:style-name="ce14" office:value-type="string">
            <text:p>01H</text:p>
          </table:table-cell>
          <table:table-cell table:style-name="ce15" table:formula="of:=CONCATENATE(MID([.D189];1;2);MID([.C189];1;2))" office:value-type="string" office:string-value="01F1">
            <text:p>01F1</text:p>
          </table:table-cell>
          <table:table-cell table:style-name="ce15"/>
          <table:table-cell table:style-name="ce14" office:value-type="string">
            <text:p>L2_LINES_IN.I</text:p>
          </table:table-cell>
          <table:table-cell table:style-name="ce14" office:value-type="string">
            <text:p>L2 cache lines in I state filling L2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1H</text:p>
          </table:table-cell>
          <table:table-cell table:style-name="ce14" office:value-type="string">
            <text:p>02H</text:p>
          </table:table-cell>
          <table:table-cell table:style-name="ce15" table:formula="of:=CONCATENATE(MID([.D190];1;2);MID([.C190];1;2))" office:value-type="string" office:string-value="02F1">
            <text:p>02F1</text:p>
          </table:table-cell>
          <table:table-cell table:style-name="ce15"/>
          <table:table-cell table:style-name="ce14" office:value-type="string">
            <text:p>L2_LINES_IN.S</text:p>
          </table:table-cell>
          <table:table-cell table:style-name="ce14" office:value-type="string">
            <text:p>L2 cache lines in S state filling L2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1H</text:p>
          </table:table-cell>
          <table:table-cell table:style-name="ce14" office:value-type="string">
            <text:p>04H</text:p>
          </table:table-cell>
          <table:table-cell table:style-name="ce15" table:formula="of:=CONCATENATE(MID([.D191];1;2);MID([.C191];1;2))" office:value-type="string" office:string-value="04F1">
            <text:p>04F1</text:p>
          </table:table-cell>
          <table:table-cell table:style-name="ce15"/>
          <table:table-cell table:style-name="ce14" office:value-type="string">
            <text:p>L2_LINES_IN.E</text:p>
          </table:table-cell>
          <table:table-cell table:style-name="ce14" office:value-type="string">
            <text:p>L2 cache lines in E state filling L2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1H</text:p>
          </table:table-cell>
          <table:table-cell table:style-name="ce14" office:value-type="string">
            <text:p>07H</text:p>
          </table:table-cell>
          <table:table-cell table:style-name="ce15" table:formula="of:=CONCATENATE(MID([.D192];1;2);MID([.C192];1;2))" office:value-type="string" office:string-value="07F1">
            <text:p>07F1</text:p>
          </table:table-cell>
          <table:table-cell table:style-name="ce15"/>
          <table:table-cell table:style-name="ce14" office:value-type="string">
            <text:p>L2_LINES_IN.ALL</text:p>
          </table:table-cell>
          <table:table-cell table:style-name="ce14" office:value-type="string">
            <text:p>L2 cache lines filling L2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2H</text:p>
          </table:table-cell>
          <table:table-cell table:style-name="ce14" office:value-type="string">
            <text:p>01H</text:p>
          </table:table-cell>
          <table:table-cell table:style-name="ce15" table:formula="of:=CONCATENATE(MID([.D193];1;2);MID([.C193];1;2))" office:value-type="string" office:string-value="01F2">
            <text:p>01F2</text:p>
          </table:table-cell>
          <table:table-cell table:style-name="ce15"/>
          <table:table-cell table:style-name="ce14" office:value-type="string">
            <text:p>L2_LINES_OUT.DEMAND_CLEAN</text:p>
          </table:table-cell>
          <table:table-cell table:style-name="ce14" office:value-type="string">
            <text:p>Clean L2 cache lines evicted by deman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2H</text:p>
          </table:table-cell>
          <table:table-cell table:style-name="ce14" office:value-type="string">
            <text:p>02H</text:p>
          </table:table-cell>
          <table:table-cell table:style-name="ce15" table:formula="of:=CONCATENATE(MID([.D194];1;2);MID([.C194];1;2))" office:value-type="string" office:string-value="02F2">
            <text:p>02F2</text:p>
          </table:table-cell>
          <table:table-cell table:style-name="ce15"/>
          <table:table-cell table:style-name="ce14" office:value-type="string">
            <text:p>L2_LINES_OUT.DEMAND_DIRTY</text:p>
          </table:table-cell>
          <table:table-cell table:style-name="ce14" office:value-type="string">
            <text:p>Dirty L2 cache lines evicted by deman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2H</text:p>
          </table:table-cell>
          <table:table-cell table:style-name="ce14" office:value-type="string">
            <text:p>04H</text:p>
          </table:table-cell>
          <table:table-cell table:style-name="ce15" table:formula="of:=CONCATENATE(MID([.D195];1;2);MID([.C195];1;2))" office:value-type="string" office:string-value="04F2">
            <text:p>04F2</text:p>
          </table:table-cell>
          <table:table-cell table:style-name="ce15"/>
          <table:table-cell table:style-name="ce14" office:value-type="string">
            <text:p>L2_LINES_OUT.PF_CLEAN</text:p>
          </table:table-cell>
          <table:table-cell table:style-name="ce14" office:value-type="string">
            <text:p>Clean L2 cache lines evicted by the MLC prefetcher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2H</text:p>
          </table:table-cell>
          <table:table-cell table:style-name="ce14" office:value-type="string">
            <text:p>08H</text:p>
          </table:table-cell>
          <table:table-cell table:style-name="ce15" table:formula="of:=CONCATENATE(MID([.D196];1;2);MID([.C196];1;2))" office:value-type="string" office:string-value="08F2">
            <text:p>08F2</text:p>
          </table:table-cell>
          <table:table-cell table:style-name="ce15"/>
          <table:table-cell table:style-name="ce14" office:value-type="string">
            <text:p>L2_LINES_OUT.PF_DIRTY</text:p>
          </table:table-cell>
          <table:table-cell table:style-name="ce14" office:value-type="string">
            <text:p>Dirty L2 cache lines evicted by the MLC prefetcher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2H</text:p>
          </table:table-cell>
          <table:table-cell table:style-name="ce14" office:value-type="string">
            <text:p>0AH</text:p>
          </table:table-cell>
          <table:table-cell table:style-name="ce15" table:formula="of:=CONCATENATE(MID([.D197];1;2);MID([.C197];1;2))" office:value-type="string" office:string-value="0AF2">
            <text:p>0AF2</text:p>
          </table:table-cell>
          <table:table-cell table:style-name="ce15"/>
          <table:table-cell table:style-name="ce14" office:value-type="string">
            <text:p>L2_LINES_OUT.DIRTY_ALL</text:p>
          </table:table-cell>
          <table:table-cell table:style-name="ce14" office:value-type="string">
            <text:p>Dirty L2 cache lines filling the L2.</text:p>
          </table:table-cell>
          <table:table-cell table:style-name="ce15"/>
          <table:table-cell/>
        </table:table-row>
        <table:table-row table:style-name="ro1" table:number-rows-repeated="104837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PU" table:style-name="ta1"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row table:style-name="ro6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Model name</text:p>
          </table:table-cell>
          <table:table-cell office:value-type="string">
            <text:p>Intel(R) Core(TM) i7-3770 CPU @ 3.40GHz</text:p>
          </table:table-cell>
        </table:table-row>
        <table:table-row table:style-name="ro1">
          <table:table-cell/>
          <table:table-cell office:value-type="string">
            <text:p>cpu family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model</text:p>
          </table:table-cell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string">
            <text:p>DisplayFamily_DisplayModel</text:p>
          </table:table-cell>
          <table:table-cell office:value-type="string">
            <text:p>06_3AH</text:p>
          </table:table-cell>
        </table:table-row>
      </table:table>
      <table:named-expressions/>
      <table:database-ranges>
        <table:database-range table:name="__Anonymous_Sheet_DB__1" table:target-range-address="Extended.C5:Extended.I19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eoSansIntel" svg:font-family="NeoSansInte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9T12:46:00.70</meta:creation-date>
    <dc:date>2013-03-06T17:33:16</dc:date>
    <meta:editing-duration>PT4H19M27S</meta:editing-duration>
    <meta:editing-cycles>52</meta:editing-cycles>
    <meta:generator>LibreOffice/3.5$Linux_X86_64 LibreOffice_project/350m1$Build-2</meta:generator>
    <meta:document-statistic meta:table-count="3" meta:cell-count="1742" meta:object-count="0"/>
  </office:meta>
</office:document-meta>
</file>